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Courier New1"/>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4">
      <style:paragraph-properties>
        <style:tab-stops>
          <style:tab-stop style:position="16.092cm" style:type="right" style:leader-style="dotted" style:leader-text="."/>
        </style:tab-stops>
      </style:paragraph-properties>
    </style:style>
    <style:style style:name="P20" style:family="paragraph" style:parent-style-name="Text_20_body_20_indent">
      <style:text-properties fo:font-weight="bold" style:font-weight-asian="bold" style:font-weight-complex="bold"/>
    </style:style>
    <style:style style:name="P21" style:family="paragraph" style:parent-style-name="Text_20_body_20_indent">
      <style:text-properties fo:font-weight="bold" style:language-asian="zh" style:country-asian="TW" style:font-weight-asian="bold" style:font-weight-complex="bold"/>
    </style:style>
    <style:style style:name="P22" style:family="paragraph" style:parent-style-name="Text_20_body_20_indent">
      <style:text-properties style:language-asian="zh" style:country-asian="TW"/>
    </style:style>
    <style:style style:name="P23" style:family="paragraph" style:parent-style-name="Text_20_body_20_indent">
      <style:text-properties style:font-name="Courier New1"/>
    </style:style>
    <style:style style:name="P24" style:family="paragraph" style:parent-style-name="Text_20_body_20_indent">
      <style:text-properties style:font-name="Courier New1" style:language-asian="zh" style:country-asian="TW"/>
    </style:style>
    <style:style style:name="P25" style:family="paragraph" style:parent-style-name="Text_20_body_20_indent">
      <style:text-properties fo:font-style="normal" style:font-style-asian="normal" style:font-style-complex="normal"/>
    </style:style>
    <style:style style:name="P26" style:family="paragraph" style:parent-style-name="Text_20_body_20_indent">
      <style:text-properties style:font-name="Verdana1" style:language-asian="zh" style:country-asian="TW"/>
    </style:style>
    <style:style style:name="P27" style:family="paragraph" style:parent-style-name="Text_20_body_20_indent">
      <style:text-properties fo:font-weight="normal" style:font-weight-asian="normal" style:font-weight-complex="normal"/>
    </style:style>
    <style:style style:name="P28" style:family="paragraph" style:parent-style-name="Text_20_body_20_indent">
      <style:text-properties style:font-name="Lucida Console" style:language-asian="zh" style:country-asian="TW"/>
    </style:style>
    <style:style style:name="P29" style:family="paragraph" style:parent-style-name="Heading_20_3">
      <style:text-properties style:language-asian="zh" style:country-asian="TW"/>
    </style:style>
    <style:style style:name="P30" style:family="paragraph" style:parent-style-name="Heading_20_3">
      <style:text-properties style:font-name="Tahoma" style:language-asian="zh" style:country-asian="TW"/>
    </style:style>
    <style:style style:name="P31" style:family="paragraph" style:parent-style-name="Text_20_body">
      <style:text-properties style:language-asian="zh" style:country-asian="TW"/>
    </style:style>
    <style:style style:name="P32" style:family="paragraph" style:parent-style-name="Text_20_body">
      <style:text-properties style:font-name="Courier New1"/>
    </style:style>
    <style:style style:name="P33" style:family="paragraph" style:parent-style-name="Text_20_body">
      <style:text-properties style:font-name="Verdana1"/>
    </style:style>
    <style:style style:name="P34" style:family="paragraph" style:parent-style-name="Tip">
      <style:text-properties style:language-asian="zh" style:country-asian="TW"/>
    </style:style>
    <style:style style:name="P35" style:family="paragraph" style:parent-style-name="Tip">
      <style:text-properties style:font-name="Courier New1" style:language-asian="zh" style:country-asian="TW"/>
    </style:style>
    <style:style style:name="P36" style:family="paragraph" style:parent-style-name="Tip">
      <style:text-properties fo:font-weight="normal" style:language-asian="zh" style:country-asian="TW" style:font-weight-asian="normal" style:font-weight-complex="normal"/>
    </style:style>
    <style:style style:name="P37" style:family="paragraph" style:parent-style-name="Text_20_body_20_indent_20_2">
      <style:text-properties style:language-asian="zh" style:country-asian="TW"/>
    </style:style>
    <style:style style:name="P38" style:family="paragraph" style:parent-style-name="Text_20_body_20_indent_20_2">
      <style:text-properties style:font-name="Verdana1" style:language-asian="zh" style:country-asian="TW"/>
    </style:style>
    <style:style style:name="P39" style:family="paragraph" style:parent-style-name="Text_20_body_20_indent_20_2">
      <style:text-properties style:font-name="Courier New1"/>
    </style:style>
    <style:style style:name="P40" style:family="paragraph" style:parent-style-name="Text_20_body_20_indent_20_2">
      <style:text-properties style:font-name="Courier New1" style:language-asian="zh" style:country-asian="TW"/>
    </style:style>
    <style:style style:name="P41" style:family="paragraph" style:parent-style-name="Text_20_body_20_indent">
      <style:paragraph-properties fo:margin-left="1cm" fo:margin-right="0cm" fo:text-indent="0cm" style:auto-text-indent="false"/>
    </style:style>
    <style:style style:name="P42"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3" style:family="paragraph" style:parent-style-name="Code_20_Indent">
      <style:text-properties style:language-asian="zh" style:country-asian="TW"/>
    </style:style>
    <style:style style:name="P44" style:family="paragraph" style:parent-style-name="Code_20_Indent">
      <style:text-properties fo:color="#dc2300"/>
    </style:style>
    <style:style style:name="P45" style:family="paragraph" style:parent-style-name="Code_20_Indent">
      <style:text-properties fo:color="#0000ff"/>
    </style:style>
    <style:style style:name="P46" style:family="paragraph" style:parent-style-name="Footnote">
      <style:text-properties style:font-name="Courier New1"/>
    </style:style>
    <style:style style:name="P47" style:family="paragraph" style:parent-style-name="Footnote">
      <style:text-properties style:language-asian="zh" style:country-asian="TW"/>
    </style:style>
    <style:style style:name="P48" style:family="paragraph" style:parent-style-name="Footnote">
      <style:paragraph-properties fo:text-align="start" style:justify-single-word="false"/>
    </style:style>
    <style:style style:name="P49" style:family="paragraph" style:parent-style-name="Text_20_body_20_indent_20_3">
      <style:text-properties style:language-asian="zh" style:country-asian="TW"/>
    </style:style>
    <style:style style:name="P50"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2" style:family="paragraph" style:parent-style-name="Table_20_Contents">
      <style:text-properties style:language-asian="zh" style:country-asian="TW"/>
    </style:style>
    <style:style style:name="P53" style:family="paragraph" style:parent-style-name="Table_20_Contents">
      <style:text-properties style:font-name="Courier New1"/>
    </style:style>
    <style:style style:name="P54" style:family="paragraph" style:parent-style-name="Table_20_Contents">
      <style:paragraph-properties fo:text-align="center" style:justify-single-word="false"/>
      <style:text-properties style:font-name="Courier New1"/>
    </style:style>
    <style:style style:name="P55" style:family="paragraph" style:parent-style-name="Table_20_Contents">
      <style:text-properties style:font-name="Courier New1" style:font-name-asian="Verdana1"/>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paragraph-properties fo:text-align="center" style:justify-single-word="false"/>
      <style:text-properties style:font-name="Courier New1" style:font-name-asian="Courier New1"/>
    </style:style>
    <style:style style:name="P58" style:family="paragraph" style:parent-style-name="Table_20_Contents">
      <style:paragraph-properties fo:text-align="center" style:justify-single-word="false"/>
      <style:text-properties style:font-name="Courier New1" style:font-name-asian="Courier New1" style:font-name-complex="Courier New1"/>
    </style:style>
    <style:style style:name="P59" style:family="paragraph" style:parent-style-name="Table_20_Contents">
      <style:paragraph-properties fo:text-align="start" style:justify-single-word="false"/>
      <style:text-properties style:font-name="Courier New1" style:font-name-asian="Courier New1"/>
    </style:style>
    <style:style style:name="P60" style:family="paragraph" style:parent-style-name="Table_20_Contents">
      <style:text-properties style:font-name="Courier New1" fo:font-style="normal" style:font-style-asian="normal" style:font-style-complex="normal"/>
    </style:style>
    <style:style style:name="P61" style:family="paragraph" style:parent-style-name="Table_20_Contents">
      <style:text-properties style:font-name="Verdana1"/>
    </style:style>
    <style:style style:name="P62" style:family="paragraph" style:parent-style-name="Table_20_Contents">
      <style:text-properties style:font-name="Verdana1" style:font-name-asian="Verdana1"/>
    </style:style>
    <style:style style:name="P63" style:family="paragraph" style:parent-style-name="Table_20_Contents">
      <style:text-properties style:font-name="Verdana1" style:font-name-asian="Verdana1" style:language-asian="zh" style:country-asian="TW"/>
    </style:style>
    <style:style style:name="P64" style:family="paragraph" style:parent-style-name="Table_20_Contents">
      <style:text-properties style:font-name="Verdana1" style:language-asian="zh" style:country-asian="TW"/>
    </style:style>
    <style:style style:name="P65" style:family="paragraph" style:parent-style-name="Table_20_Contents">
      <style:text-properties style:font-name="Verdana1" fo:font-style="italic" style:font-style-asian="italic" style:font-style-complex="italic"/>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able_20_Contents">
      <style:paragraph-properties fo:text-align="center" style:justify-single-word="false"/>
      <style:text-properties fo:font-style="normal" style:font-style-asian="normal" style:font-style-complex="normal"/>
    </style:style>
    <style:style style:name="P68" style:family="paragraph" style:parent-style-name="Table_20_Contents">
      <style:paragraph-properties fo:text-align="center" style:justify-single-word="false"/>
    </style:style>
    <style:style style:name="P69" style:family="paragraph" style:parent-style-name="Table_20_Contents">
      <style:text-properties fo:font-size="9pt" style:font-size-asian="9pt" style:language-asian="zh" style:country-asian="TW" style:font-size-complex="9pt"/>
    </style:style>
    <style:style style:name="P70" style:family="paragraph" style:parent-style-name="Table_20_Heading">
      <style:text-properties style:language-asian="zh" style:country-asian="TW"/>
    </style:style>
    <style:style style:name="P71" style:family="paragraph" style:parent-style-name="Table_20_Heading">
      <style:text-properties style:font-name="Courier New1"/>
    </style:style>
    <style:style style:name="P72" style:family="paragraph" style:parent-style-name="Table_20_Heading">
      <style:text-properties style:font-name="Courier New1" style:language-asian="zh" style:country-asian="TW"/>
    </style:style>
    <style:style style:name="P73" style:family="paragraph" style:parent-style-name="Table_20_Heading">
      <style:paragraph-properties fo:text-align="start" style:justify-single-word="false"/>
    </style:style>
    <style:style style:name="P74" style:family="paragraph" style:parent-style-name="Heading_20_4">
      <style:text-properties style:language-asian="zh" style:country-asian="TW"/>
    </style:style>
    <style:style style:name="P75" style:family="paragraph" style:parent-style-name="Heading_20_4">
      <style:text-properties style:font-name="Courier New1"/>
    </style:style>
    <style:style style:name="P76" style:family="paragraph" style:parent-style-name="Heading_20_4">
      <style:text-properties style:font-name="Verdana1"/>
    </style:style>
    <style:style style:name="P77" style:family="paragraph" style:parent-style-name="Code_20_Indent_20_2">
      <style:text-properties style:language-asian="zh" style:country-asian="TW"/>
    </style:style>
    <style:style style:name="P78" style:family="paragraph" style:parent-style-name="Code_20_Indent_20_2">
      <style:text-properties style:use-window-font-color="true" style:language-asian="zh" style:country-asian="TW"/>
    </style:style>
    <style:style style:name="P79" style:family="paragraph" style:parent-style-name="Code">
      <style:text-properties style:language-asian="zh" style:country-asian="TW"/>
    </style:style>
    <style:style style:name="P80" style:family="paragraph" style:parent-style-name="Table_20_Contents">
      <style:paragraph-properties fo:margin-left="1.251cm" fo:margin-right="0cm" fo:text-indent="0cm" style:auto-text-indent="false"/>
    </style:style>
    <style:style style:name="P81" style:family="paragraph" style:parent-style-name="Table_20_Contents">
      <style:paragraph-properties fo:margin-left="1.251cm" fo:margin-right="0cm" fo:text-indent="0cm" style:auto-text-indent="false"/>
      <style:text-properties style:language-asian="zh" style:country-asian="TW"/>
    </style:style>
    <style:style style:name="P8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paragraph-properties fo:margin-top="0.349cm" fo:margin-bottom="0cm"/>
    </style:style>
    <style:style style:name="P85" style:family="paragraph" style:parent-style-name="Text_20_body">
      <style:paragraph-properties fo:margin-top="0.349cm" fo:margin-bottom="0cm"/>
      <style:text-properties style:language-asian="zh" style:country-asian="TW"/>
    </style:style>
    <style:style style:name="P86" style:family="paragraph" style:parent-style-name="Table_20_Heading">
      <style:paragraph-properties fo:margin-left="-0.072cm" fo:margin-right="-0.097cm" fo:text-indent="0cm" style:auto-text-indent="false"/>
    </style:style>
    <style:style style:name="P87" style:family="paragraph" style:parent-style-name="Text_20_body_20_indent">
      <style:paragraph-properties fo:margin-left="1.011cm" fo:margin-right="0cm" fo:text-indent="0cm" style:auto-text-indent="false"/>
    </style:style>
    <style:style style:name="P88" style:family="paragraph" style:parent-style-name="Text_20_body_20_indent">
      <style:paragraph-properties fo:margin-top="0cm" fo:margin-bottom="0cm"/>
      <style:text-properties style:language-asian="zh" style:country-asian="TW"/>
    </style:style>
    <style:style style:name="P89" style:family="paragraph" style:parent-style-name="Table_20_Contents">
      <style:paragraph-properties fo:margin-left="0.499cm" fo:margin-right="0cm" fo:text-indent="0cm" style:auto-text-indent="false"/>
      <style:text-properties style:language-asian="zh" style:country-asian="TW"/>
    </style:style>
    <style:style style:name="P90"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3" style:family="paragraph" style:parent-style-name="Table_20_Contents">
      <style:paragraph-properties fo:keep-with-next="auto"/>
    </style:style>
    <style:style style:name="P94" style:family="paragraph" style:parent-style-name="Table_20_Contents">
      <style:paragraph-properties fo:margin-top="0cm" fo:margin-bottom="0.349cm"/>
      <style:text-properties fo:font-size="2pt" style:font-size-asian="2pt" style:language-asian="zh" style:country-asian="TW" style:font-size-complex="2pt"/>
    </style:style>
    <style:style style:name="P95"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96"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7"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8" style:family="paragraph" style:parent-style-name="Text_20_body_20_indent" style:list-style-name="L1"/>
    <style:style style:name="P99" style:family="paragraph" style:parent-style-name="Text_20_body_20_indent" style:list-style-name="L1"/>
    <style:style style:name="P100" style:family="paragraph" style:parent-style-name="Text_20_body_20_indent" style:list-style-name="L1"/>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7">
      <style:paragraph-properties fo:text-align="start" style:justify-single-word="false"/>
    </style:style>
    <style:style style:name="P109" style:family="paragraph" style:parent-style-name="Text_20_body_20_indent" style:list-style-name="L7">
      <style:paragraph-properties fo:text-align="start" style:justify-single-word="false"/>
      <style:text-properties style:language-asian="zh" style:country-asian="TW"/>
    </style:style>
    <style:style style:name="P110" style:family="paragraph" style:parent-style-name="Text_20_body_20_indent" style:list-style-name="L7">
      <style:paragraph-properties fo:text-align="start" style:justify-single-word="false"/>
      <style:text-properties style:language-asian="zh" style:country-asian="TW"/>
    </style:style>
    <style:style style:name="P111" style:family="paragraph" style:parent-style-name="Text_20_body_20_indent" style:list-style-name="L7">
      <style:paragraph-properties fo:text-align="start" style:justify-single-word="false"/>
      <style:text-properties style:language-asian="zh" style:country-asian="TW"/>
    </style:style>
    <style:style style:name="P112" style:family="paragraph" style:parent-style-name="Text_20_body_20_indent" style:list-style-name="L21">
      <style:text-properties style:language-asian="zh" style:country-asian="TW"/>
    </style:style>
    <style:style style:name="P113" style:family="paragraph" style:parent-style-name="Text_20_body_20_indent" style:list-style-name="L22">
      <style:text-properties style:language-asian="zh" style:country-asian="TW"/>
    </style:style>
    <style:style style:name="P114" style:family="paragraph" style:parent-style-name="Text_20_body_20_indent" style:list-style-name="L22">
      <style:text-properties style:language-asian="zh" style:country-asian="TW"/>
    </style:style>
    <style:style style:name="P115" style:family="paragraph" style:parent-style-name="Text_20_body_20_indent" style:list-style-name="L23">
      <style:text-properties style:language-asian="zh" style:country-asian="TW"/>
    </style:style>
    <style:style style:name="P116" style:family="paragraph" style:parent-style-name="Text_20_body_20_indent" style:list-style-name="L23">
      <style:text-properties style:language-asian="zh" style:country-asian="TW"/>
    </style:style>
    <style:style style:name="P117" style:family="paragraph" style:parent-style-name="Text_20_body_20_indent" style:list-style-name="L22">
      <style:text-properties style:language-asian="zh" style:country-asian="TW"/>
    </style:style>
    <style:style style:name="P118" style:family="paragraph" style:parent-style-name="Text_20_body_20_indent" style:list-style-name="L24">
      <style:text-properties style:language-asian="zh" style:country-asian="TW"/>
    </style:style>
    <style:style style:name="P119" style:family="paragraph" style:parent-style-name="Text_20_body_20_indent" style:list-style-name="L24">
      <style:text-properties style:language-asian="zh" style:country-asian="TW"/>
    </style:style>
    <style:style style:name="P120" style:family="paragraph" style:parent-style-name="Text_20_body_20_indent" style:list-style-name="L24">
      <style:text-properties style:language-asian="zh" style:country-asian="TW"/>
    </style:style>
    <style:style style:name="P121" style:family="paragraph" style:parent-style-name="Text_20_body_20_indent" style:list-style-name="L21">
      <style:text-properties style:language-asian="zh" style:country-asian="TW"/>
    </style:style>
    <style:style style:name="P122" style:family="paragraph" style:parent-style-name="Text_20_body_20_indent" style:list-style-name="L29">
      <style:text-properties style:language-asian="zh" style:country-asian="TW"/>
    </style:style>
    <style:style style:name="P123" style:family="paragraph" style:parent-style-name="Text_20_body_20_indent" style:list-style-name="L29">
      <style:text-properties style:language-asian="zh" style:country-asian="TW"/>
    </style:style>
    <style:style style:name="P124" style:family="paragraph" style:parent-style-name="Text_20_body_20_indent" style:list-style-name="L30">
      <style:text-properties style:language-asian="zh" style:country-asian="TW"/>
    </style:style>
    <style:style style:name="P125" style:family="paragraph" style:parent-style-name="Text_20_body_20_indent" style:list-style-name="L30">
      <style:text-properties style:language-asian="zh" style:country-asian="TW"/>
    </style:style>
    <style:style style:name="P126" style:family="paragraph" style:parent-style-name="Text_20_body_20_indent" style:list-style-name="L29">
      <style:text-properties style:language-asian="zh" style:country-asian="TW"/>
    </style:style>
    <style:style style:name="P127" style:family="paragraph" style:parent-style-name="Text_20_body_20_indent" style:list-style-name="L31">
      <style:text-properties style:language-asian="zh" style:country-asian="TW"/>
    </style:style>
    <style:style style:name="P128" style:family="paragraph" style:parent-style-name="Text_20_body_20_indent" style:list-style-name="L31">
      <style:text-properties style:language-asian="zh" style:country-asian="TW"/>
    </style:style>
    <style:style style:name="P129" style:family="paragraph" style:parent-style-name="Text_20_body_20_indent" style:list-style-name="L31">
      <style:text-properties style:language-asian="zh" style:country-asian="TW"/>
    </style:style>
    <style:style style:name="P130" style:family="paragraph" style:parent-style-name="Text_20_body_20_indent" style:list-style-name="L43">
      <style:text-properties style:language-asian="zh" style:country-asian="TW"/>
    </style:style>
    <style:style style:name="P131" style:family="paragraph" style:parent-style-name="Text_20_body_20_indent" style:list-style-name="L43">
      <style:text-properties style:language-asian="zh" style:country-asian="TW"/>
    </style:style>
    <style:style style:name="P132" style:family="paragraph" style:parent-style-name="Text_20_body_20_indent" style:list-style-name="L43">
      <style:text-properties style:language-asian="zh" style:country-asian="TW"/>
    </style:style>
    <style:style style:name="P133" style:family="paragraph" style:parent-style-name="Text_20_body_20_indent" style:list-style-name="L59">
      <style:text-properties style:language-asian="zh" style:country-asian="TW"/>
    </style:style>
    <style:style style:name="P134" style:family="paragraph" style:parent-style-name="Text_20_body_20_indent" style:list-style-name="L59">
      <style:text-properties style:language-asian="zh" style:country-asian="TW"/>
    </style:style>
    <style:style style:name="P135" style:family="paragraph" style:parent-style-name="Text_20_body_20_indent" style:list-style-name="L60">
      <style:text-properties style:language-asian="zh" style:country-asian="TW"/>
    </style:style>
    <style:style style:name="P136" style:family="paragraph" style:parent-style-name="Text_20_body_20_indent" style:list-style-name="L60">
      <style:text-properties style:language-asian="zh" style:country-asian="TW"/>
    </style:style>
    <style:style style:name="P137" style:family="paragraph" style:parent-style-name="Text_20_body_20_indent" style:list-style-name="L60">
      <style:text-properties style:language-asian="zh" style:country-asian="TW"/>
    </style:style>
    <style:style style:name="P138" style:family="paragraph" style:parent-style-name="Text_20_body_20_indent" style:list-style-name="L60">
      <style:text-properties style:language-asian="zh" style:country-asian="TW"/>
    </style:style>
    <style:style style:name="P139" style:family="paragraph" style:parent-style-name="Text_20_body_20_indent" style:list-style-name="L9"/>
    <style:style style:name="P140" style:family="paragraph" style:parent-style-name="Text_20_body_20_indent" style:list-style-name="L9"/>
    <style:style style:name="P141" style:family="paragraph" style:parent-style-name="Text_20_body_20_indent" style:list-style-name="L21"/>
    <style:style style:name="P142" style:family="paragraph" style:parent-style-name="Text_20_body_20_indent" style:list-style-name="L21"/>
    <style:style style:name="P143" style:family="paragraph" style:parent-style-name="Text_20_body_20_indent" style:list-style-name="L39"/>
    <style:style style:name="P144" style:family="paragraph" style:parent-style-name="Text_20_body_20_indent" style:list-style-name="L39"/>
    <style:style style:name="P145" style:family="paragraph" style:parent-style-name="Text_20_body_20_indent" style:list-style-name="L51"/>
    <style:style style:name="P146" style:family="paragraph" style:parent-style-name="Text_20_body_20_indent" style:list-style-name="L51"/>
    <style:style style:name="P147" style:family="paragraph" style:parent-style-name="Text_20_body_20_indent" style:list-style-name="L51"/>
    <style:style style:name="P148" style:family="paragraph" style:parent-style-name="Text_20_body_20_indent" style:list-style-name="L53"/>
    <style:style style:name="P149" style:family="paragraph" style:parent-style-name="Text_20_body_20_indent" style:list-style-name="L53"/>
    <style:style style:name="P150" style:family="paragraph" style:parent-style-name="Text_20_body_20_indent" style:list-style-name="L53"/>
    <style:style style:name="P151" style:family="paragraph" style:parent-style-name="Text_20_body_20_indent" style:list-style-name="L57"/>
    <style:style style:name="P152" style:family="paragraph" style:parent-style-name="Text_20_body_20_indent" style:list-style-name="L57"/>
    <style:style style:name="P153" style:family="paragraph" style:parent-style-name="Text_20_body_20_indent" style:list-style-name="L57"/>
    <style:style style:name="P154" style:family="paragraph" style:parent-style-name="Text_20_body_20_indent" style:list-style-name="L58"/>
    <style:style style:name="P155" style:family="paragraph" style:parent-style-name="Text_20_body_20_indent" style:list-style-name="L60"/>
    <style:style style:name="P156" style:family="paragraph" style:parent-style-name="Text_20_body_20_indent" style:list-style-name="L60"/>
    <style:style style:name="P157" style:family="paragraph" style:parent-style-name="Text_20_body_20_indent" style:list-style-name="L60"/>
    <style:style style:name="P158" style:family="paragraph" style:parent-style-name="Text_20_body_20_indent" style:list-style-name="L4">
      <style:paragraph-properties fo:margin-left="1cm" fo:margin-right="0cm" fo:text-indent="0cm" style:auto-text-indent="false"/>
    </style:style>
    <style:style style:name="P159" style:family="paragraph" style:parent-style-name="Text_20_body_20_indent" style:list-style-name="L4">
      <style:paragraph-properties fo:margin-left="1cm" fo:margin-right="0cm" fo:text-indent="0cm" style:auto-text-indent="false"/>
    </style:style>
    <style:style style:name="P160" style:family="paragraph" style:parent-style-name="Text_20_body_20_indent" style:list-style-name="L4">
      <style:paragraph-properties fo:margin-left="1cm" fo:margin-right="0cm" fo:text-indent="0cm" style:auto-text-indent="false"/>
    </style:style>
    <style:style style:name="P161" style:family="paragraph" style:parent-style-name="Text_20_body_20_indent" style:list-style-name="L4">
      <style:paragraph-properties fo:margin-left="1cm" fo:margin-right="0cm" fo:text-indent="0cm" style:auto-text-indent="false"/>
    </style:style>
    <style:style style:name="P162" style:family="paragraph" style:parent-style-name="Text_20_body_20_indent" style:list-style-name="L4">
      <style:paragraph-properties fo:margin-left="1cm" fo:margin-right="0cm" fo:text-indent="0cm" style:auto-text-indent="false"/>
    </style:style>
    <style:style style:name="P163"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4" style:family="paragraph" style:parent-style-name="Text_20_body_20_indent" style:master-page-name="">
      <style:paragraph-properties fo:margin-left="1cm" fo:margin-right="0cm" fo:text-indent="0cm" style:auto-text-indent="false" fo:keep-with-next="always"/>
    </style:style>
    <style:style style:name="P165" style:family="paragraph" style:parent-style-name="Text_20_body_20_indent" style:list-style-name="L45">
      <style:paragraph-properties fo:margin-left="0cm" fo:margin-right="0cm" fo:text-indent="0cm" style:auto-text-indent="false"/>
    </style:style>
    <style:style style:name="P166" style:family="paragraph" style:parent-style-name="Text_20_body_20_indent" style:list-style-name="L45">
      <style:paragraph-properties fo:margin-left="0cm" fo:margin-right="0cm" fo:text-indent="0cm" style:auto-text-indent="false"/>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8">
      <style:text-properties style:language-asian="zh" style:country-asian="TW"/>
    </style:style>
    <style:style style:name="P171" style:family="paragraph" style:parent-style-name="Text_20_body" style:list-style-name="L8">
      <style:text-properties style:language-asian="zh" style:country-asian="TW"/>
    </style:style>
    <style:style style:name="P172" style:family="paragraph" style:parent-style-name="Text_20_body" style:list-style-name="L8">
      <style:text-properties style:language-asian="zh" style:country-asian="TW"/>
    </style:style>
    <style:style style:name="P173" style:family="paragraph" style:parent-style-name="Text_20_body" style:list-style-name="L8">
      <style:text-properties style:language-asian="zh" style:country-asian="TW"/>
    </style:style>
    <style:style style:name="P174" style:family="paragraph" style:parent-style-name="Text_20_body" style:list-style-name="L15">
      <style:text-properties style:language-asian="zh" style:country-asian="TW"/>
    </style:style>
    <style:style style:name="P175" style:family="paragraph" style:parent-style-name="Text_20_body" style:list-style-name="L15">
      <style:text-properties style:language-asian="zh" style:country-asian="TW"/>
    </style:style>
    <style:style style:name="P176" style:family="paragraph" style:parent-style-name="Text_20_body" style:list-style-name="L15">
      <style:text-properties style:language-asian="zh" style:country-asian="TW"/>
    </style:style>
    <style:style style:name="P177" style:family="paragraph" style:parent-style-name="Text_20_body" style:list-style-name="L40">
      <style:text-properties style:language-asian="zh" style:country-asian="TW"/>
    </style:style>
    <style:style style:name="P178" style:family="paragraph" style:parent-style-name="Text_20_body" style:list-style-name="L42">
      <style:text-properties style:language-asian="zh" style:country-asian="TW"/>
    </style:style>
    <style:style style:name="P179" style:family="paragraph" style:parent-style-name="Text_20_body" style:list-style-name="L42">
      <style:text-properties style:language-asian="zh" style:country-asian="TW"/>
    </style:style>
    <style:style style:name="P180" style:family="paragraph" style:parent-style-name="Text_20_body" style:list-style-name="L42">
      <style:text-properties style:language-asian="zh" style:country-asian="TW"/>
    </style:style>
    <style:style style:name="P181" style:family="paragraph" style:parent-style-name="Text_20_body" style:list-style-name="L44">
      <style:text-properties style:language-asian="zh" style:country-asian="TW"/>
    </style:style>
    <style:style style:name="P182" style:family="paragraph" style:parent-style-name="Text_20_body" style:list-style-name="L44">
      <style:text-properties style:language-asian="zh" style:country-asian="TW"/>
    </style:style>
    <style:style style:name="P183" style:family="paragraph" style:parent-style-name="Text_20_body" style:list-style-name="L44">
      <style:text-properties style:language-asian="zh" style:country-asian="TW"/>
    </style:style>
    <style:style style:name="P184" style:family="paragraph" style:parent-style-name="Text_20_body" style:list-style-name="L49">
      <style:text-properties style:language-asian="zh" style:country-asian="TW"/>
    </style:style>
    <style:style style:name="P185" style:family="paragraph" style:parent-style-name="Text_20_body" style:list-style-name="L49">
      <style:text-properties style:language-asian="zh" style:country-asian="TW"/>
    </style:style>
    <style:style style:name="P186" style:family="paragraph" style:parent-style-name="Text_20_body" style:list-style-name="L50">
      <style:text-properties style:language-asian="zh" style:country-asian="TW"/>
    </style:style>
    <style:style style:name="P187" style:family="paragraph" style:parent-style-name="Text_20_body" style:list-style-name="L50">
      <style:text-properties style:language-asian="zh" style:country-asian="TW"/>
    </style:style>
    <style:style style:name="P188" style:family="paragraph" style:parent-style-name="Text_20_body" style:list-style-name="L50">
      <style:text-properties style:language-asian="zh" style:country-asian="TW"/>
    </style:style>
    <style:style style:name="P189" style:family="paragraph" style:parent-style-name="Text_20_body" style:list-style-name="L25"/>
    <style:style style:name="P190" style:family="paragraph" style:parent-style-name="Text_20_body" style:list-style-name="L40"/>
    <style:style style:name="P191" style:family="paragraph" style:parent-style-name="Text_20_body" style:list-style-name="L40"/>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2">
      <style:paragraph-properties fo:margin-left="1.203cm" fo:margin-right="0cm" fo:text-indent="0cm" style:auto-text-indent="false"/>
    </style:style>
    <style:style style:name="P195" style:family="paragraph" style:parent-style-name="Text_20_body" style:list-style-name="L2">
      <style:paragraph-properties fo:margin-left="1.203cm" fo:margin-right="0cm" fo:text-indent="0cm" style:auto-text-indent="false"/>
    </style:style>
    <style:style style:name="P196" style:family="paragraph" style:parent-style-name="Text_20_body" style:list-style-name="L2">
      <style:paragraph-properties fo:margin-left="1.203cm" fo:margin-right="0cm" fo:text-indent="0cm" style:auto-text-indent="false"/>
    </style:style>
    <style:style style:name="P197" style:family="paragraph" style:parent-style-name="Text_20_body" style:list-style-name="L2">
      <style:paragraph-properties fo:margin-left="1.203cm" fo:margin-right="0cm" fo:text-indent="0cm" style:auto-text-indent="false"/>
    </style:style>
    <style:style style:name="P198" style:family="paragraph" style:parent-style-name="Text_20_body" style:list-style-name="L2">
      <style:paragraph-properties fo:margin-left="1.203cm" fo:margin-right="0cm" fo:text-indent="0cm" style:auto-text-indent="false"/>
    </style:style>
    <style:style style:name="P199" style:family="paragraph" style:parent-style-name="Text_20_body" style:list-style-name="L16">
      <style:paragraph-properties fo:margin-top="0.349cm" fo:margin-bottom="0cm"/>
    </style:style>
    <style:style style:name="P200" style:family="paragraph" style:parent-style-name="Text_20_body" style:list-style-name="L17">
      <style:paragraph-properties fo:margin-top="0.349cm" fo:margin-bottom="0cm"/>
    </style:style>
    <style:style style:name="P201" style:family="paragraph" style:parent-style-name="Text_20_body" style:list-style-name="L18">
      <style:paragraph-properties fo:margin-top="0.349cm" fo:margin-bottom="0cm"/>
    </style:style>
    <style:style style:name="P202" style:family="paragraph" style:parent-style-name="Text_20_body" style:list-style-name="L19">
      <style:paragraph-properties fo:margin-top="0.349cm" fo:margin-bottom="0cm"/>
    </style:style>
    <style:style style:name="P203" style:family="paragraph" style:parent-style-name="Text_20_body" style:list-style-name="L20">
      <style:paragraph-properties fo:margin-top="0.349cm" fo:margin-bottom="0cm"/>
    </style:style>
    <style:style style:name="P204" style:family="paragraph" style:parent-style-name="Text_20_body" style:list-style-name="L25">
      <style:paragraph-properties fo:margin-top="0.349cm" fo:margin-bottom="0cm"/>
    </style:style>
    <style:style style:name="P205" style:family="paragraph" style:parent-style-name="Text_20_body" style:list-style-name="L25">
      <style:paragraph-properties fo:margin-top="0.349cm" fo:margin-bottom="0cm"/>
    </style:style>
    <style:style style:name="P206" style:family="paragraph" style:parent-style-name="Text_20_body" style:list-style-name="L26">
      <style:paragraph-properties fo:margin-top="0.349cm" fo:margin-bottom="0cm"/>
    </style:style>
    <style:style style:name="P207" style:family="paragraph" style:parent-style-name="Text_20_body" style:list-style-name="L27">
      <style:paragraph-properties fo:margin-top="0.349cm" fo:margin-bottom="0cm"/>
    </style:style>
    <style:style style:name="P208" style:family="paragraph" style:parent-style-name="Text_20_body" style:list-style-name="L32">
      <style:paragraph-properties fo:margin-top="0.349cm" fo:margin-bottom="0cm"/>
    </style:style>
    <style:style style:name="P209" style:family="paragraph" style:parent-style-name="Text_20_body" style:list-style-name="L33">
      <style:paragraph-properties fo:margin-top="0.349cm" fo:margin-bottom="0cm"/>
    </style:style>
    <style:style style:name="P210" style:family="paragraph" style:parent-style-name="Text_20_body" style:list-style-name="L34">
      <style:paragraph-properties fo:margin-top="0.349cm" fo:margin-bottom="0cm"/>
    </style:style>
    <style:style style:name="P211" style:family="paragraph" style:parent-style-name="Text_20_body" style:list-style-name="L35">
      <style:paragraph-properties fo:margin-top="0.349cm" fo:margin-bottom="0cm"/>
    </style:style>
    <style:style style:name="P212" style:family="paragraph" style:parent-style-name="Text_20_body" style:list-style-name="L35">
      <style:paragraph-properties fo:margin-top="0.349cm" fo:margin-bottom="0cm"/>
      <style:text-properties style:language-asian="zh" style:country-asian="TW"/>
    </style:style>
    <style:style style:name="P213" style:family="paragraph" style:parent-style-name="Text_20_body" style:list-style-name="L35">
      <style:paragraph-properties fo:margin-top="0.349cm" fo:margin-bottom="0cm"/>
      <style:text-properties style:language-asian="zh" style:country-asian="TW"/>
    </style:style>
    <style:style style:name="P214" style:family="paragraph" style:parent-style-name="Text_20_body" style:list-style-name="L35">
      <style:paragraph-properties fo:margin-top="0.349cm" fo:margin-bottom="0cm"/>
      <style:text-properties style:language-asian="zh" style:country-asian="TW"/>
    </style:style>
    <style:style style:name="P215" style:family="paragraph" style:parent-style-name="Text_20_body" style:list-style-name="L35">
      <style:paragraph-properties fo:margin-top="0.349cm" fo:margin-bottom="0cm"/>
      <style:text-properties style:language-asian="zh" style:country-asian="TW"/>
    </style:style>
    <style:style style:name="P216" style:family="paragraph" style:parent-style-name="Text_20_body" style:list-style-name="L35">
      <style:paragraph-properties fo:margin-top="0.349cm" fo:margin-bottom="0cm"/>
    </style:style>
    <style:style style:name="P217" style:family="paragraph" style:parent-style-name="Text_20_body" style:list-style-name="L35">
      <style:paragraph-properties fo:margin-top="0.349cm" fo:margin-bottom="0cm"/>
    </style:style>
    <style:style style:name="P218" style:family="paragraph" style:parent-style-name="Table_20_Contents" style:list-style-name="L54"/>
    <style:style style:name="P219" style:family="paragraph" style:parent-style-name="Table_20_Contents" style:list-style-name="L54"/>
    <style:style style:name="P220" style:family="paragraph" style:parent-style-name="Table_20_Contents" style:list-style-name="L54"/>
    <style:style style:name="P221" style:family="paragraph" style:parent-style-name="Table_20_Contents" style:list-style-name="L54"/>
    <style:style style:name="P222" style:family="paragraph" style:parent-style-name="Table_20_Contents" style:list-style-name="L54"/>
    <style:style style:name="P223" style:family="paragraph" style:parent-style-name="Table_20_Contents" style:list-style-name="L54"/>
    <style:style style:name="P224" style:family="paragraph" style:parent-style-name="Table_20_Contents" style:list-style-name="L54"/>
    <style:style style:name="P225" style:family="paragraph" style:parent-style-name="Table_20_Contents" style:list-style-name="L54"/>
    <style:style style:name="P226" style:family="paragraph" style:parent-style-name="Table_20_Contents" style:list-style-name="L54"/>
    <style:style style:name="P227" style:family="paragraph" style:parent-style-name="Table_20_Contents" style:list-style-name="L54"/>
    <style:style style:name="P228" style:family="paragraph" style:parent-style-name="Table_20_Contents" style:list-style-name="L55"/>
    <style:style style:name="P229" style:family="paragraph" style:parent-style-name="Table_20_Contents" style:list-style-name="L56"/>
    <style:style style:name="P230" style:family="paragraph" style:parent-style-name="Text_20_body_20_indent_20_2" style:list-style-name="L6"/>
    <style:style style:name="P231" style:family="paragraph" style:parent-style-name="Text_20_body_20_indent_20_2" style:list-style-name="L6"/>
    <style:style style:name="P232" style:family="paragraph" style:parent-style-name="Text_20_body_20_indent_20_2" style:list-style-name="L6"/>
    <style:style style:name="P233" style:family="paragraph" style:parent-style-name="Text_20_body_20_indent_20_2" style:list-style-name="L6"/>
    <style:style style:name="P234" style:family="paragraph" style:parent-style-name="Text_20_body_20_indent_20_2" style:list-style-name="L6"/>
    <style:style style:name="P235" style:family="paragraph" style:parent-style-name="Text_20_body_20_indent_20_2" style:list-style-name="L10">
      <style:text-properties style:language-asian="zh" style:country-asian="TW"/>
    </style:style>
    <style:style style:name="P236" style:family="paragraph" style:parent-style-name="Text_20_body_20_indent_20_2" style:list-style-name="L10">
      <style:text-properties style:language-asian="zh" style:country-asian="TW"/>
    </style:style>
    <style:style style:name="P237" style:family="paragraph" style:parent-style-name="Text_20_body_20_indent_20_2" style:list-style-name="L13">
      <style:text-properties style:language-asian="zh" style:country-asian="TW"/>
    </style:style>
    <style:style style:name="P238" style:family="paragraph" style:parent-style-name="Text_20_body_20_indent_20_2" style:list-style-name="L13">
      <style:text-properties style:language-asian="zh" style:country-asian="TW"/>
    </style:style>
    <style:style style:name="P239" style:family="paragraph" style:parent-style-name="Text_20_body_20_indent_20_2" style:list-style-name="L14">
      <style:text-properties style:language-asian="zh" style:country-asian="TW"/>
    </style:style>
    <style:style style:name="P240" style:family="paragraph" style:parent-style-name="Text_20_body_20_indent_20_2" style:list-style-name="L14">
      <style:text-properties style:language-asian="zh" style:country-asian="TW"/>
    </style:style>
    <style:style style:name="P241" style:family="paragraph" style:parent-style-name="Text_20_body_20_indent_20_2" style:list-style-name="L14">
      <style:text-properties style:language-asian="zh" style:country-asian="TW"/>
    </style:style>
    <style:style style:name="P242" style:family="paragraph" style:parent-style-name="Text_20_body_20_indent_20_2" style:list-style-name="L41">
      <style:text-properties style:language-asian="zh" style:country-asian="TW"/>
    </style:style>
    <style:style style:name="P243" style:family="paragraph" style:parent-style-name="Text_20_body_20_indent_20_2" style:list-style-name="L41">
      <style:text-properties style:language-asian="zh" style:country-asian="TW"/>
    </style:style>
    <style:style style:name="P244" style:family="paragraph" style:parent-style-name="Text_20_body_20_indent_20_2" style:list-style-name="L12"/>
    <style:style style:name="P245" style:family="paragraph" style:parent-style-name="Text_20_body_20_indent_20_2" style:list-style-name="L12"/>
    <style:style style:name="P246"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7"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8" style:family="paragraph" style:parent-style-name="Text_20_body_20_indent_20_2" style:list-style-name="L46"/>
    <style:style style:name="P249" style:family="paragraph" style:parent-style-name="Text_20_body_20_indent_20_2" style:list-style-name="L46"/>
    <style:style style:name="P250" style:family="paragraph" style:parent-style-name="Text_20_body_20_indent_20_2" style:list-style-name="L46"/>
    <style:style style:name="P251" style:family="paragraph" style:parent-style-name="Text_20_body_20_indent_20_2" style:list-style-name="L52"/>
    <style:style style:name="P252" style:family="paragraph" style:parent-style-name="Text_20_body_20_indent_20_2" style:list-style-name="L52"/>
    <style:style style:name="P253" style:family="paragraph" style:parent-style-name="Text_20_body_20_indent_20_2" style:list-style-name="L52"/>
    <style:style style:name="P254"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7" style:family="paragraph" style:parent-style-name="Text_20_body_20_indent_20_2" style:list-style-name="L47">
      <style:paragraph-properties fo:margin-left="0cm" fo:margin-right="0cm" fo:text-indent="0cm" style:auto-text-indent="false"/>
    </style:style>
    <style:style style:name="P258" style:family="paragraph" style:parent-style-name="Text_20_body_20_indent_20_2" style:list-style-name="L48">
      <style:paragraph-properties fo:margin-left="0cm" fo:margin-right="0cm" fo:text-indent="0cm" style:auto-text-indent="false"/>
    </style:style>
    <style:style style:name="P259" style:family="paragraph" style:parent-style-name="Mouseless" style:list-style-name="L11"/>
    <style:style style:name="P260" style:family="paragraph" style:parent-style-name="Mouseless" style:list-style-name="L11"/>
    <style:style style:name="P261" style:family="paragraph" style:parent-style-name="Mouseless" style:list-style-name="L11">
      <style:text-properties style:language-asian="zh" style:country-asian="TW"/>
    </style:style>
    <style:style style:name="P262" style:family="paragraph" style:parent-style-name="Mouseless" style:list-style-name="L28">
      <style:text-properties style:language-asian="zh" style:country-asian="TW"/>
    </style:style>
    <style:style style:name="P263" style:family="paragraph" style:parent-style-name="Mouseless" style:list-style-name="L36">
      <style:text-properties style:language-asian="zh" style:country-asian="TW"/>
    </style:style>
    <style:style style:name="P264" style:family="paragraph" style:parent-style-name="Mouseless" style:list-style-name="L36">
      <style:text-properties style:language-asian="zh" style:country-asian="TW"/>
    </style:style>
    <style:style style:name="P265" style:family="paragraph" style:parent-style-name="Mouseless" style:list-style-name="L11"/>
    <style:style style:name="P266" style:family="paragraph" style:parent-style-name="Mouseless" style:list-style-name="L28"/>
    <style:style style:name="P267" style:family="paragraph" style:parent-style-name="Mouseless" style:list-style-name="L28"/>
    <style:style style:name="P268" style:family="paragraph" style:parent-style-name="Mouseless" style:list-style-name="L28"/>
    <style:style style:name="P269" style:family="paragraph" style:parent-style-name="Mouseless" style:list-style-name="L28"/>
    <style:style style:name="P270" style:family="paragraph" style:parent-style-name="Mouseless" style:list-style-name="L36"/>
    <style:style style:name="P271" style:family="paragraph" style:parent-style-name="Mouseless" style:list-style-name="L36"/>
    <style:style style:name="P272" style:family="paragraph" style:parent-style-name="Mouseless" style:list-style-name="L36"/>
    <style:style style:name="P273" style:family="paragraph" style:parent-style-name="Mouseless" style:list-style-name="L36"/>
    <style:style style:name="P274" style:family="paragraph" style:parent-style-name="Mouseless" style:list-style-name="L37"/>
    <style:style style:name="P275" style:family="paragraph" style:parent-style-name="Mouseless" style:list-style-name="L37"/>
    <style:style style:name="P276" style:family="paragraph" style:parent-style-name="Mouseless" style:list-style-name="L37"/>
    <style:style style:name="P277" style:family="paragraph" style:parent-style-name="Mouseless" style:list-style-name="L38"/>
    <style:style style:name="P278" style:family="paragraph" style:parent-style-name="Mouseless" style:list-style-name="L38"/>
    <style:style style:name="P279" style:family="paragraph" style:parent-style-name="Mouseless" style:list-style-name="L38"/>
    <style:style style:name="P280" style:family="paragraph" style:parent-style-name="Text_20_body_20_indent_20_3" style:list-style-name="L6"/>
    <style:style style:name="P281" style:family="paragraph" style:parent-style-name="Text_20_body_20_indent_20_3" style:list-style-name="L6"/>
    <style:style style:name="P282"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font-name="Tahoma"/>
    </style:style>
    <style:style style:name="T47" style:family="text">
      <style:text-properties style:font-name="Tahoma" style:language-asian="zh" style:country-asian="TW"/>
    </style:style>
    <style:style style:name="T48" style:family="text">
      <style:text-properties style:text-position="super 58%" style:language-asian="zh" style:country-asian="TW"/>
    </style:style>
    <style:style style:name="T49" style:family="text">
      <style:text-properties style:font-name="Courier New\"/>
    </style:style>
    <style:style style:name="T50" style:family="text">
      <style:text-properties fo:color="#dc2300"/>
    </style:style>
    <style:style style:name="T51"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1.0</text:p>
      <text:p text:style-name="P11"><text:span text:style-name="T2">July</text:span> 2008</text:p>
      <text:p text:style-name="P12">Potix Corporation</text:p>
      <text:p text:style-name="P13">Revision 216</text:p>
      <text:p text:style-name="P96"/>
      <text:p text:style-name="P97"/>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6">1. Introduction<text:tab/>17</text:p>
          <text:p text:style-name="P17"><text:a xlink:type="simple" xlink:href="#1.1.Traditional Web Applications|outline">Traditional Web Applications<text:tab/>17</text:a></text:p>
          <text:p text:style-name="P17"><text:a xlink:type="simple" xlink:href="#1.2.Ad-hoc AJAX Applications|outline">Ad-hoc AJAX Applications<text:tab/>17</text:a></text:p>
          <text:p text:style-name="P17"><text:a xlink:type="simple" xlink:href="#1.3.ZK: What It Is |outline">ZK: What It Is <text:tab/>18</text:a></text:p>
          <text:p text:style-name="P17"><text:a xlink:type="simple" xlink:href="#1.4.ZK: What It Is Not|outline">ZK: What It Is Not<text:tab/>19</text:a></text:p>
          <text:p text:style-name="P17"><text:a xlink:type="simple" xlink:href="#1.5.ZK: Limitations|outline">ZK: Limitations<text:tab/>20</text:a></text:p>
          <text:p text:style-name="P16">2. Getting Started<text:tab/>21</text:p>
          <text:p text:style-name="P17"><text:a xlink:type="simple" xlink:href="#2.1.Hello World!|outline">Hello World!<text:tab/>21</text:a></text:p>
          <text:p text:style-name="P17"><text:a xlink:type="simple" xlink:href="#2.2.Interactivity|outline">Interactivity<text:tab/>21</text:a></text:p>
          <text:p text:style-name="P17"><text:a xlink:type="simple" xlink:href="#2.3.The zscript Element|outline">The zscript Element<text:tab/>22</text:a></text:p>
          <text:p text:style-name="P18"><text:a xlink:type="simple" xlink:href="#2.3.1.The Scripting Language|outline">The Scripting Language<text:tab/>23</text:a></text:p>
          <text:p text:style-name="P18"><text:a xlink:type="simple" xlink:href="#2.3.2.The Scripting Codes in a Separate File|outline">The Scripting Codes in a Separate File<text:tab/>23</text:a></text:p>
          <text:p text:style-name="P17"><text:a xlink:type="simple" xlink:href="#2.4.The attribute Element|outline">The attribute Element<text:tab/>23</text:a></text:p>
          <text:p text:style-name="P17"><text:a xlink:type="simple" xlink:href="#2.5.The EL Expressions|outline">The EL Expressions<text:tab/>24</text:a></text:p>
          <text:p text:style-name="P17"><text:a xlink:type="simple" xlink:href="#2.6.The id Attribute|outline">The id Attribute<text:tab/>25</text:a></text:p>
          <text:p text:style-name="P17"><text:a xlink:type="simple" xlink:href="#2.7.The if and unless Attributes|outline">The if and unless Attributes<text:tab/>25</text:a></text:p>
          <text:p text:style-name="P17"><text:a xlink:type="simple" xlink:href="#2.8.The forEach Attribute|outline">The forEach Attribute<text:tab/>26</text:a></text:p>
          <text:p text:style-name="P17"><text:a xlink:type="simple" xlink:href="#2.9.The use and apply Attribute|outline">The use and apply Attribute<text:tab/>26</text:a></text:p>
          <text:p text:style-name="P18"><text:a xlink:type="simple" xlink:href="#2.9.1.The use Attribute|outline">The use Attribute<text:tab/>27</text:a></text:p>
          <text:p text:style-name="P18"><text:a xlink:type="simple" xlink:href="#2.9.2.The apply Attribute|outline">The apply Attribute<text:tab/>27</text:a></text:p>
          <text:p text:style-name="P18"><text:a xlink:type="simple" xlink:href="#2.9.3.Used with the forward Attribute|outline">Used with the forward Attribute<text:tab/>28</text:a></text:p>
          <text:p text:style-name="P18"><text:a xlink:type="simple" xlink:href="#2.9.4.Implement Java Classes in zscript|outline">Implement Java Classes in zscript<text:tab/>29</text:a></text:p>
          <text:p text:style-name="P17"><text:a xlink:type="simple" xlink:href="#2.10.Create Components Manually|outline">Create Components Manually<text:tab/>29</text:a></text:p>
          <text:p text:style-name="P18"><text:a xlink:type="simple" xlink:href="#2.10.1.Developing ZK Applications without ZUML|outline">Developing ZK Applications without ZUML<text:tab/>30</text:a></text:p>
          <text:p text:style-name="P17"><text:a xlink:type="simple" xlink:href="#2.11.Define New Components for a Particular Page|outline">Define New Components for a Particular Page<text:tab/>31</text:a></text:p>
          <text:p text:style-name="P16">3. The Basics<text:tab/>32</text:p>
          <text:p text:style-name="P17"><text:a xlink:type="simple" xlink:href="#3.1.Architecture Overview|outline">Architecture Overview<text:tab/>32</text:a></text:p>
          <text:p text:style-name="P18"><text:a xlink:type="simple" xlink:href="#3.1.1.The Execution Flow|outline">The Execution Flow<text:tab/>33</text:a></text:p>
          <text:p text:style-name="P17"><text:a xlink:type="simple" xlink:href="#3.2.Components, Pages and Desktops|outline">Components, Pages and Desktops<text:tab/>33</text:a></text:p>
          <text:p text:style-name="P18"><text:a xlink:type="simple" xlink:href="#3.2.1.Components|outline">Components<text:tab/>33</text:a></text:p>
          <text:p text:style-name="P18"><text:a xlink:type="simple" xlink:href="#3.2.2.Pages|outline">Pages<text:tab/>33</text:a></text:p>
          <text:p text:style-name="P19"><text:a xlink:type="simple" xlink:href="#3.2.2.1.Page Title|outline">Page Title<text:tab/>34</text:a></text:p>
          <text:p text:style-name="P18"><text:a xlink:type="simple" xlink:href="#3.2.3.Desktops|outline">Desktops<text:tab/>34</text:a></text:p>
          <text:p text:style-name="P19"><text:a xlink:type="simple" xlink:href="#3.2.3.1.The createComponents Method|outline">The createComponents Method<text:tab/>34</text:a></text:p>
          <text:p text:style-name="P18"><text:a xlink:type="simple" xlink:href="#3.2.4.Forest of Trees of Components|outline">Forest of Trees of Components<text:tab/>34</text:a></text:p>
          <text:p text:style-name="P18"><text:a xlink:type="simple" xlink:href="#3.2.5.Component: a Visual Part and a Java Object|outline">Component: a Visual Part and a Java Object<text:tab/>34</text:a></text:p>
          <text:p text:style-name="P18"><text:a xlink:type="simple" xlink:href="#3.2.6.Identifiers|outline">Identifiers<text:tab/>35</text:a></text:p>
          <text:p text:style-name="P18"><text:a xlink:type="simple" xlink:href="#3.2.7.UUID|outline">UUID<text:tab/>35</text:a></text:p>
          <text:p text:style-name="P17"><text:a xlink:type="simple" xlink:href="#3.3.The ID Space|outline">The ID Space<text:tab/>36</text:a></text:p>
          <text:p text:style-name="P18"><text:a xlink:type="simple" xlink:href="#3.3.1.Namespace and ID Space|outline">Namespace and ID Space<text:tab/>37</text:a></text:p>
          <text:p text:style-name="P18"><text:a xlink:type="simple" xlink:href="#3.3.2.Variable and Functions Defined in zscript|outline">Variable and Functions Defined in zscript<text:tab/>37</text:a></text:p>
          <text:p text:style-name="P19"><text:a xlink:type="simple" xlink:href="#3.3.2.1.zscript and EL Expressions|outline">zscript and EL Expressions<text:tab/>38</text:a></text:p>
          <text:p text:style-name="P19"><text:a xlink:type="simple" xlink:href="#3.3.2.2.Multi-Scope Interpreters|outline">Multi-Scope Interpreters<text:tab/>39</text:a></text:p>
          <text:p text:style-name="P19"><text:a xlink:type="simple" xlink:href="#3.3.2.3.Single-Scope Interpreters|outline">Single-Scope Interpreters<text:tab/>40</text:a></text:p>
          <text:p text:style-name="P19"><text:a xlink:type="simple" xlink:href="#3.3.2.4.Multiple scripting Languages in One Page|outline">Multiple scripting Languages in One Page<text:tab/>41</text:a></text:p>
          <text:p text:style-name="P19"><text:a xlink:type="simple" xlink:href="#3.3.2.5.getVariable versus getZScriptVariable|outline">getVariable versus getZScriptVariable<text:tab/>41</text:a></text:p>
          <text:p text:style-name="P17"><text:a xlink:type="simple" xlink:href="#3.4.Events|outline">Events<text:tab/>41</text:a></text:p>
          <text:p text:style-name="P17"><text:a xlink:type="simple" xlink:href="#3.5.Desktops and Event Processing|outline">Desktops and Event Processing<text:tab/>42</text:a></text:p>
          <text:p text:style-name="P18"><text:a xlink:type="simple" xlink:href="#3.5.1.Desktops and the Creation of Components|outline">Desktops and the Creation of Components<text:tab/>42</text:a></text:p>
          <text:p text:style-name="P17"><text:a xlink:type="simple" xlink:href="#3.6.ZUML and XML Namespaces|outline">ZUML and XML Namespaces<text:tab/>42</text:a></text:p>
          <text:p text:style-name="P16">4. The Component Lifecycle<text:tab/>44</text:p>
          <text:p text:style-name="P17"><text:a xlink:type="simple" xlink:href="#4.1.The Lifecycle of Loading Pages|outline">The Lifecycle of Loading Pages<text:tab/>44</text:a></text:p>
          <text:p text:style-name="P18"><text:a xlink:type="simple" xlink:href="#4.1.1.The Page Initial Phase|outline">The Page Initial Phase<text:tab/>44</text:a></text:p>
          <text:p text:style-name="P18"><text:a xlink:type="simple" xlink:href="#4.1.2.The Component Creation Phase|outline">The Component Creation Phase<text:tab/>44</text:a></text:p>
          <text:p text:style-name="P18"><text:a xlink:type="simple" xlink:href="#4.1.3.The Event Processing Phase|outline">The Event Processing Phase<text:tab/>45</text:a></text:p>
          <text:p text:style-name="P18"><text:a xlink:type="simple" xlink:href="#4.1.4.The Rendering Phase|outline">The Rendering Phase<text:tab/>45</text:a></text:p>
          <text:p text:style-name="P17"><text:a xlink:type="simple" xlink:href="#4.2.The Lifecycle of Updating Pages|outline">The Lifecycle of Updating Pages<text:tab/>45</text:a></text:p>
          <text:p text:style-name="P18"><text:a xlink:type="simple" xlink:href="#4.2.1.The Request Processing Phase|outline">The Request Processing Phase<text:tab/>46</text:a></text:p>
          <text:p text:style-name="P18"><text:a xlink:type="simple" xlink:href="#4.2.2.The Event Processing Phase|outline">The Event Processing Phase<text:tab/>46</text:a></text:p>
          <text:p text:style-name="P18"><text:a xlink:type="simple" xlink:href="#4.2.3.The Rendering Phase|outline">The Rendering Phase<text:tab/>46</text:a></text:p>
          <text:p text:style-name="P17"><text:a xlink:type="simple" xlink:href="#4.3.The Molds|outline">The Molds<text:tab/>46</text:a></text:p>
          <text:p text:style-name="P17"><text:a xlink:type="simple" xlink:href="#4.4.Component Garbage Collection|outline">Component Garbage Collection<text:tab/>47</text:a></text:p>
          <text:p text:style-name="P16">5. Event Listening and Processing<text:tab/>48</text:p>
          <text:p text:style-name="P17"><text:a xlink:type="simple" xlink:href="#5.1.Add Event Listeners by Markup Languages|outline">Add Event Listeners by Markup Languages<text:tab/>48</text:a></text:p>
          <text:p text:style-name="P17"><text:a xlink:type="simple" xlink:href="#5.2.Add and Remove Event Listeners by Program|outline">Add and Remove Event Listeners by Program<text:tab/>48</text:a></text:p>
          <text:p text:style-name="P18"><text:a xlink:type="simple" xlink:href="#5.2.1.Declare a Member|outline">Declare a Member<text:tab/>48</text:a></text:p>
          <text:p text:style-name="P18"><text:a xlink:type="simple" xlink:href="#5.2.2.Add and Remove Event Listeners Dynamically|outline">Add and Remove Event Listeners Dynamically<text:tab/>49</text:a></text:p>
          <text:p text:style-name="P18"><text:a xlink:type="simple" xlink:href="#5.2.3.Deferrable Event Listeners|outline">Deferrable Event Listeners<text:tab/>49</text:a></text:p>
          <text:p text:style-name="P18"><text:a xlink:type="simple" xlink:href="#5.2.4.Add and Remove Event Listeners to Pages Dynamically|outline">Add and Remove Event Listeners to Pages Dynamically<text:tab/>50</text:a></text:p>
          <text:p text:style-name="P18"><text:a xlink:type="simple" xlink:href="#5.2.5.The Invocation Sequence|outline">The Invocation Sequence<text:tab/>51</text:a></text:p>
          <text:p text:style-name="P18"><text:a xlink:type="simple" xlink:href="#5.2.6.Abort the Invocation Sequence|outline">Abort the Invocation Sequence<text:tab/>51</text:a></text:p>
          <text:p text:style-name="P17"><text:a xlink:type="simple" xlink:href="#5.3.Send, Post and Echo Events from an Event Listener|outline">Send, Post and Echo Events from an Event Listener<text:tab/>51</text:a></text:p>
          <text:p text:style-name="P18"><text:a xlink:type="simple" xlink:href="#5.3.1.Post Events|outline">Post Events<text:tab/>52</text:a></text:p>
          <text:p text:style-name="P18"><text:a xlink:type="simple" xlink:href="#5.3.2.Send Events|outline">Send Events<text:tab/>52</text:a></text:p>
          <text:p text:style-name="P18"><text:a xlink:type="simple" xlink:href="#5.3.3.Echo Events|outline">Echo Events<text:tab/>52</text:a></text:p>
          <text:p text:style-name="P17"><text:a xlink:type="simple" xlink:href="#5.4.Thread Model|outline">Thread Model<text:tab/>53</text:a></text:p>
          <text:p text:style-name="P18"><text:a xlink:type="simple" xlink:href="#5.4.1.Suspend and Resume|outline">Suspend and Resume<text:tab/>53</text:a></text:p>
          <text:p text:style-name="P18"><text:a xlink:type="simple" xlink:href="#5.4.2.Long Operations|outline">Long Operations<text:tab/>54</text:a></text:p>
          <text:p text:style-name="P19"><text:a xlink:type="simple" xlink:href="#5.4.2.1.Alternative 1: Server Push|outline">Alternative 1: Server Push<text:tab/>54</text:a></text:p>
          <text:p text:style-name="P19"><text:a xlink:type="simple" xlink:href="#5.4.2.2.Alternative 2: Thread Suspend and Resume|outline">Alternative 2: Thread Suspend and Resume<text:tab/>56</text:a></text:p>
          <text:p text:style-name="P19"><text:a xlink:type="simple" xlink:href="#5.4.2.3.Alternative 3: Timer (No Suspend/Resume)|outline">Alternative 3: Timer (No Suspend/Resume)<text:tab/>58</text:a></text:p>
          <text:p text:style-name="P19"><text:a xlink:type="simple" xlink:href="#5.4.2.4.Alternative 4: Piggyback (No Suspend/Resume, No Timer)|outline">Alternative 4: Piggyback (No Suspend/Resume, No Timer)<text:tab/>59</text:a></text:p>
          <text:p text:style-name="P17"><text:a xlink:type="simple" xlink:href="#5.5.Initialization and Cleanup of Event Processing Thread|outline">Initialization and Cleanup of Event Processing Thread<text:tab/>60</text:a></text:p>
          <text:p text:style-name="P18"><text:a xlink:type="simple" xlink:href="#5.5.1.Initialization Before Processing Each Event|outline">Initialization Before Processing Each Event<text:tab/>60</text:a></text:p>
          <text:p text:style-name="P18"><text:a xlink:type="simple" xlink:href="#5.5.2.Cleanup After Processed Each Event|outline">Cleanup After Processed Each Event<text:tab/>61</text:a></text:p>
          <text:p text:style-name="P16">6. The ZK User Interface Markup Language<text:tab/>62</text:p>
          <text:p text:style-name="P17"><text:a xlink:type="simple" xlink:href="#6.1.XML|outline">XML<text:tab/>62</text:a></text:p>
          <text:p text:style-name="P18"><text:a xlink:type="simple" xlink:href="#6.1.1.Elements Must Be Well-formed|outline">Elements Must Be Well-formed<text:tab/>62</text:a></text:p>
          <text:p text:style-name="P18"><text:a xlink:type="simple" xlink:href="#6.1.2.Special Character Must Be Replaced|outline">Special Character Must Be Replaced<text:tab/>63</text:a></text:p>
          <text:p text:style-name="P18"><text:a xlink:type="simple" xlink:href="#6.1.3.Attribute Values Must Be Specified and Quoted|outline">Attribute Values Must Be Specified and Quoted<text:tab/>63</text:a></text:p>
          <text:p text:style-name="P18"><text:a xlink:type="simple" xlink:href="#6.1.4.Comments|outline">Comments<text:tab/>63</text:a></text:p>
          <text:p text:style-name="P18"><text:a xlink:type="simple" xlink:href="#6.1.5.Character Encoding|outline">Character Encoding<text:tab/>64</text:a></text:p>
          <text:p text:style-name="P18"><text:a xlink:type="simple" xlink:href="#6.1.6.Namespace|outline">Namespace<text:tab/>64</text:a></text:p>
          <text:p text:style-name="P19"><text:a xlink:type="simple" xlink:href="#6.1.6.1.Auto-completion with Schema|outline">Auto-completion with Schema<text:tab/>65</text:a></text:p>
          <text:p text:style-name="P17"><text:a xlink:type="simple" xlink:href="#6.2.Conditional Evaluation|outline">Conditional Evaluation<text:tab/>65</text:a></text:p>
          <text:p text:style-name="P18"><text:a xlink:type="simple" xlink:href="#6.2.1.If and Unless|outline">If and Unless<text:tab/>65</text:a></text:p>
          <text:p text:style-name="P18"><text:a xlink:type="simple" xlink:href="#6.2.2.Switch and Case|outline">Switch and Case<text:tab/>65</text:a></text:p>
          <text:p text:style-name="P19"><text:a xlink:type="simple" xlink:href="#6.2.2.1.Multiple Cases|outline">Multiple Cases<text:tab/>66</text:a></text:p>
          <text:p text:style-name="P19"><text:a xlink:type="simple" xlink:href="#6.2.2.2.Regular Expression|outline">Regular Expression<text:tab/>66</text:a></text:p>
          <text:p text:style-name="P19"><text:a xlink:type="simple" xlink:href="#6.2.2.3.Used with forEach|outline">Used with forEach<text:tab/>66</text:a></text:p>
          <text:p text:style-name="P18"><text:a xlink:type="simple" xlink:href="#6.2.3.Choose and When|outline">Choose and When<text:tab/>66</text:a></text:p>
          <text:p text:style-name="P17"><text:a xlink:type="simple" xlink:href="#6.3.Iterative Evaluation|outline">Iterative Evaluation<text:tab/>67</text:a></text:p>
          <text:p text:style-name="P18"><text:a xlink:type="simple" xlink:href="#6.3.1.The each Variable|outline">The each Variable<text:tab/>68</text:a></text:p>
          <text:p text:style-name="P18"><text:a xlink:type="simple" xlink:href="#6.3.2.The forEachStatus Variable|outline">The forEachStatus Variable<text:tab/>68</text:a></text:p>
          <text:p text:style-name="P18"><text:a xlink:type="simple" xlink:href="#6.3.3.How to Use each and forEachStatus Variables in Event Listeners|outline">How to Use each and forEachStatus Variables in Event Listeners<text:tab/>68</text:a></text:p>
          <text:p text:style-name="P19"><text:a xlink:type="simple" xlink:href="#6.3.3.1.A Solution: custom-attributes|outline">A Solution: custom-attributes<text:tab/>69</text:a></text:p>
          <text:p text:style-name="P17"><text:a xlink:type="simple" xlink:href="#6.4.Load on Demand|outline">Load on Demand<text:tab/>70</text:a></text:p>
          <text:p text:style-name="P18"><text:a xlink:type="simple" xlink:href="#6.4.1.Load-on-Demand with the fulfill Attribute|outline">Load-on-Demand with the fulfill Attribute<text:tab/>70</text:a></text:p>
          <text:p text:style-name="P18"><text:a xlink:type="simple" xlink:href="#6.4.2.Load-on-Demand with an Event Listener|outline">Load-on-Demand with an Event Listener<text:tab/>70</text:a></text:p>
          <text:p text:style-name="P17"><text:a xlink:type="simple" xlink:href="#6.5.Implicit Objects|outline">Implicit Objects<text:tab/>71</text:a></text:p>
          <text:p text:style-name="P18"><text:a xlink:type="simple" xlink:href="#6.5.1.List of Implicit Objects|outline">List of Implicit Objects<text:tab/>71</text:a></text:p>
          <text:p text:style-name="P18"><text:a xlink:type="simple" xlink:href="#6.5.2.Information about Request and Execution|outline">Information about Request and Execution<text:tab/>73</text:a></text:p>
          <text:p text:style-name="P17"><text:a xlink:type="simple" xlink:href="#6.6.Processing Instructions|outline">Processing Instructions<text:tab/>73</text:a></text:p>
          <text:p text:style-name="P18"><text:a xlink:type="simple" xlink:href="#6.6.1.The page Directive|outline">The page Directive<text:tab/>73</text:a></text:p>
          <text:p text:style-name="P18"><text:a xlink:type="simple" xlink:href="#6.6.2.The component Directive|outline">The component Directive<text:tab/>73</text:a></text:p>
          <text:p text:style-name="P19"><text:a xlink:type="simple" xlink:href="#6.6.2.1.The by-macro Format|outline">The by-macro Format<text:tab/>74</text:a></text:p>
          <text:p text:style-name="P19"><text:a xlink:type="simple" xlink:href="#6.6.2.2.The by-class Format|outline">The by-class Format<text:tab/>74</text:a></text:p>
          <text:p text:style-name="P18"><text:a xlink:type="simple" xlink:href="#6.6.3.The init Directive|outline">The init Directive<text:tab/>75</text:a></text:p>
          <text:p text:style-name="P18"><text:a xlink:type="simple" xlink:href="#6.6.4.The variable-resolver Directive|outline">The variable-resolver Directive<text:tab/>76</text:a></text:p>
          <text:p text:style-name="P18"><text:a xlink:type="simple" xlink:href="#6.6.5.The import Directive|outline">The import Directive<text:tab/>76</text:a></text:p>
          <text:p text:style-name="P17"><text:a xlink:type="simple" xlink:href="#6.7.ZK Attributes|outline">ZK Attributes<text:tab/>77</text:a></text:p>
          <text:p text:style-name="P18"><text:a xlink:type="simple" xlink:href="#6.7.1.The apply Attribute|outline">The apply Attribute<text:tab/>77</text:a></text:p>
          <text:p text:style-name="P18"><text:a xlink:type="simple" xlink:href="#6.7.2.The use Attribute|outline">The use Attribute<text:tab/>77</text:a></text:p>
          <text:p text:style-name="P18"><text:a xlink:type="simple" xlink:href="#6.7.3.The if Attribute|outline">The if Attribute<text:tab/>78</text:a></text:p>
          <text:p text:style-name="P18"><text:a xlink:type="simple" xlink:href="#6.7.4.The unless Attribute|outline">The unless Attribute<text:tab/>78</text:a></text:p>
          <text:p text:style-name="P18"><text:a xlink:type="simple" xlink:href="#6.7.5.The forEach Attribute|outline">The forEach Attribute<text:tab/>78</text:a></text:p>
          <text:p text:style-name="P18"><text:a xlink:type="simple" xlink:href="#6.7.6.The forEachBegin Attribute|outline">The forEachBegin Attribute<text:tab/>78</text:a></text:p>
          <text:p text:style-name="P18"><text:a xlink:type="simple" xlink:href="#6.7.7.The forEachEnd Attribute|outline">The forEachEnd Attribute<text:tab/>78</text:a></text:p>
          <text:p text:style-name="P18"><text:a xlink:type="simple" xlink:href="#6.7.8.The fulfill Attribute|outline">The fulfill Attribute<text:tab/>79</text:a></text:p>
          <text:p text:style-name="P18"><text:a xlink:type="simple" xlink:href="#6.7.9.The forward Attribute|outline">The forward Attribute<text:tab/>79</text:a></text:p>
          <text:p text:style-name="P19"><text:a xlink:type="simple" xlink:href="#6.7.9.1.The Forward Event|outline">The Forward Event<text:tab/>80</text:a></text:p>
          <text:p text:style-name="P19"><text:a xlink:type="simple" xlink:href="#6.7.9.2.Pass Information to the Forward Event|outline">Pass Information to the Forward Event<text:tab/>80</text:a></text:p>
          <text:p text:style-name="P19"><text:a xlink:type="simple" xlink:href="#6.7.9.3.EL Expressions in the Forward Condition|outline">EL Expressions in the Forward Condition<text:tab/>80</text:a></text:p>
          <text:p text:style-name="P17"><text:a xlink:type="simple" xlink:href="#6.8.ZK Elements|outline">ZK Elements<text:tab/>81</text:a></text:p>
          <text:p text:style-name="P18"><text:a xlink:type="simple" xlink:href="#6.8.1.The zk Element|outline">The zk Element<text:tab/>81</text:a></text:p>
          <text:p text:style-name="P19"><text:a xlink:type="simple" xlink:href="#6.8.1.1.Multiple Root Elements in a Page|outline">Multiple Root Elements in a Page<text:tab/>81</text:a></text:p>
          <text:p text:style-name="P19"><text:a xlink:type="simple" xlink:href="#6.8.1.2.Iteration Over Versatile Components|outline">Iteration Over Versatile Components<text:tab/>81</text:a></text:p>
          <text:p text:style-name="P18"><text:a xlink:type="simple" xlink:href="#6.8.2.The zscript Element|outline">The zscript Element<text:tab/>83</text:a></text:p>
          <text:p text:style-name="P19"><text:a xlink:type="simple" xlink:href="#6.8.2.1.How to Defer the Evaluation|outline">How to Defer the Evaluation<text:tab/>84</text:a></text:p>
          <text:p text:style-name="P19"><text:a xlink:type="simple" xlink:href="#6.8.2.2.How to Select a Different Scripting Language|outline">How to Select a Different Scripting Language<text:tab/>84</text:a></text:p>
          <text:p text:style-name="P19"><text:a xlink:type="simple" xlink:href="#6.8.2.3.How to Support More Scripting Languages|outline">How to Support More Scripting Languages<text:tab/>85</text:a></text:p>
          <text:p text:style-name="P18"><text:a xlink:type="simple" xlink:href="#6.8.3.The attribute Element|outline">The attribute Element<text:tab/>85</text:a></text:p>
          <text:p text:style-name="P18"><text:a xlink:type="simple" xlink:href="#6.8.4.The variables element|outline">The variables element<text:tab/>86</text:a></text:p>
          <text:p text:style-name="P19"><text:a xlink:type="simple" xlink:href="#6.8.4.1.The List and Map Values with the composite Attribute|outline">The List and Map Values with the composite Attribute<text:tab/>87</text:a></text:p>
          <text:p text:style-name="P19"><text:a xlink:type="simple" xlink:href="#6.8.4.2.The null Value|outline">The null Value<text:tab/>87</text:a></text:p>
          <text:p text:style-name="P19"><text:a xlink:type="simple" xlink:href="#6.8.4.3.Assign a Variable with a Reserved Name|outline">Assign a Variable with a Reserved Name<text:tab/>87</text:a></text:p>
          <text:p text:style-name="P18"><text:a xlink:type="simple" xlink:href="#6.8.5.The custom-attributes element|outline">The custom-attributes element<text:tab/>88</text:a></text:p>
          <text:p text:style-name="P17"><text:a xlink:type="simple" xlink:href="#6.9.Component Sets and XML Namespaces|outline">Component Sets and XML Namespaces<text:tab/>89</text:a></text:p>
          <text:p text:style-name="P18"><text:a xlink:type="simple" xlink:href="#6.9.1.Standard Namespaces|outline">Standard Namespaces<text:tab/>89</text:a></text:p>
          <text:p text:style-name="P16">7. ZUML with the XUL Component Set<text:tab/>92</text:p>
          <text:p text:style-name="P17"><text:a xlink:type="simple" xlink:href="#7.1.Basic Components|outline">Basic Components<text:tab/>92</text:a></text:p>
          <text:p text:style-name="P18"><text:a xlink:type="simple" xlink:href="#7.1.1.Label|outline">Label<text:tab/>92</text:a></text:p>
          <text:p text:style-name="P19"><text:a xlink:type="simple" xlink:href="#7.1.1.1.The pre, hyphen, maxlength and multiline Properties|outline">The pre, hyphen, maxlength and multiline Properties<text:tab/>92</text:a></text:p>
          <text:p text:style-name="P18"><text:a xlink:type="simple" xlink:href="#7.1.2.Buttons|outline">Buttons<text:tab/>93</text:a></text:p>
          <text:p text:style-name="P19"><text:a xlink:type="simple" xlink:href="#7.1.2.1.The onClick Event and href Property|outline">The onClick Event and href Property<text:tab/>93</text:a></text:p>
          <text:p text:style-name="P19"><text:a xlink:type="simple" xlink:href="#7.1.2.2.The sendRedirect Method of the org.zkoss.zk.ui.Execution Interface|outline">The sendRedirect Method of the org.zkoss.zk.ui.Execution Interface<text:tab/>94</text:a></text:p>
          <text:p text:style-name="P18"><text:a xlink:type="simple" xlink:href="#7.1.3.Radio and Radio Group|outline">Radio and Radio Group<text:tab/>94</text:a></text:p>
          <text:p text:style-name="P19"><text:a xlink:type="simple" xlink:href="#7.1.3.1.Versatile Layouts|outline">Versatile Layouts<text:tab/>94</text:a></text:p>
          <text:p text:style-name="P18"><text:a xlink:type="simple" xlink:href="#7.1.4.Image|outline">Image<text:tab/>95</text:a></text:p>
          <text:p text:style-name="P19"><text:a xlink:type="simple" xlink:href="#7.1.4.1.Locale Dependent Image|outline">Locale Dependent Image<text:tab/>95</text:a></text:p>
          <text:p text:style-name="P18"><text:a xlink:type="simple" xlink:href="#7.1.5.Imagemap|outline">Imagemap<text:tab/>96</text:a></text:p>
          <text:p text:style-name="P19"><text:a xlink:type="simple" xlink:href="#7.1.5.1.Area|outline">Area<text:tab/>97</text:a></text:p>
          <text:p text:style-name="P19"><text:a xlink:type="simple" xlink:href="#7.1.5.2.The shape Property|outline">The shape Property<text:tab/>97</text:a></text:p>
          <text:p text:style-name="P18"><text:a xlink:type="simple" xlink:href="#7.1.6.Audio|outline">Audio<text:tab/>98</text:a></text:p>
          <text:p text:style-name="P18"><text:a xlink:type="simple" xlink:href="#7.1.7.Input Controls|outline">Input Controls<text:tab/>98</text:a></text:p>
          <text:p text:style-name="P19"><text:a xlink:type="simple" xlink:href="#7.1.7.1.The type Property|outline">The type Property<text:tab/>99</text:a></text:p>
          <text:p text:style-name="P19"><text:a xlink:type="simple" xlink:href="#7.1.7.2.The format Property|outline">The format Property<text:tab/>99</text:a></text:p>
          <text:p text:style-name="P19"><text:a xlink:type="simple" xlink:href="#7.1.7.3.Constraints|outline">Constraints<text:tab/>99</text:a></text:p>
          <text:p text:style-name="P19"><text:a xlink:type="simple" xlink:href="#7.1.7.4.Constraints for Datebox|outline">Constraints for Datebox<text:tab/>100</text:a></text:p>
          <text:p text:style-name="P19"><text:a xlink:type="simple" xlink:href="#7.1.7.5.Custom Constraints|outline">Custom Constraints<text:tab/>100</text:a></text:p>
          <text:p text:style-name="P19"><text:a xlink:type="simple" xlink:href="#7.1.7.6.The onChange Event|outline">The onChange Event<text:tab/>102</text:a></text:p>
          <text:p text:style-name="P19"><text:a xlink:type="simple" xlink:href="#7.1.7.7.The onChanging event|outline">The onChanging event<text:tab/>103</text:a></text:p>
          <text:p text:style-name="P18"><text:a xlink:type="simple" xlink:href="#7.1.8.Calendar|outline">Calendar<text:tab/>103</text:a></text:p>
          <text:p text:style-name="P19"><text:a xlink:type="simple" xlink:href="#7.1.8.1.The value Property and the onChange Event|outline">The value Property and the onChange Event<text:tab/>103</text:a></text:p>
          <text:p text:style-name="P19"><text:a xlink:type="simple" xlink:href="#7.1.8.2.The compact Property|outline">The compact Property<text:tab/>104</text:a></text:p>
          <text:p text:style-name="P18"><text:a xlink:type="simple" xlink:href="#7.1.9.Progressmeter|outline">Progressmeter<text:tab/>104</text:a></text:p>
          <text:p text:style-name="P18"><text:a xlink:type="simple" xlink:href="#7.1.10.Slider|outline">Slider<text:tab/>104</text:a></text:p>
          <text:p text:style-name="P18"><text:a xlink:type="simple" xlink:href="#7.1.11.Timer|outline">Timer<text:tab/>104</text:a></text:p>
          <text:p text:style-name="P18"><text:a xlink:type="simple" xlink:href="#7.1.12.Paging|outline">Paging<text:tab/>104</text:a></text:p>
          <text:p text:style-name="P19"><text:a xlink:type="simple" xlink:href="#7.1.12.1.Paging with List Boxes and Grids|outline">Paging with List Boxes and Grids<text:tab/>105</text:a></text:p>
          <text:p text:style-name="P17"><text:a xlink:type="simple" xlink:href="#7.2.Windows|outline">Windows<text:tab/>105</text:a></text:p>
          <text:p text:style-name="P18"><text:a xlink:type="simple" xlink:href="#7.2.1.Titles and Captions|outline">Titles and Captions<text:tab/>105</text:a></text:p>
          <text:p text:style-name="P18"><text:a xlink:type="simple" xlink:href="#7.2.2.The closable Property|outline">The closable Property<text:tab/>106</text:a></text:p>
          <text:p text:style-name="P18"><text:a xlink:type="simple" xlink:href="#7.2.3.The sizable Property|outline">The sizable Property<text:tab/>106</text:a></text:p>
          <text:p text:style-name="P19"><text:a xlink:type="simple" xlink:href="#7.2.3.1.The onSize Event|outline">The onSize Event<text:tab/>107</text:a></text:p>
          <text:p text:style-name="P18"><text:a xlink:type="simple" xlink:href="#7.2.4.The Style Class (sclass)|outline">The Style Class (sclass)<text:tab/>107</text:a></text:p>
          <text:p text:style-name="P18"><text:a xlink:type="simple" xlink:href="#7.2.5.The contentStyle Property|outline">The contentStyle Property<text:tab/>107</text:a></text:p>
          <text:p text:style-name="P19"><text:a xlink:type="simple" xlink:href="#7.2.5.1.Scrollable Window|outline">Scrollable Window<text:tab/>108</text:a></text:p>
          <text:p text:style-name="P18"><text:a xlink:type="simple" xlink:href="#7.2.6.Borders|outline">Borders<text:tab/>108</text:a></text:p>
          <text:p text:style-name="P18"><text:a xlink:type="simple" xlink:href="#7.2.7.Overlapped, Popup, Modal, Highlighted and Embedded|outline">Overlapped, Popup, Modal, Highlighted and Embedded<text:tab/>108</text:a></text:p>
          <text:p text:style-name="P19"><text:a xlink:type="simple" xlink:href="#7.2.7.1.Embedded|outline">Embedded<text:tab/>109</text:a></text:p>
          <text:p text:style-name="P19"><text:a xlink:type="simple" xlink:href="#7.2.7.2.Overlapped|outline">Overlapped<text:tab/>109</text:a></text:p>
          <text:p text:style-name="P19"><text:a xlink:type="simple" xlink:href="#7.2.7.3.Popup|outline">Popup<text:tab/>109</text:a></text:p>
          <text:p text:style-name="P19"><text:a xlink:type="simple" xlink:href="#7.2.7.4.Modal|outline">Modal<text:tab/>109</text:a></text:p>
          <text:p text:style-name="P19"><text:a xlink:type="simple" xlink:href="#7.2.7.5.Highlighted|outline">Highlighted<text:tab/>110</text:a></text:p>
          <text:p text:style-name="P19"><text:a xlink:type="simple" xlink:href="#7.2.7.6.Modal Windows and Event Listeners|outline">Modal Windows and Event Listeners<text:tab/>110</text:a></text:p>
          <text:p text:style-name="P18"><text:a xlink:type="simple" xlink:href="#7.2.8.The position Property|outline">The position Property<text:tab/>112</text:a></text:p>
          <text:p text:style-name="P18"><text:a xlink:type="simple" xlink:href="#7.2.9.Common Dialogs|outline">Common Dialogs<text:tab/>112</text:a></text:p>
          <text:p text:style-name="P19"><text:a xlink:type="simple" xlink:href="#7.2.9.1.The Message Box|outline">The Message Box<text:tab/>112</text:a></text:p>
          <text:p text:style-name="P19"><text:a xlink:type="simple" xlink:href="#7.2.9.2.The File Upload Dialog|outline">The File Upload Dialog<text:tab/>113</text:a></text:p>
          <text:p text:style-name="P19"><text:a xlink:type="simple" xlink:href="#7.2.9.3.The fileupload Component|outline">The fileupload Component<text:tab/>114</text:a></text:p>
          <text:p text:style-name="P19"><text:a xlink:type="simple" xlink:href="#7.2.9.4.The File Download Dialog|outline">The File Download Dialog<text:tab/>115</text:a></text:p>
          <text:p text:style-name="P17"><text:a xlink:type="simple" xlink:href="#7.4.The Layout Components|outline">The Layout Components<text:tab/>115</text:a></text:p>
          <text:p text:style-name="P18"><text:a xlink:type="simple" xlink:href="#7.4.1.A Nested borderlayout Component|outline">A Nested borderlayout Component<text:tab/>116</text:a></text:p>
          <text:p text:style-name="P18"><text:a xlink:type="simple" xlink:href="#7.4.2.The size and border Properties|outline">The size and border Properties<text:tab/>117</text:a></text:p>
          <text:p text:style-name="P18"><text:a xlink:type="simple" xlink:href="#7.4.3.The splittable and collapsible  Properties|outline">The splittable and collapsible <text:s/>Properties<text:tab/>117</text:a></text:p>
          <text:p text:style-name="P19"><text:a xlink:type="simple" xlink:href="#7.4.3.1.The maxsize and minisize Properties|outline">The maxsize and minisize Properties<text:tab/>118</text:a></text:p>
          <text:p text:style-name="P18"><text:a xlink:type="simple" xlink:href="#7.4.4.The flex property|outline">The flex property<text:tab/>118</text:a></text:p>
          <text:p text:style-name="P18"><text:a xlink:type="simple" xlink:href="#7.4.5.The open Property|outline">The open Property<text:tab/>118</text:a></text:p>
          <text:p text:style-name="P18"><text:a xlink:type="simple" xlink:href="#7.4.6.The onOpen Event|outline">The onOpen Event<text:tab/>118</text:a></text:p>
          <text:p text:style-name="P17"><text:a xlink:type="simple" xlink:href="#7.5.The Box Model|outline">The Box Model<text:tab/>119</text:a></text:p>
          <text:p text:style-name="P18"><text:a xlink:type="simple" xlink:href="#7.5.1.The spacing Property|outline">The spacing Property<text:tab/>119</text:a></text:p>
          <text:p text:style-name="P18"><text:a xlink:type="simple" xlink:href="#7.5.2.The widths and heights Properties|outline">The widths and heights Properties<text:tab/>120</text:a></text:p>
          <text:p text:style-name="P18"><text:a xlink:type="simple" xlink:href="#7.5.3.Splitters|outline">Splitters<text:tab/>121</text:a></text:p>
          <text:p text:style-name="P19"><text:a xlink:type="simple" xlink:href="#7.5.3.1.The collapse Property|outline">The collapse Property<text:tab/>121</text:a></text:p>
          <text:p text:style-name="P19"><text:a xlink:type="simple" xlink:href="#7.5.3.2.The open Property|outline">The open Property<text:tab/>122</text:a></text:p>
          <text:p text:style-name="P19"><text:a xlink:type="simple" xlink:href="#7.5.3.3.The onOpen Event|outline">The onOpen Event<text:tab/>122</text:a></text:p>
          <text:p text:style-name="P17"><text:a xlink:type="simple" xlink:href="#7.6.Tab Boxes|outline">Tab Boxes<text:tab/>122</text:a></text:p>
          <text:p text:style-name="P18"><text:a xlink:type="simple" xlink:href="#7.6.1.Nested Tab Boxes|outline">Nested Tab Boxes<text:tab/>123</text:a></text:p>
          <text:p text:style-name="P18"><text:a xlink:type="simple" xlink:href="#7.6.2.The Accordion Tab Boxes|outline">The Accordion Tab Boxes<text:tab/>123</text:a></text:p>
          <text:p text:style-name="P18"><text:a xlink:type="simple" xlink:href="#7.6.3.The orient Property|outline">The orient Property<text:tab/>124</text:a></text:p>
          <text:p text:style-name="P18"><text:a xlink:type="simple" xlink:href="#7.6.4.The align Property of Tabs|outline">The align Property of Tabs<text:tab/>124</text:a></text:p>
          <text:p text:style-name="P18"><text:a xlink:type="simple" xlink:href="#7.6.5.The closable Property|outline">The closable Property<text:tab/>125</text:a></text:p>
          <text:p text:style-name="P18"><text:a xlink:type="simple" xlink:href="#7.6.6.The disabled Property|outline">The disabled Property<text:tab/>125</text:a></text:p>
          <text:p text:style-name="P18"><text:a xlink:type="simple" xlink:href="#7.6.7.Load-on-Demand for Tab Panels|outline">Load-on-Demand for Tab Panels<text:tab/>125</text:a></text:p>
          <text:p text:style-name="P17"><text:a xlink:type="simple" xlink:href="#7.7.Grids|outline">Grids<text:tab/>126</text:a></text:p>
          <text:p text:style-name="P18"><text:a xlink:type="simple" xlink:href="#7.7.1.Scrollable Grid|outline">Scrollable Grid<text:tab/>127</text:a></text:p>
          <text:p text:style-name="P18"><text:a xlink:type="simple" xlink:href="#7.7.2.Sizable Columns|outline">Sizable Columns<text:tab/>128</text:a></text:p>
          <text:p text:style-name="P19"><text:a xlink:type="simple" xlink:href="#7.7.2.1.The onColSize Event|outline">The onColSize Event<text:tab/>128</text:a></text:p>
          <text:p text:style-name="P18"><text:a xlink:type="simple" xlink:href="#7.7.3.Grids with Paging|outline">Grids with Paging<text:tab/>129</text:a></text:p>
          <text:p text:style-name="P19"><text:a xlink:type="simple" xlink:href="#7.7.3.1.The pageSize Property|outline">The pageSize Property<text:tab/>129</text:a></text:p>
          <text:p text:style-name="P19"><text:a xlink:type="simple" xlink:href="#7.7.3.2.The paginal Property|outline">The paginal Property<text:tab/>129</text:a></text:p>
          <text:p text:style-name="P19"><text:a xlink:type="simple" xlink:href="#7.7.3.3.The paging Property|outline">The paging Property<text:tab/>131</text:a></text:p>
          <text:p text:style-name="P19"><text:a xlink:type="simple" xlink:href="#7.7.3.4.The onPaging Event and Method|outline">The onPaging Event and Method<text:tab/>131</text:a></text:p>
          <text:p text:style-name="P18"><text:a xlink:type="simple" xlink:href="#7.7.4.Sorting|outline">Sorting<text:tab/>131</text:a></text:p>
          <text:p text:style-name="P19"><text:a xlink:type="simple" xlink:href="#7.7.4.1.The sortDirection Property|outline">The sortDirection Property<text:tab/>132</text:a></text:p>
          <text:p text:style-name="P19"><text:a xlink:type="simple" xlink:href="#7.7.4.2.The onSort Event|outline">The onSort Event<text:tab/>132</text:a></text:p>
          <text:p text:style-name="P19"><text:a xlink:type="simple" xlink:href="#7.7.4.3.The sort Method|outline">The sort Method<text:tab/>132</text:a></text:p>
          <text:p text:style-name="P18"><text:a xlink:type="simple" xlink:href="#7.7.5.Live Data|outline">Live Data<text:tab/>133</text:a></text:p>
          <text:p text:style-name="P19"><text:a xlink:type="simple" xlink:href="#7.7.5.1.Sorting with Live Data|outline">Sorting with Live Data<text:tab/>134</text:a></text:p>
          <text:p text:style-name="P18"><text:a xlink:type="simple" xlink:href="#7.7.6.Auxiliary Headers|outline">Auxiliary Headers<text:tab/>134</text:a></text:p>
          <text:p text:style-name="P18"><text:a xlink:type="simple" xlink:href="#7.7.7.Special Properties|outline">Special Properties<text:tab/>135</text:a></text:p>
          <text:p text:style-name="P19"><text:a xlink:type="simple" xlink:href="#7.7.7.1.The spans Property|outline">The spans Property<text:tab/>135</text:a></text:p>
          <text:p text:style-name="P17"><text:a xlink:type="simple" xlink:href="#7.8.More Layout Components|outline">More Layout Components<text:tab/>136</text:a></text:p>
          <text:p text:style-name="P18"><text:a xlink:type="simple" xlink:href="#7.8.1.Separators and Spaces|outline">Separators and Spaces<text:tab/>136</text:a></text:p>
          <text:p text:style-name="P18"><text:a xlink:type="simple" xlink:href="#7.8.2.Group boxes|outline">Group boxes<text:tab/>137</text:a></text:p>
          <text:p text:style-name="P19"><text:a xlink:type="simple" xlink:href="#7.8.2.1.The contentStyle Property and Scrollable Groupbox|outline">The contentStyle Property and Scrollable Groupbox<text:tab/>137</text:a></text:p>
          <text:p text:style-name="P18"><text:a xlink:type="simple" xlink:href="#7.8.3.Toolbars|outline">Toolbars<text:tab/>138</text:a></text:p>
          <text:p text:style-name="P17"><text:a xlink:type="simple" xlink:href="#7.9.Menu bars|outline">Menu bars<text:tab/>138</text:a></text:p>
          <text:p text:style-name="P18"><text:a xlink:type="simple" xlink:href="#7.9.1.Execute a Menu Command|outline">Execute a Menu Command<text:tab/>139</text:a></text:p>
          <text:p text:style-name="P18"><text:a xlink:type="simple" xlink:href="#7.9.2.Use Menu Items as Check Boxes|outline">Use Menu Items as Check Boxes<text:tab/>139</text:a></text:p>
          <text:p text:style-name="P18"><text:a xlink:type="simple" xlink:href="#7.9.3.The autodrop Property|outline">The autodrop Property<text:tab/>140</text:a></text:p>
          <text:p text:style-name="P18"><text:a xlink:type="simple" xlink:href="#7.9.4.The onOpen Event|outline">The onOpen Event<text:tab/>140</text:a></text:p>
          <text:p text:style-name="P18"><text:a xlink:type="simple" xlink:href="#7.9.5.More Menu Features|outline">More Menu Features<text:tab/>140</text:a></text:p>
          <text:p text:style-name="P17"><text:a xlink:type="simple" xlink:href="#7.10.Context Menus|outline">Context Menus<text:tab/>140</text:a></text:p>
          <text:p text:style-name="P18"><text:a xlink:type="simple" xlink:href="#7.10.1.Customizable Tooltip and Popup Menus|outline">Customizable Tooltip and Popup Menus<text:tab/>141</text:a></text:p>
          <text:p text:style-name="P18"><text:a xlink:type="simple" xlink:href="#7.10.2.The onOpen Event|outline">The onOpen Event<text:tab/>142</text:a></text:p>
          <text:p text:style-name="P17"><text:a xlink:type="simple" xlink:href="#7.11.List Boxes|outline">List Boxes<text:tab/>143</text:a></text:p>
          <text:p text:style-name="P18"><text:a xlink:type="simple" xlink:href="#7.11.1.Multi-Column List Boxes|outline">Multi-Column List Boxes<text:tab/>143</text:a></text:p>
          <text:p text:style-name="P18"><text:a xlink:type="simple" xlink:href="#7.11.2.Column Headers|outline">Column Headers<text:tab/>144</text:a></text:p>
          <text:p text:style-name="P18"><text:a xlink:type="simple" xlink:href="#7.11.3.Column Footers|outline">Column Footers<text:tab/>144</text:a></text:p>
          <text:p text:style-name="P18"><text:a xlink:type="simple" xlink:href="#7.11.4.Drop-Down List|outline">Drop-Down List<text:tab/>145</text:a></text:p>
          <text:p text:style-name="P18"><text:a xlink:type="simple" xlink:href="#7.11.5.Multiple Selection|outline">Multiple Selection<text:tab/>145</text:a></text:p>
          <text:p text:style-name="P18"><text:a xlink:type="simple" xlink:href="#7.11.6.Scrollable List Boxes|outline">Scrollable List Boxes<text:tab/>145</text:a></text:p>
          <text:p text:style-name="P19"><text:a xlink:type="simple" xlink:href="#7.11.6.1.The rows Property|outline">The rows Property<text:tab/>146</text:a></text:p>
          <text:p text:style-name="P18"><text:a xlink:type="simple" xlink:href="#7.11.7.Sizable List Headers|outline">Sizable List Headers<text:tab/>146</text:a></text:p>
          <text:p text:style-name="P18"><text:a xlink:type="simple" xlink:href="#7.11.8.List Boxes with Paging|outline">List Boxes with Paging<text:tab/>146</text:a></text:p>
          <text:p text:style-name="P18"><text:a xlink:type="simple" xlink:href="#7.11.9.Sorting|outline">Sorting<text:tab/>146</text:a></text:p>
          <text:p text:style-name="P19"><text:a xlink:type="simple" xlink:href="#7.11.9.1.The sortAscending and sortDescending Properties|outline">The sortAscending and sortDescending Properties<text:tab/>147</text:a></text:p>
          <text:p text:style-name="P19"><text:a xlink:type="simple" xlink:href="#7.11.9.2.The sortDirection Property|outline">The sortDirection Property<text:tab/>147</text:a></text:p>
          <text:p text:style-name="P19"><text:a xlink:type="simple" xlink:href="#7.11.9.3.The onSort Event|outline">The onSort Event<text:tab/>148</text:a></text:p>
          <text:p text:style-name="P19"><text:a xlink:type="simple" xlink:href="#7.11.9.4.The sort Method|outline">The sort Method<text:tab/>148</text:a></text:p>
          <text:p text:style-name="P18"><text:a xlink:type="simple" xlink:href="#7.11.10.Special Properties|outline">Special Properties<text:tab/>148</text:a></text:p>
          <text:p text:style-name="P19"><text:a xlink:type="simple" xlink:href="#7.11.10.1.The checkmark Property|outline">The checkmark Property<text:tab/>148</text:a></text:p>
          <text:p text:style-name="P19"><text:a xlink:type="simple" xlink:href="#7.11.10.2.The vflex Property|outline">The vflex Property<text:tab/>150</text:a></text:p>
          <text:p text:style-name="P19"><text:a xlink:type="simple" xlink:href="#7.11.10.3.The maxlength Property|outline">The maxlength Property<text:tab/>150</text:a></text:p>
          <text:p text:style-name="P18"><text:a xlink:type="simple" xlink:href="#7.11.11.Live Data|outline">Live Data<text:tab/>150</text:a></text:p>
          <text:p text:style-name="P19"><text:a xlink:type="simple" xlink:href="#7.11.11.1.Sorting with Live Data|outline">Sorting with Live Data<text:tab/>151</text:a></text:p>
          <text:p text:style-name="P18"><text:a xlink:type="simple" xlink:href="#7.11.12.List Boxes Contain Buttons|outline">List Boxes Contain Buttons<text:tab/>151</text:a></text:p>
          <text:p text:style-name="P17"><text:a xlink:type="simple" xlink:href="#7.12.Tree Controls|outline">Tree Controls<text:tab/>152</text:a></text:p>
          <text:p text:style-name="P18"><text:a xlink:type="simple" xlink:href="#7.12.1.The open Property and the onOpen Event|outline">The open Property and the onOpen Event<text:tab/>154</text:a></text:p>
          <text:p text:style-name="P18"><text:a xlink:type="simple" xlink:href="#7.12.2.Multiple Selection|outline">Multiple Selection<text:tab/>154</text:a></text:p>
          <text:p text:style-name="P18"><text:a xlink:type="simple" xlink:href="#7.12.3.Paging|outline">Paging<text:tab/>154</text:a></text:p>
          <text:p text:style-name="P19"><text:a xlink:type="simple" xlink:href="#7.12.3.1.The onPaging and onPageSize Event|outline">The onPaging and onPageSize Event<text:tab/>155</text:a></text:p>
          <text:p text:style-name="P18"><text:a xlink:type="simple" xlink:href="#7.12.4.Special Properties|outline">Special Properties<text:tab/>155</text:a></text:p>
          <text:p text:style-name="P19"><text:a xlink:type="simple" xlink:href="#7.12.4.1.The rows Property|outline">The rows Property<text:tab/>155</text:a></text:p>
          <text:p text:style-name="P19"><text:a xlink:type="simple" xlink:href="#7.12.4.2.The checkmark Property|outline">The checkmark Property<text:tab/>155</text:a></text:p>
          <text:p text:style-name="P19"><text:a xlink:type="simple" xlink:href="#7.12.4.3.The vflex Property|outline">The vflex Property<text:tab/>155</text:a></text:p>
          <text:p text:style-name="P19"><text:a xlink:type="simple" xlink:href="#7.12.4.4.The maxlength Property|outline">The maxlength Property<text:tab/>155</text:a></text:p>
          <text:p text:style-name="P19"><text:a xlink:type="simple" xlink:href="#7.12.4.5.Sizable Columns|outline">Sizable Columns<text:tab/>155</text:a></text:p>
          <text:p text:style-name="P18"><text:a xlink:type="simple" xlink:href="#7.12.5.Create-on-Open for Tree Controls|outline">Create-on-Open for Tree Controls<text:tab/>156</text:a></text:p>
          <text:p text:style-name="P17"><text:a xlink:type="simple" xlink:href="#7.13.Comboboxes|outline">Comboboxes<text:tab/>156</text:a></text:p>
          <text:p text:style-name="P18"><text:a xlink:type="simple" xlink:href="#7.13.1.The autodrop Property|outline">The autodrop Property<text:tab/>157</text:a></text:p>
          <text:p text:style-name="P18"><text:a xlink:type="simple" xlink:href="#7.13.2.The description Property|outline">The description Property<text:tab/>157</text:a></text:p>
          <text:p text:style-name="P18"><text:a xlink:type="simple" xlink:href="#7.13.3.The onOpen Event|outline">The onOpen Event<text:tab/>157</text:a></text:p>
          <text:p text:style-name="P18"><text:a xlink:type="simple" xlink:href="#7.13.4.The onChanging Event|outline">The onChanging Event<text:tab/>158</text:a></text:p>
          <text:p text:style-name="P17"><text:a xlink:type="simple" xlink:href="#7.14.Bandboxes|outline">Bandboxes<text:tab/>158</text:a></text:p>
          <text:p text:style-name="P18"><text:a xlink:type="simple" xlink:href="#7.14.1.The closeDropdown Method|outline">The closeDropdown Method<text:tab/>159</text:a></text:p>
          <text:p text:style-name="P18"><text:a xlink:type="simple" xlink:href="#7.14.2.The autodrop Property|outline">The autodrop Property<text:tab/>159</text:a></text:p>
          <text:p text:style-name="P18"><text:a xlink:type="simple" xlink:href="#7.14.3.The onOpen Event|outline">The onOpen Event<text:tab/>160</text:a></text:p>
          <text:p text:style-name="P18"><text:a xlink:type="simple" xlink:href="#7.14.4.The onChanging Event|outline">The onChanging Event<text:tab/>160</text:a></text:p>
          <text:p text:style-name="P17"><text:a xlink:type="simple" xlink:href="#7.15.Chart|outline">Chart<text:tab/>161</text:a></text:p>
          <text:p text:style-name="P18"><text:a xlink:type="simple" xlink:href="#7.15.1.Live Data|outline">Live Data<text:tab/>161</text:a></text:p>
          <text:p text:style-name="P18"><text:a xlink:type="simple" xlink:href="#7.15.2.Drill Down (The onClick Event)|outline">Drill Down (The onClick Event)<text:tab/>161</text:a></text:p>
          <text:p text:style-name="P18"><text:a xlink:type="simple" xlink:href="#7.15.3.Manipulate Areas|outline">Manipulate Areas<text:tab/>162</text:a></text:p>
          <text:p text:style-name="P17"><text:a xlink:type="simple" xlink:href="#7.16.Drag and Drop|outline">Drag and Drop<text:tab/>163</text:a></text:p>
          <text:p text:style-name="P18"><text:a xlink:type="simple" xlink:href="#7.16.1.The draggable and droppable Properties|outline">The draggable and droppable Properties<text:tab/>163</text:a></text:p>
          <text:p text:style-name="P18"><text:a xlink:type="simple" xlink:href="#7.16.2.The onDrop Event|outline">The onDrop Event<text:tab/>163</text:a></text:p>
          <text:p text:style-name="P18"><text:a xlink:type="simple" xlink:href="#7.16.3.Dragging with Multiple Selections|outline">Dragging with Multiple Selections<text:tab/>165</text:a></text:p>
          <text:p text:style-name="P18"><text:a xlink:type="simple" xlink:href="#7.16.4.Multiple Types of Draggable Components|outline">Multiple Types of Draggable Components<text:tab/>165</text:a></text:p>
          <text:p text:style-name="P17"><text:a xlink:type="simple" xlink:href="#7.17.Work with HTML Tags|outline">Work with HTML Tags<text:tab/>166</text:a></text:p>
          <text:p text:style-name="P18"><text:a xlink:type="simple" xlink:href="#7.17.1.The html Component|outline">The html Component<text:tab/>166</text:a></text:p>
          <text:p text:style-name="P18"><text:a xlink:type="simple" xlink:href="#7.17.2.The Native Namespace, http://www.zkoss.org/2005/zk/native|outline">The Native Namespace, http://www.zkoss.org/2005/zk/native<text:tab/>168</text:a></text:p>
          <text:p text:style-name="P19"><text:a xlink:type="simple" xlink:href="#7.17.2.1.Output Another Namespace with the Native Namespace|outline">Output Another Namespace with the Native Namespace<text:tab/>168</text:a></text:p>
          <text:p text:style-name="P18"><text:a xlink:type="simple" xlink:href="#7.17.3.The XHTML Namespace, http://www.w3.org/1999/xhtml|outline">The XHTML Namespace, http://www.w3.org/1999/xhtml<text:tab/>169</text:a></text:p>
          <text:p text:style-name="P18"><text:a xlink:type="simple" xlink:href="#7.17.4.The include Component|outline">The include Component<text:tab/>170</text:a></text:p>
          <text:p text:style-name="P19"><text:a xlink:type="simple" xlink:href="#7.17.4.1.Pass Values to the Included Page|outline">Pass Values to the Included Page<text:tab/>170</text:a></text:p>
          <text:p text:style-name="P19"><text:a xlink:type="simple" xlink:href="#7.17.4.2.Including ZUML Pages|outline">Including ZUML Pages<text:tab/>171</text:a></text:p>
          <text:p text:style-name="P18"><text:a xlink:type="simple" xlink:href="#7.17.5.The style Component|outline">The style Component<text:tab/>171</text:a></text:p>
          <text:p text:style-name="P18"><text:a xlink:type="simple" xlink:href="#7.17.6.The script Component|outline">The script Component<text:tab/>172</text:a></text:p>
          <text:p text:style-name="P18"><text:a xlink:type="simple" xlink:href="#7.17.7.The iframe Component|outline">The iframe Component<text:tab/>172</text:a></text:p>
          <text:p text:style-name="P17"><text:a xlink:type="simple" xlink:href="#7.18.Work with HTML FORM and Java Servlets|outline">Work with HTML FORM and Java Servlets<text:tab/>174</text:a></text:p>
          <text:p text:style-name="P18"><text:a xlink:type="simple" xlink:href="#7.18.1.The name Property|outline">The name Property<text:tab/>174</text:a></text:p>
          <text:p text:style-name="P18"><text:a xlink:type="simple" xlink:href="#7.18.2.Components that Support the name Property|outline">Components that Support the name Property<text:tab/>174</text:a></text:p>
          <text:p text:style-name="P18"><text:a xlink:type="simple" xlink:href="#7.18.3.Rich User Interfaces|outline">Rich User Interfaces<text:tab/>175</text:a></text:p>
          <text:p text:style-name="P17"><text:a xlink:type="simple" xlink:href="#7.19.Client Side Actions|outline">Client Side Actions<text:tab/>175</text:a></text:p>
          <text:p text:style-name="P18"><text:a xlink:type="simple" xlink:href="#7.19.1.Reference to a Component|outline">Reference to a Component<text:tab/>176</text:a></text:p>
          <text:p text:style-name="P19"><text:a xlink:type="simple" xlink:href="#7.19.1.1.An onfocus and onblur Example|outline">An onfocus and onblur Example<text:tab/>177</text:a></text:p>
          <text:p text:style-name="P19"><text:a xlink:type="simple" xlink:href="#7.19.1.2.Coercion Rules|outline">Coercion Rules<text:tab/>177</text:a></text:p>
          <text:p text:style-name="P18"><text:a xlink:type="simple" xlink:href="#7.19.2.The onshow and onhide Actions|outline">The onshow and onhide Actions<text:tab/>177</text:a></text:p>
          <text:p text:style-name="P19"><text:a xlink:type="simple" xlink:href="#7.19.2.1.An Example to Change How a Window Appears|outline">An Example to Change How a Window Appears<text:tab/>177</text:a></text:p>
          <text:p text:style-name="P18"><text:a xlink:type="simple" xlink:href="#7.19.3.CSA JavaScript Utilities|outline">CSA JavaScript Utilities<text:tab/>178</text:a></text:p>
          <text:p text:style-name="P19"><text:a xlink:type="simple" xlink:href="#7.19.3.1.The action Object|outline">The action Object<text:tab/>178</text:a></text:p>
          <text:p text:style-name="P19"><text:a xlink:type="simple" xlink:href="#7.19.3.2.The comm Object|outline">The comm Object<text:tab/>178</text:a></text:p>
          <text:p text:style-name="P19"><text:a xlink:type="simple" xlink:href="#7.19.3.3.The anima Object|outline">The anima Object<text:tab/>179</text:a></text:p>
          <text:p text:style-name="P17"><text:a xlink:type="simple" xlink:href="#7.20.Events|outline">Events<text:tab/>181</text:a></text:p>
          <text:p text:style-name="P18"><text:a xlink:type="simple" xlink:href="#7.20.1.Mouse Events|outline">Mouse Events<text:tab/>181</text:a></text:p>
          <text:p text:style-name="P18"><text:a xlink:type="simple" xlink:href="#7.20.2.Keystroke Events|outline">Keystroke Events<text:tab/>182</text:a></text:p>
          <text:p text:style-name="P19"><text:a xlink:type="simple" xlink:href="#7.20.2.1.The ctrlKeys Property|outline">The ctrlKeys Property<text:tab/>182</text:a></text:p>
          <text:p text:style-name="P18"><text:a xlink:type="simple" xlink:href="#7.20.3.Input Events|outline">Input Events<text:tab/>183</text:a></text:p>
          <text:p text:style-name="P18"><text:a xlink:type="simple" xlink:href="#7.20.4.List and Tree Events|outline">List and Tree Events<text:tab/>184</text:a></text:p>
          <text:p text:style-name="P18"><text:a xlink:type="simple" xlink:href="#7.20.5.Slider and Scroll Events|outline">Slider and Scroll Events<text:tab/>185</text:a></text:p>
          <text:p text:style-name="P18"><text:a xlink:type="simple" xlink:href="#7.20.6.Other Events|outline">Other Events<text:tab/>185</text:a></text:p>
          <text:p text:style-name="P19"><text:a xlink:type="simple" xlink:href="#7.20.6.1.The Event Flow of radio and radiogroup|outline">The Event Flow of radio and radiogroup<text:tab/>186</text:a></text:p>
          <text:p text:style-name="P16">8. ZUML with the XHTML Component Set<text:tab/>188</text:p>
          <text:p text:style-name="P17"><text:a xlink:type="simple" xlink:href="#8.1.The Goal|outline">The Goal<text:tab/>188</text:a></text:p>
          <text:p text:style-name="P18"><text:a xlink:type="simple" xlink:href="#8.1.1.A XHTML Page Is A Valid ZUML Page|outline">A XHTML Page Is A Valid ZUML Page<text:tab/>188</text:a></text:p>
          <text:p text:style-name="P18"><text:a xlink:type="simple" xlink:href="#8.1.2.Server-Centric Interactivity|outline">Server-Centric Interactivity<text:tab/>189</text:a></text:p>
          <text:p text:style-name="P18"><text:a xlink:type="simple" xlink:href="#8.1.3.Servlets Work As Usual|outline">Servlets Work As Usual<text:tab/>190</text:a></text:p>
          <text:p text:style-name="P17"><text:a xlink:type="simple" xlink:href="#8.2.The Differences|outline">The Differences<text:tab/>190</text:a></text:p>
          <text:p text:style-name="P18"><text:a xlink:type="simple" xlink:href="#8.2.1.A Component Created for Each Tag|outline">A Component Created for Each Tag<text:tab/>190</text:a></text:p>
          <text:p text:style-name="P18"><text:a xlink:type="simple" xlink:href="#8.2.2.UUID Is ID|outline">UUID Is ID<text:tab/>190</text:a></text:p>
          <text:p text:style-name="P19"><text:a xlink:type="simple" xlink:href="#8.2.2.1.Side Effects|outline">Side Effects<text:tab/>191</text:a></text:p>
          <text:p text:style-name="P18"><text:a xlink:type="simple" xlink:href="#8.2.3.All Tags Are Valid|outline">All Tags Are Valid<text:tab/>191</text:a></text:p>
          <text:p text:style-name="P18"><text:a xlink:type="simple" xlink:href="#8.2.4.Case Insensitive|outline">Case Insensitive<text:tab/>191</text:a></text:p>
          <text:p text:style-name="P18"><text:a xlink:type="simple" xlink:href="#8.2.5.No Mold Support|outline">No Mold Support<text:tab/>192</text:a></text:p>
          <text:p text:style-name="P17"><text:a xlink:type="simple" xlink:href="#8.3.The DOM Tree at the Browser|outline">The DOM Tree at the Browser<text:tab/>192</text:a></text:p>
          <text:p text:style-name="P18"><text:a xlink:type="simple" xlink:href="#8.3.1.The TABLE and TBODY Tags|outline">The TABLE and TBODY Tags<text:tab/>192</text:a></text:p>
          <text:p text:style-name="P17"><text:a xlink:type="simple" xlink:href="#8.4.Events|outline">Events<text:tab/>192</text:a></text:p>
          <text:p text:style-name="P17"><text:a xlink:type="simple" xlink:href="#8.5.Integrate with JSF, JSP and Others|outline">Integrate with JSF, JSP and Others<text:tab/>193</text:a></text:p>
          <text:p text:style-name="P18"><text:a xlink:type="simple" xlink:href="#8.5.1.Work with Existent Servlets|outline">Work with Existent Servlets<text:tab/>193</text:a></text:p>
          <text:p text:style-name="P18"><text:a xlink:type="simple" xlink:href="#8.5.2.Enrich by Inclusion|outline">Enrich by Inclusion<text:tab/>193</text:a></text:p>
          <text:p text:style-name="P18"><text:a xlink:type="simple" xlink:href="#8.5.3.Enrich Static HTML Pages|outline">Enrich Static HTML Pages<text:tab/>193</text:a></text:p>
          <text:p text:style-name="P18"><text:a xlink:type="simple" xlink:href="#8.5.4.Use of ZK JSP Tags|outline">Use of ZK JSP Tags<text:tab/>194</text:a></text:p>
          <text:p text:style-name="P18"><text:a xlink:type="simple" xlink:href="#8.5.5.Use of ZK JSF Components|outline">Use of ZK JSF Components<text:tab/>195</text:a></text:p>
          <text:p text:style-name="P18"><text:a xlink:type="simple" xlink:href="#8.5.6.Enrich a Dynamically Generated Page with ZK Filter|outline">Enrich a Dynamically Generated Page with ZK Filter<text:tab/>195</text:a></text:p>
          <text:p text:style-name="P16">9. Macro Components<text:tab/>197</text:p>
          <text:p text:style-name="P17"><text:a xlink:type="simple" xlink:href="#9.1.Three Steps to Use Macro Components|outline">Three Steps to Use Macro Components<text:tab/>197</text:a></text:p>
          <text:p text:style-name="P18"><text:a xlink:type="simple" xlink:href="#9.1.1.Step 1. The Implementation|outline">Step 1. The Implementation<text:tab/>197</text:a></text:p>
          <text:p text:style-name="P18"><text:a xlink:type="simple" xlink:href="#9.1.2.Step 2. The Declaration|outline">Step 2. The Declaration<text:tab/>198</text:a></text:p>
          <text:p text:style-name="P19"><text:a xlink:type="simple" xlink:href="#9.1.2.1.Other Properties|outline">Other Properties<text:tab/>198</text:a></text:p>
          <text:p text:style-name="P18"><text:a xlink:type="simple" xlink:href="#9.1.3.Step 3. The Use|outline">Step 3. The Use<text:tab/>198</text:a></text:p>
          <text:p text:style-name="P19"><text:a xlink:type="simple" xlink:href="#9.1.3.1.Pass Properties|outline">Pass Properties<text:tab/>198</text:a></text:p>
          <text:p text:style-name="P19"><text:a xlink:type="simple" xlink:href="#9.1.3.2.arg.includer|outline">arg.includer<text:tab/>199</text:a></text:p>
          <text:p text:style-name="P17"><text:a xlink:type="simple" xlink:href="#9.2.Inline Macros|outline">Inline Macros<text:tab/>199</text:a></text:p>
          <text:p text:style-name="P18"><text:a xlink:type="simple" xlink:href="#9.2.1.An Example|outline">An Example<text:tab/>200</text:a></text:p>
          <text:p text:style-name="P17"><text:a xlink:type="simple" xlink:href="#9.3.Regular Macros|outline">Regular Macros<text:tab/>201</text:a></text:p>
          <text:p text:style-name="P18"><text:a xlink:type="simple" xlink:href="#9.3.1.Macro Components and The ID Space|outline">Macro Components and The ID Space<text:tab/>201</text:a></text:p>
          <text:p text:style-name="P19"><text:a xlink:type="simple" xlink:href="#9.3.1.1.Access Child Components From the Outside|outline">Access Child Components From the Outside<text:tab/>202</text:a></text:p>
          <text:p text:style-name="P19"><text:a xlink:type="simple" xlink:href="#9.3.1.2.Access Variables Defined in the Ancestors|outline">Access Variables Defined in the Ancestors<text:tab/>202</text:a></text:p>
          <text:p text:style-name="P19"><text:a xlink:type="simple" xlink:href="#9.3.1.3.Change macroURI At the Runtime|outline">Change macroURI At the Runtime<text:tab/>202</text:a></text:p>
          <text:p text:style-name="P18"><text:a xlink:type="simple" xlink:href="#9.3.2.Provide Additional Methods|outline">Provide Additional Methods<text:tab/>202</text:a></text:p>
          <text:p text:style-name="P19"><text:a xlink:type="simple" xlink:href="#9.3.2.1.Provide Additional Methods in Java|outline">Provide Additional Methods in Java<text:tab/>203</text:a></text:p>
          <text:p text:style-name="P19"><text:a xlink:type="simple" xlink:href="#9.3.2.2.Provide Additional Methods in zscript|outline">Provide Additional Methods in zscript<text:tab/>204</text:a></text:p>
          <text:p text:style-name="P19"><text:a xlink:type="simple" xlink:href="#9.3.2.3.Override the Implementation Class When Instantiation|outline">Override the Implementation Class When Instantiation<text:tab/>204</text:a></text:p>
          <text:p text:style-name="P19"><text:a xlink:type="simple" xlink:href="#9.3.2.4.Create a Macro Component Manually|outline">Create a Macro Component Manually<text:tab/>205</text:a></text:p>
          <text:p text:style-name="P16">10. Advanced Features<text:tab/>206</text:p>
          <text:p text:style-name="P17"><text:a xlink:type="simple" xlink:href="#10.1.Identify Pages|outline">Identify Pages<text:tab/>206</text:a></text:p>
          <text:p text:style-name="P17"><text:a xlink:type="simple" xlink:href="#10.2.Identify Components|outline">Identify Components<text:tab/>206</text:a></text:p>
          <text:p text:style-name="P18"><text:a xlink:type="simple" xlink:href="#10.2.1.The Component Path|outline">The Component Path<text:tab/>206</text:a></text:p>
          <text:p text:style-name="P17"><text:a xlink:type="simple" xlink:href="#10.3.Sorting|outline">Sorting<text:tab/>207</text:a></text:p>
          <text:p text:style-name="P17"><text:a xlink:type="simple" xlink:href="#10.4.Browser's Information and Controls|outline">Browser's Information and Controls<text:tab/>208</text:a></text:p>
          <text:p text:style-name="P18"><text:a xlink:type="simple" xlink:href="#10.4.1.The onClientInfo Event|outline">The onClientInfo Event<text:tab/>208</text:a></text:p>
          <text:p text:style-name="P18"><text:a xlink:type="simple" xlink:href="#10.4.2.The org.zkoss.ui.util.Clients Class|outline">The org.zkoss.ui.util.Clients Class<text:tab/>209</text:a></text:p>
          <text:p text:style-name="P18"><text:a xlink:type="simple" xlink:href="#10.4.3.Prevent User From Closing a Window|outline">Prevent User From Closing a Window<text:tab/>209</text:a></text:p>
          <text:p text:style-name="P17"><text:a xlink:type="simple" xlink:href="#10.5.Browser's History Management|outline">Browser's History Management<text:tab/>210</text:a></text:p>
          <text:p text:style-name="P18"><text:a xlink:type="simple" xlink:href="#10.5.1.Add the Appropriate States to Browser's History|outline">Add the Appropriate States to Browser's History<text:tab/>210</text:a></text:p>
          <text:p text:style-name="P18"><text:a xlink:type="simple" xlink:href="#10.5.2.Listen to the onBookmarkChanged Event and Manipulate the Desktop Accordingly|outline">Listen to the onBookmarkChanged Event and Manipulate the Desktop Accordingly<text:tab/>211</text:a></text:p>
          <text:p text:style-name="P18"><text:a xlink:type="simple" xlink:href="#10.5.3.A Simple Example|outline">A Simple Example<text:tab/>212</text:a></text:p>
          <text:p text:style-name="P17"><text:a xlink:type="simple" xlink:href="#10.6.Component Cloning|outline">Component Cloning<text:tab/>213</text:a></text:p>
          <text:p text:style-name="P17"><text:a xlink:type="simple" xlink:href="#10.7.Component Serialization|outline">Component Serialization<text:tab/>213</text:a></text:p>
          <text:p text:style-name="P18"><text:a xlink:type="simple" xlink:href="#10.7.1.Serializable Sessions|outline">Serializable Sessions<text:tab/>214</text:a></text:p>
          <text:p text:style-name="P18"><text:a xlink:type="simple" xlink:href="#10.7.2.Serialization Listeners|outline">Serialization Listeners<text:tab/>215</text:a></text:p>
          <text:p text:style-name="P17"><text:a xlink:type="simple" xlink:href="#10.8.Inter-Page Communication|outline">Inter-Page Communication<text:tab/>215</text:a></text:p>
          <text:p text:style-name="P18"><text:a xlink:type="simple" xlink:href="#10.8.1.Post and Send Events|outline">Post and Send Events<text:tab/>215</text:a></text:p>
          <text:p text:style-name="P18"><text:a xlink:type="simple" xlink:href="#10.8.2.Attributes|outline">Attributes<text:tab/>215</text:a></text:p>
          <text:p text:style-name="P17"><text:a xlink:type="simple" xlink:href="#10.9.Inter-Web-Application Communication|outline">Inter-Web-Application Communication<text:tab/>216</text:a></text:p>
          <text:p text:style-name="P18"><text:a xlink:type="simple" xlink:href="#10.9.1.Web Resources from Classpath|outline">Web Resources from Classpath<text:tab/>216</text:a></text:p>
          <text:p text:style-name="P17"><text:a xlink:type="simple" xlink:href="#10.10.Annotations|outline">Annotations<text:tab/>216</text:a></text:p>
          <text:p text:style-name="P18"><text:a xlink:type="simple" xlink:href="#10.10.1.Annotate ZUML Pages|outline">Annotate ZUML Pages<text:tab/>217</text:a></text:p>
          <text:p text:style-name="P19"><text:a xlink:type="simple" xlink:href="#10.10.1.1.The Classic Way to annotate the Component Declarations|outline">The Classic Way to annotate the Component Declarations<text:tab/>217</text:a></text:p>
          <text:p text:style-name="P19"><text:a xlink:type="simple" xlink:href="#10.10.1.2.The Classic Way to Annotate the Property Declarations|outline">The Classic Way to Annotate the Property Declarations<text:tab/>217</text:a></text:p>
          <text:p text:style-name="P19"><text:a xlink:type="simple" xlink:href="#10.10.1.3.The Simple Way to Annotate the Property Declarations|outline">The Simple Way to Annotate the Property Declarations<text:tab/>218</text:a></text:p>
          <text:p text:style-name="P19"><text:a xlink:type="simple" xlink:href="#10.10.1.4.The Simple Way to Annotate the Component Declarations|outline">The Simple Way to Annotate the Component Declarations<text:tab/>219</text:a></text:p>
          <text:p text:style-name="P18"><text:a xlink:type="simple" xlink:href="#10.10.2.Annotate Components Created Manually|outline">Annotate Components Created Manually<text:tab/>219</text:a></text:p>
          <text:p text:style-name="P18"><text:a xlink:type="simple" xlink:href="#10.10.3.Retrieve Annotations|outline">Retrieve Annotations<text:tab/>219</text:a></text:p>
          <text:p text:style-name="P17"><text:a xlink:type="simple" xlink:href="#10.11.Richlets|outline">Richlets<text:tab/>219</text:a></text:p>
          <text:p text:style-name="P18"><text:a xlink:type="simple" xlink:href="#10.11.1.Implement the org.zkoss.zk.ui.Richlet interface|outline">Implement the org.zkoss.zk.ui.Richlet interface<text:tab/>220</text:a></text:p>
          <text:p text:style-name="P19"><text:a xlink:type="simple" xlink:href="#10.11.1.1.One Richlet per URL|outline">One Richlet per URL<text:tab/>221</text:a></text:p>
          <text:p text:style-name="P18"><text:a xlink:type="simple" xlink:href="#10.11.2.Configure web.xml and zk.xml|outline">Configure web.xml and zk.xml<text:tab/>221</text:a></text:p>
          <text:p text:style-name="P17"><text:a xlink:type="simple" xlink:href="#10.12.Session Timeout Management|outline">Session Timeout Management<text:tab/>222</text:a></text:p>
          <text:p text:style-name="P17"><text:a xlink:type="simple" xlink:href="#10.13.Error Handling|outline">Error Handling<text:tab/>223</text:a></text:p>
          <text:p text:style-name="P18"><text:a xlink:type="simple" xlink:href="#10.13.1.Error Handling When Loading Pages|outline">Error Handling When Loading Pages<text:tab/>223</text:a></text:p>
          <text:p text:style-name="P19"><text:a xlink:type="simple" xlink:href="#10.13.1.1.ZK Mobile Error Handling|outline">ZK Mobile Error Handling<text:tab/>224</text:a></text:p>
          <text:p text:style-name="P18"><text:a xlink:type="simple" xlink:href="#10.13.2.Error Handing When Updating Pages|outline">Error Handing When Updating Pages<text:tab/>224</text:a></text:p>
          <text:p text:style-name="P19"><text:a xlink:type="simple" xlink:href="#10.13.2.1.ZK Mobile Error When Updating Pages|outline">ZK Mobile Error When Updating Pages<text:tab/>226</text:a></text:p>
          <text:p text:style-name="P17"><text:a xlink:type="simple" xlink:href="#10.14.Miscellaneous|outline">Miscellaneous<text:tab/>226</text:a></text:p>
          <text:p text:style-name="P18"><text:a xlink:type="simple" xlink:href="#10.14.1.Configure the ZK Loader Not to Compress the Output|outline">Configure the ZK Loader Not to Compress the Output<text:tab/>226</text:a></text:p>
          <text:p text:style-name="P16">11. Performance Tips<text:tab/>228</text:p>
          <text:p text:style-name="P17"><text:a xlink:type="simple" xlink:href="#11.1.Use Compiled Java Codes|outline">Use Compiled Java Codes<text:tab/>228</text:a></text:p>
          <text:p text:style-name="P18"><text:a xlink:type="simple" xlink:href="#11.1.1.Use the deferred Attribute|outline">Use the deferred Attribute<text:tab/>228</text:a></text:p>
          <text:p text:style-name="P18"><text:a xlink:type="simple" xlink:href="#11.1.2.The deferred Attribute and the onCreate Event|outline">The deferred Attribute and the onCreate Event<text:tab/>228</text:a></text:p>
          <text:p text:style-name="P18"><text:a xlink:type="simple" xlink:href="#11.1.3.Use the forward Attribute|outline">Use the forward Attribute<text:tab/>229</text:a></text:p>
          <text:p text:style-name="P17"><text:a xlink:type="simple" xlink:href="#11.2.Use the Servlet Thread to Process Events|outline">Use the Servlet Thread to Process Events<text:tab/>229</text:a></text:p>
          <text:p text:style-name="P18"><text:a xlink:type="simple" xlink:href="#11.2.1.Modal Windows|outline">Modal Windows<text:tab/>230</text:a></text:p>
          <text:p text:style-name="P18"><text:a xlink:type="simple" xlink:href="#11.2.2.Message Boxes|outline">Message Boxes<text:tab/>230</text:a></text:p>
          <text:p text:style-name="P18"><text:a xlink:type="simple" xlink:href="#11.2.3.File Upload|outline">File Upload<text:tab/>231</text:a></text:p>
          <text:p text:style-name="P17"><text:a xlink:type="simple" xlink:href="#11.3.Use the Native Namespace instead of the XHTML Namespace|outline">Use the Native Namespace instead of the XHTML Namespace<text:tab/>231</text:a></text:p>
          <text:p text:style-name="P17"><text:a xlink:type="simple" xlink:href="#11.4.Prolong the Period to Check Whether a File Is Modified|outline">Prolong the Period to Check Whether a File Is Modified<text:tab/>232</text:a></text:p>
          <text:p text:style-name="P17"><text:a xlink:type="simple" xlink:href="#11.5.Defer the Creation of Child Components|outline">Defer the Creation of Child Components<text:tab/>232</text:a></text:p>
          <text:p text:style-name="P17"><text:a xlink:type="simple" xlink:href="#11.6.Use Live Data and Paging for Large List Boxes|outline">Use Live Data and Paging for Large List Boxes<text:tab/>233</text:a></text:p>
          <text:p text:style-name="P17"><text:a xlink:type="simple" xlink:href="#11.7.Use ZK JSP Tags or ZK JSF Components instead of ZK Filter|outline">Use ZK JSP Tags or ZK JSF Components instead of ZK Filter<text:tab/>233</text:a></text:p>
          <text:p text:style-name="P16">12. Other Devices and Output Formats<text:tab/>235</text:p>
          <text:p text:style-name="P17"><text:a xlink:type="simple" xlink:href="#12.1.ZK Mobile|outline">ZK Mobile<text:tab/>235</text:a></text:p>
          <text:p text:style-name="P18"><text:a xlink:type="simple" xlink:href="#12.1.1.The Mobile Component Set, http://www.zkoss.org/2007/mil|outline">The Mobile Component Set, http://www.zkoss.org/2007/mil<text:tab/>235</text:a></text:p>
          <text:p text:style-name="P17"><text:a xlink:type="simple" xlink:href="#12.2.XML Output|outline">XML Output<text:tab/>236</text:a></text:p>
          <text:p text:style-name="P18"><text:a xlink:type="simple" xlink:href="#12.2.1.Three Steps to Generate XML Output with a ZUML Page|outline">Three Steps to Generate XML Output with a ZUML Page<text:tab/>236</text:a></text:p>
          <text:p text:style-name="P19"><text:a xlink:type="simple" xlink:href="#12.2.1.1.Use the XML Component Set, http://www.zkoss.org/2007/xml|outline">Use the XML Component Set, http://www.zkoss.org/2007/xml<text:tab/>236</text:a></text:p>
          <text:p text:style-name="P19"><text:a xlink:type="simple" xlink:href="#12.2.1.2.Maps the File Extension to ZK Loader|outline">Maps the File Extension to ZK Loader<text:tab/>237</text:a></text:p>
          <text:p text:style-name="P19"><text:a xlink:type="simple" xlink:href="#12.2.1.3.Maps the File Extension to the XML Component Set|outline">Maps the File Extension to the XML Component Set<text:tab/>237</text:a></text:p>
          <text:p text:style-name="P18"><text:a xlink:type="simple" xlink:href="#12.2.2.The XML Component Set|outline">The XML Component Set<text:tab/>238</text:a></text:p>
          <text:p text:style-name="P19"><text:a xlink:type="simple" xlink:href="#12.2.2.1.The XML Transformer|outline">The XML Transformer<text:tab/>238</text:a></text:p>
          <text:p text:style-name="P16">13. Internationalization<text:tab/>240</text:p>
          <text:p text:style-name="P17"><text:a xlink:type="simple" xlink:href="#13.1.Locale|outline">Locale<text:tab/>240</text:a></text:p>
          <text:p text:style-name="P18"><text:a xlink:type="simple" xlink:href="#13.1.1.The px_preferred_locale Session Attribute|outline">The px_preferred_locale Session Attribute<text:tab/>240</text:a></text:p>
          <text:p text:style-name="P18"><text:a xlink:type="simple" xlink:href="#13.1.2.The Request Interceptor|outline">The Request Interceptor<text:tab/>240</text:a></text:p>
          <text:p text:style-name="P17"><text:a xlink:type="simple" xlink:href="#13.2.Time Zone|outline">Time Zone<text:tab/>241</text:a></text:p>
          <text:p text:style-name="P18"><text:a xlink:type="simple" xlink:href="#13.2.1.The px_preferred_time_zone Session Attribute|outline">The px_preferred_time_zone Session Attribute<text:tab/>242</text:a></text:p>
          <text:p text:style-name="P18"><text:a xlink:type="simple" xlink:href="#13.2.2.The Request Interceptor|outline">The Request Interceptor<text:tab/>242</text:a></text:p>
          <text:p text:style-name="P17"><text:a xlink:type="simple" xlink:href="#13.3.Labels|outline">Labels<text:tab/>242</text:a></text:p>
          <text:p text:style-name="P17"><text:a xlink:type="simple" xlink:href="#13.4.Locale-Dependent Files|outline">Locale-Dependent Files<text:tab/>243</text:a></text:p>
          <text:p text:style-name="P18"><text:a xlink:type="simple" xlink:href="#13.4.1.Browser and Locale-Dependent URI|outline">Browser and Locale-Dependent URI<text:tab/>243</text:a></text:p>
          <text:p text:style-name="P18"><text:a xlink:type="simple" xlink:href="#13.4.2.Locating Browser and Locale Dependent Resources in Java|outline">Locating Browser and Locale Dependent Resources in Java<text:tab/>244</text:a></text:p>
          <text:p text:style-name="P17"><text:a xlink:type="simple" xlink:href="#13.5.Messages|outline">Messages<text:tab/>245</text:a></text:p>
          <text:p text:style-name="P17"><text:a xlink:type="simple" xlink:href="#13.6.Themes|outline">Themes<text:tab/>245</text:a></text:p>
          <text:p text:style-name="P18"><text:a xlink:type="simple" xlink:href="#13.6.1.Use the Theme with Smaller Fonts|outline">Use the Theme with Smaller Fonts<text:tab/>245</text:a></text:p>
          <text:p text:style-name="P18"><text:a xlink:type="simple" xlink:href="#13.6.2.Use the Theme with Larger Fonts|outline">Use the Theme with Larger Fonts<text:tab/>245</text:a></text:p>
          <text:p text:style-name="P18"><text:a xlink:type="simple" xlink:href="#13.6.3.Use the Theme that Depends on Locale|outline">Use the Theme that Depends on Locale<text:tab/>245</text:a></text:p>
          <text:p text:style-name="P18"><text:a xlink:type="simple" xlink:href="#13.6.4.Use Your Own Theme|outline">Use Your Own Theme<text:tab/>246</text:a></text:p>
          <text:p text:style-name="P18"><text:a xlink:type="simple" xlink:href="#13.6.5.The Theme Provider|outline">The Theme Provider<text:tab/>246</text:a></text:p>
          <text:p text:style-name="P16">14. Database Connectivity<text:tab/>247</text:p>
          <text:p text:style-name="P17"><text:a xlink:type="simple" xlink:href="#14.1.ZK Is Presentation-Tier Only|outline">ZK Is Presentation-Tier Only<text:tab/>247</text:a></text:p>
          <text:p text:style-name="P17"><text:a xlink:type="simple" xlink:href="#14.2.Simplest Way to Use JDBC (but not recommended)|outline">Simplest Way to Use JDBC (but not recommended)<text:tab/>247</text:a></text:p>
          <text:p text:style-name="P17"><text:a xlink:type="simple" xlink:href="#14.3.Use with Connection Pooling|outline">Use with Connection Pooling<text:tab/>248</text:a></text:p>
          <text:p text:style-name="P18"><text:a xlink:type="simple" xlink:href="#14.3.1.Connect and Close a Connection|outline">Connect and Close a Connection<text:tab/>249</text:a></text:p>
          <text:p text:style-name="P18"><text:a xlink:type="simple" xlink:href="#14.3.2.Configure Connection Pooling|outline">Configure Connection Pooling<text:tab/>250</text:a></text:p>
          <text:p text:style-name="P19"><text:a xlink:type="simple" xlink:href="#14.3.2.1.Tomcat 5.5 + MySQL|outline">Tomcat 5.5 + MySQL<text:tab/>250</text:a></text:p>
          <text:p text:style-name="P19"><text:a xlink:type="simple" xlink:href="#14.3.2.2.JBoss + MySQL|outline">JBoss + MySQL<text:tab/>251</text:a></text:p>
          <text:p text:style-name="P19"><text:a xlink:type="simple" xlink:href="#14.3.2.3.JBoss + PostgreSQL|outline">JBoss + PostgreSQL<text:tab/>252</text:a></text:p>
          <text:p text:style-name="P17"><text:a xlink:type="simple" xlink:href="#14.4.ZK Features Applicable to Database Access|outline">ZK Features Applicable to Database Access<text:tab/>252</text:a></text:p>
          <text:p text:style-name="P18"><text:a xlink:type="simple" xlink:href="#14.4.1.The org.zkoss.zk.ui.event.EventThreadCleanup Interface|outline">The org.zkoss.zk.ui.event.EventThreadCleanup Interface<text:tab/>252</text:a></text:p>
          <text:p text:style-name="P18"><text:a xlink:type="simple" xlink:href="#14.4.2.Access Database in EL Expressions|outline">Access Database in EL Expressions<text:tab/>253</text:a></text:p>
          <text:p text:style-name="P19"><text:a xlink:type="simple" xlink:href="#14.4.2.1.Read all and Copy to a LinkedList|outline">Read all and Copy to a LinkedList<text:tab/>253</text:a></text:p>
          <text:p text:style-name="P19"><text:a xlink:type="simple" xlink:href="#14.4.2.2.Implement the org.zkoss.zk.ui.util.Initiator Interface|outline">Implement the org.zkoss.zk.ui.util.Initiator Interface<text:tab/>254</text:a></text:p>
          <text:p text:style-name="P18"><text:a xlink:type="simple" xlink:href="#14.4.3.Transaction and org.zkoss.zk.util.Initiator|outline">Transaction and org.zkoss.zk.util.Initiator<text:tab/>255</text:a></text:p>
          <text:p text:style-name="P19"><text:a xlink:type="simple" xlink:href="#14.4.3.1.J2EE Transaction and Initiator|outline">J2EE Transaction and Initiator<text:tab/>255</text:a></text:p>
          <text:p text:style-name="P19"><text:a xlink:type="simple" xlink:href="#14.4.3.2.Web Containers and Initiator|outline">Web Containers and Initiator<text:tab/>255</text:a></text:p>
          <text:p text:style-name="P16">15. Portal Integration<text:tab/>257</text:p>
          <text:p text:style-name="P17"><text:a xlink:type="simple" xlink:href="#15.1.Configuration|outline">Configuration<text:tab/>257</text:a></text:p>
          <text:p text:style-name="P18"><text:a xlink:type="simple" xlink:href="#15.1.1.WEB-INF/portlet.xml|outline">WEB-INF/portlet.xml<text:tab/>257</text:a></text:p>
          <text:p text:style-name="P18"><text:a xlink:type="simple" xlink:href="#15.1.2.WEB-INF/web.xml|outline">WEB-INF/web.xml<text:tab/>257</text:a></text:p>
          <text:p text:style-name="P17"><text:a xlink:type="simple" xlink:href="#15.2.The Usage|outline">The Usage<text:tab/>258</text:a></text:p>
          <text:p text:style-name="P18"><text:a xlink:type="simple" xlink:href="#15.2.1.The zk_page and zk_richlet Parameter and Attribute|outline">The zk_page and zk_richlet Parameter and Attribute<text:tab/>258</text:a></text:p>
          <text:p text:style-name="P18"><text:a xlink:type="simple" xlink:href="#15.2.2.Examples|outline">Examples<text:tab/>258</text:a></text:p>
          <text:p text:style-name="P16">16. Beyond ZK<text:tab/>260</text:p>
          <text:p text:style-name="P17"><text:a xlink:type="simple" xlink:href="#16.1.Logger|outline">Logger<text:tab/>260</text:a></text:p>
          <text:p text:style-name="P18"><text:a xlink:type="simple" xlink:href="#16.1.1.How to Configure Log Levels with ZK|outline">How to Configure Log Levels with ZK<text:tab/>260</text:a></text:p>
          <text:p text:style-name="P18"><text:a xlink:type="simple" xlink:href="#16.1.2.Content of i3-log.conf|outline">Content of i3-log.conf<text:tab/>261</text:a></text:p>
          <text:p text:style-name="P19"><text:a xlink:type="simple" xlink:href="#16.1.2.1.Allowed Levels|outline">Allowed Levels<text:tab/>261</text:a></text:p>
          <text:p text:style-name="P18"><text:a xlink:type="simple" xlink:href="#16.1.3.Location of i3-log.conf|outline">Location of i3-log.conf<text:tab/>262</text:a></text:p>
          <text:p text:style-name="P18"><text:a xlink:type="simple" xlink:href="#16.1.4.Disable All Logs|outline">Disable All Logs<text:tab/>262</text:a></text:p>
          <text:p text:style-name="P17"><text:a xlink:type="simple" xlink:href="#16.2.DSP|outline">DSP<text:tab/>262</text:a></text:p>
          <text:p text:style-name="P17"><text:a xlink:type="simple" xlink:href="#16.3.iDOM|outline">iDOM<text:tab/>26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0">Notes:</text:p>
      <text:list text:style-name="L1">
        <text:list-item>
          <text:p text:style-name="P98">The scripts embedded in ZUML pages can be written in different languages, including but not limited to Java, Jav<text:span text:style-name="T2">aScript, Ruby and Groovy. Moreover,</text:span> they are running at the server.</text:p>
        </text:list-item>
        <text:list-item>
          <text:p text:style-name="P9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2">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9" text:outline-level="3">The Scripting Codes in a Separate File</text:h>
      <text:p text:style-name="P22">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1">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5">for</text:span><text:span text:style-name="T16">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2">where assumes you have three event listeners, <text:span text:style-name="T6">MyCreate</text:span>, <text:span text:style-name="T6">MyOK</text:span>, and <text:span text:style-name="T6">MyCancel</text:span>. Refer to the Event section below for the explanation of event listeners.</text:p>
      <text:p text:style-name="P22">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22">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2">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22">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2">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22">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2">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4">Tip: Many scripting languages, e.g., JRuby, also allow developers to define classes that are accessible by JVM. Please consult the corresponding manuals for details.</text:p>
      <text:p text:style-name="P22">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2">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1">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1">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9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92">ZK loader loads the specified page and interprets it to create proper components accordingly.</text:p>
        </text:list-item>
        <text:list-item>
          <text:p text:style-name="P19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9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92">Upon receiving ZK requests from Client Engine, AU Engine updates the content of corresponding component, if necessary. And then, AU Engine notifies the application by invoking relevant event handlers, if any.</text:p>
        </text:list-item>
        <text:list-item>
          <text:p text:style-name="P192">If the application chooses to change content of components, add or move components, AU Engine send the new content of altered components to Client Engine by use of ZK responses.</text:p>
        </text:list-item>
        <text:list-item>
          <text:p text:style-name="P19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7">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1">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1">To retrieve another fellow, you could use the <text:span text:style-name="T6">getFellow</text:span> method in the <text:span text:style-name="T6">IdSpace</text:span> interface or the <text:span text:style-name="T6">Component</text:span> interface.</text:p>
      <text:p text:style-name="P3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1">The <text:span text:style-name="T6">org.zkoss.zk.ui.Path</text:span> class provides utilities to simplify the location of a component among ID spaces. Its use is similar to <text:span text:style-name="T6">java.io.File</text:span>.</text:p>
      <text:p text:style-name="P43">Path.getComponent("/A/C/E");</text:p>
      <text:p text:style-name="P43">new Path("A/C", "E").getComponent();</text:p>
      <text:h text:style-name="P29" text:outline-level="3">Namespace and ID Space</text:h>
      <text:p text:style-name="P22">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2"><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2">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2">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2">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46">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7">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7">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7">Depending on the implementation, an interpreter might have exactly one logical scope, or one logic scope per ID space to store these variables and methods. For sake of description, we call them the single-scope and multi-scope interpreters, respectively.</text:p>
      <text:p text:style-name="P37">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9">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9"><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9">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8">Variables defined in the namespace can be retrieved by use of the <text:span text:style-name="T6">getVariable</text:span> method.</text:p>
      <text:p text:style-name="P38">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7">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7">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2">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2">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2">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28">richlet</text:span><text:span text:style-name="T28"><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32">),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1">For each element, it examines the <text:span text:style-name="T6">if</text:span> and <text:span text:style-name="T6">unless</text:span> attribute to decide whether it is effective. If not, the element and all of its child elements are ignored.</text:p>
        </text:list-item>
        <text:list-item>
          <text:p text:style-name="P101">If the<text:span text:style-name="T2"> </text:span><text:span text:style-name="T7">forEach</text:span><text:span text:style-name="T2"> attribute is specified with a collection of items, ZK repeats the following steps for each item in the collection.</text:span></text:p>
        </text:list-item>
        <text:list-item>
          <text:p text:style-name="P101">Creates a component based on the element name, or by use of the cla<text:span text:style-name="T2">ss</text:span> spe<text:span text:style-name="T2">cified in</text:span> the <text:span text:style-name="T6">use</text:span> attribute, if any.</text:p>
        </text:list-item>
        <text:list-item>
          <text:p text:style-name="P101">Initializes the members one-by-one based on the order that attributes are specified in the ZUML page.</text:p>
        </text:list-item>
        <text:list-item>
          <text:p text:style-name="P101">Interprets the nested elements and repeat the whole procedure.</text:p>
        </text:list-item>
        <text:list-item>
          <text:p text:style-name="P10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2">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8">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8">Invoke the script specified in the <text:span text:style-name="T6">onClick</text:span> attribute of the targeting component, if any.</text:p>
        </text:list-item>
        <text:list-item>
          <text:p text:style-name="P158">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8">Invoke the <text:span text:style-name="T6">onClick</text:span> member method of the targeting component, if any.</text:p>
        </text:list-item>
        <text:list-item>
          <text:p text:style-name="P158">Invoke event listeners for the <text:span text:style-name="T6">onClick</text:span> event one-by-one that are added to the page that the targeting component belongs. The first added, the first called.</text:p>
        </text:list-item>
      </text:list>
      <text:p text:style-name="P41">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2">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2">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2">For example, you can open a highlighted window and then invoke <text:span text:style-name="T6">echoEvent</text:span> to do the long operation after the client shows the window (and echoes back the event).</text:p>
      <text:p text:style-name="P42">For example, we can use the <text:span text:style-name="T10">org.zkoss.zk.ui.util.Clients.showBusy</text:span> method t<text:span text:style-name="T3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0" text:outline-level="4">Alternative 1: Server Push</text:h>
      <text:p text:style-name="P51">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54">Enable server push for the desktop </text:p>
          <text:p text:style-name="P163"><text:s text:c="3"/>Invoke <text:span text:style-name="T11">Desktop.enableServerPush(boolean bool)</text:span> to enable server push</text:p>
        </text:list-item>
        <text:list-item>
          <text:p text:style-name="P254">Passing components required to be update into the working thread</text:p>
        </text:list-item>
        <text:list-item>
          <text:p text:style-name="P25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1">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0">Executions.setDelay(int min, int max, int factor)</text:span><text:span text:style-name="T36">.</text:span></text:p>
      <text:list text:style-name="L6">
        <text:list-item>
          <text:p text:style-name="P280">min, the minimal delay to poll the server for any pending server-push threads.</text:p>
        </text:list-item>
        <text:list-item>
          <text:p text:style-name="P280">max, the maximum delay to poll the server for any pending server-push threads.</text:p>
        </text:list-item>
        <text:list-item>
          <text:p text:style-name="P280">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30">Use the <text:span text:style-name="T6">wait </text:span>method in the <text:span text:style-name="T6">org.zkoss.zk.ui.Executions</text:span> class to suspend the event handler itself, after creating a working thread.</text:p>
        </text:list-item>
        <text:list-item>
          <text:p text:style-name="P230">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30">The<text:span text:style-name="T2">n, the working thread could crush the information and create components as necessary. Just don't reference any component that belongs to any desktop.</text:span></text:p>
        </text:list-item>
        <text:list-item>
          <text:p text:style-name="P230">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3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37">It is possible to implement a long operation without suspend and resume. It is useful if the synchronization codes are going too complex to debug.</text:p>
      <text:p text:style-name="P37">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37">Instead of checking the results periodically, you can piggyback them to the client when the user, say, clicks a button or enters something.</text:p>
      <text:p text:style-name="P37">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7">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1">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6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2">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4">&lt;</text:p>
          </table:table-cell>
          <table:table-cell table:style-name="Table24.B2" office:value-type="string">
            <text:p text:style-name="P54">&amp;lt;</text:p>
          </table:table-cell>
        </table:table-row>
        <table:table-row>
          <table:table-cell table:style-name="Table24.A2" office:value-type="string">
            <text:p text:style-name="P54">&gt;</text:p>
          </table:table-cell>
          <table:table-cell table:style-name="Table24.B2" office:value-type="string">
            <text:p text:style-name="P54">&amp;gt;</text:p>
          </table:table-cell>
        </table:table-row>
        <table:table-row>
          <table:table-cell table:style-name="Table24.A2" office:value-type="string">
            <text:p text:style-name="P54">&amp;</text:p>
          </table:table-cell>
          <table:table-cell table:style-name="Table24.B2" office:value-type="string">
            <text:p text:style-name="P54">&amp;amp;</text:p>
          </table:table-cell>
        </table:table-row>
        <table:table-row>
          <table:table-cell table:style-name="Table24.A2" office:value-type="string">
            <text:p text:style-name="P54">"</text:p>
          </table:table-cell>
          <table:table-cell table:style-name="Table24.B2" office:value-type="string">
            <text:p text:style-name="P54">&amp;quot;</text:p>
          </table:table-cell>
        </table:table-row>
        <table:table-row>
          <table:table-cell table:style-name="Table24.A2" office:value-type="string">
            <text:p text:style-name="P54">'</text:p>
          </table:table-cell>
          <table:table-cell table:style-name="Table24.B2" office:value-type="string">
            <text:p text:style-name="P54">&amp;apos;</text:p>
          </table:table-cell>
        </table:table-row>
      </table:table>
      <text:p text:style-name="P22">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2">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0">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2">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2">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8"><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9"><text:span text:style-name="T6">xmlns="http://www.w3.org/1999/xhtml"</text:span> specifies a namespace called <text:span text:style-name="T6">http://www.w3.org/1999/xhtml</text:span>, and use it as the default namespace.</text:p>
        </text:list-item>
        <text:list-item>
          <text:p text:style-name="P109"><text:span text:style-name="T6">&lt;html&gt;</text:span> specifies an element called <text:span text:style-name="T6">html</text:span> from the default namespace, i.e., <text:span text:style-name="T6">http://www.w3.org/1999/xhtml</text:span> in this example.</text:p>
        </text:list-item>
        <text:list-item>
          <text:p text:style-name="P109"><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7">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22">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5">switch</text:span>="${fruit}"&gt;</text:p>
      <text:p text:style-name="Code_20_Indent"><text:tab/>&lt;zk <text:span text:style-name="T15">case</text:span>="apple"&gt;</text:p>
      <text:p text:style-name="Code_20_Indent"><text:tab/>Eva<text:span text:style-name="T2">luated only if ${fruit} is apple</text:span></text:p>
      <text:p text:style-name="P43"><text:tab/>&lt;/zk&gt;</text:p>
      <text:p text:style-name="P43"><text:tab/>&lt;zk <text:span text:style-name="T15">case</text:span>="${special}"&gt;</text:p>
      <text:p text:style-name="P43"><text:tab/>Evaluated only if ${fruit} equals ${special}</text:p>
      <text:p text:style-name="P43"><text:tab/>&lt;/zk&gt;</text:p>
      <text:p text:style-name="P43"><text:tab/>&lt;zk&gt;</text:p>
      <text:p text:style-name="P43"><text:tab/>Evaluated only if none of the above cases matches.</text:p>
      <text:p text:style-name="P43"><text:tab/>&lt;/zk&gt;</text:p>
      <text:p text:style-name="P43">&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22">The <text:span text:style-name="T6">zk</text:span> element without any case, is the <text:span text:style-name="T27">default</text:span> – i.e., it always matches and is evaluated if all cases above it failed to match.</text:p>
      <text:h text:style-name="P74" text:outline-level="4">Multiple Cases</text:h>
      <text:p text:style-name="P37">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77"><text:tab/>&lt;/zk&gt;</text:p>
      <text:p text:style-name="P77">&lt;/zk&gt;</text:p>
      <text:h text:style-name="Heading_20_4" text:outline-level="4">Reg<text:span text:style-name="T2">ular Expression</text:span></text:h>
      <text:p text:style-name="Code_20_Indent_20_2">&lt;zk switch="${fruit}"&gt;</text:p>
      <text:p text:style-name="P77"><text:tab/>&lt;zk case="/ap*.e/"&gt;</text:p>
      <text:p text:style-name="P77"><text:tab/>Evaluate if the regular expression, ap*.e"., matches the switch condition.</text:p>
      <text:p text:style-name="P77"><text:tab/>&lt;/zk&gt;</text:p>
      <text:p text:style-name="P77">&lt;/zk&gt;</text:p>
      <text:h text:style-name="Heading_20_4" text:outline-level="4">Used with <text:span text:style-name="T6">for</text:span><text:span text:style-name="T7">Each</text:span></text:h>
      <text:p text:style-name="P37">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37">is equivalent to</text:p>
      <text:p text:style-name="P77">&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77"><text:tab/>Evaluated if the when condition is true.</text:p>
      <text:p text:style-name="P77"><text:tab/>&lt;/zk&gt;</text:p>
      <text:p text:style-name="P77"><text:tab/>&lt;zk&gt;</text:p>
      <text:p text:style-name="P77"><text:tab/>Evaluated if none of above cases matches.</text:p>
      <text:p text:style-name="P77"><text:tab/>&lt;/zk&gt;</text:p>
      <text:p text:style-name="P77">&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1">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1">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1">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79">&lt;/listitem&gt;</text:p>
      <text:p text:style-name="P31">The iteration depends on the type of the specified value of the <text:span text:style-name="T6">forEach</text:span> attribute.</text:p>
      <text:list text:style-name="L8">
        <text:list-item>
          <text:p text:style-name="P167">If <text:span text:style-name="T6">java.util.Collection</text:span>, it iterates each element of the collection.</text:p>
        </text:list-item>
        <text:list-item>
          <text:p text:style-name="P167">If <text:span text:style-name="T6">java.util.Map</text:span>, it iterates each <text:span text:style-name="T6">Map.Entry</text:span> of the map.</text:p>
        </text:list-item>
        <text:list-item>
          <text:p text:style-name="P167">If <text:span text:style-name="T6">java.util.Iterator</text:span>, it iterates each element from the iterator.</text:p>
        </text:list-item>
        <text:list-item>
          <text:p text:style-name="P167">If <text:span text:style-name="T6">java.util.Enumeration</text:span>, it iterates each element from the enumeration.</text:p>
        </text:list-item>
        <text:list-item>
          <text:p text:style-name="P16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7">If null, nothing is generated (it is ignored).</text:p>
        </text:list-item>
        <text:list-item>
          <text:p text:style-name="P16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2">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2">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2">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2"><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2">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2">Notice that the button's label is assigned correctly because it is done at the same phase – the Component Creation Phase.</text:p>
      <text:p text:style-name="P22">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1">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2">In other words, if a ZUML element is specified with the <text:span text:style-name="T6">fulfill</text:span> attribute, its child elements won't be processed until the event specified as the value of the <text:span text:style-name="T6">fulfill</text:span> attribute is received.</text:p>
      <text:p text:style-name="P22">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2">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3">self</text:p>
          </table:table-cell>
          <table:table-cell table:style-name="Table8.B2" office:value-type="string">
            <text:p text:style-name="P53">org.zkoss.zk.ui.Component</text:p>
            <text:p text:style-name="Table_20_Contents">The component itself.</text:p>
          </table:table-cell>
        </table:table-row>
        <table:table-row table:style-name="Table8.1">
          <table:table-cell table:style-name="Table8.A2" office:value-type="string">
            <text:p text:style-name="P53">spaceOwner</text:p>
          </table:table-cell>
          <table:table-cell table:style-name="Table8.B2" office:value-type="string">
            <text:p text:style-name="P5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3">page</text:p>
          </table:table-cell>
          <table:table-cell table:style-name="Table8.B2" office:value-type="string">
            <text:p text:style-name="P53">org.zkoss.zk.ui.Page</text:p>
            <text:p text:style-name="Table_20_Contents">The page. It is the same as <text:span text:style-name="T6">self.page</text:span>.</text:p>
          </table:table-cell>
        </table:table-row>
        <table:table-row table:style-name="Table8.1">
          <table:table-cell table:style-name="Table8.A2" office:value-type="string">
            <text:p text:style-name="P53">des<text:span text:style-name="T2">ktop</text:span></text:p>
          </table:table-cell>
          <table:table-cell table:style-name="Table8.B2" office:value-type="string">
            <text:p text:style-name="P53">org.zkoss<text:span text:style-name="T2">.zk.ui.Desktop</text:span></text:p>
            <text:p text:style-name="P63">The desktop. It is the same as <text:span text:style-name="T6">self.desktop</text:span>.</text:p>
          </table:table-cell>
        </table:table-row>
        <table:table-row table:style-name="Table8.1">
          <table:table-cell table:style-name="Table8.A2" office:value-type="string">
            <text:p text:style-name="P53">session</text:p>
          </table:table-cell>
          <table:table-cell table:style-name="Table8.B2" office:value-type="string">
            <text:p text:style-name="P55">org.zkoss.zk.ui.Session</text:p>
            <text:p text:style-name="P62">The session.</text:p>
          </table:table-cell>
        </table:table-row>
        <table:table-row table:style-name="Table8.1">
          <table:table-cell table:style-name="Table8.A2" office:value-type="string">
            <text:p text:style-name="P53">app<text:span text:style-name="T2">lication</text:span></text:p>
          </table:table-cell>
          <table:table-cell table:style-name="Table8.B2" office:value-type="string">
            <text:p text:style-name="P55">org<text:span text:style-name="T2">.zkoss.zk.ui.WebApp</text:span></text:p>
            <text:p text:style-name="P63">The Web application.</text:p>
          </table:table-cell>
        </table:table-row>
        <table:table-row table:style-name="Table8.1">
          <table:table-cell table:style-name="Table8.A2" office:value-type="string">
            <text:p text:style-name="P53">componentScope</text:p>
          </table:table-cell>
          <table:table-cell table:style-name="Table8.B2" office:value-type="string">
            <text:p text:style-name="P53">java.util.Map</text:p>
            <text:p text:style-name="P6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3">spaceScope</text:p>
          </table:table-cell>
          <table:table-cell table:style-name="Table8.B2" office:value-type="string">
            <text:p text:style-name="P53">java.util.Map</text:p>
            <text:p text:style-name="P61">A map of attributes defined in the ID space containing this component.</text:p>
          </table:table-cell>
        </table:table-row>
        <table:table-row table:style-name="Table8.1">
          <table:table-cell table:style-name="Table8.A2" office:value-type="string">
            <text:p text:style-name="P53">pageScope</text:p>
          </table:table-cell>
          <table:table-cell table:style-name="Table8.B2" office:value-type="string">
            <text:p text:style-name="P53">java.util.Map</text:p>
            <text:p text:style-name="P6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3">desktopScope</text:p>
          </table:table-cell>
          <table:table-cell table:style-name="Table8.B2" office:value-type="string">
            <text:p text:style-name="P53">java.util.Map</text:p>
            <text:p text:style-name="P6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3">sessionScope</text:p>
          </table:table-cell>
          <table:table-cell table:style-name="Table8.B2" office:value-type="string">
            <text:p text:style-name="P53">java.util.Map</text:p>
            <text:p text:style-name="P6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3">app<text:span text:style-name="T2">licationScope</text:span></text:p>
          </table:table-cell>
          <table:table-cell table:style-name="Table8.B2" office:value-type="string">
            <text:p text:style-name="P53">java.util.Map</text:p>
            <text:p text:style-name="P6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3">req<text:span text:style-name="T2">uestScope</text:span></text:p>
          </table:table-cell>
          <table:table-cell table:style-name="Table8.B2" office:value-type="string">
            <text:p text:style-name="P53">java.util.Map</text:p>
            <text:p text:style-name="P6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3">arg</text:p>
          </table:table-cell>
          <table:table-cell table:style-name="Table8.B2" office:value-type="string">
            <text:p text:style-name="P5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3">each</text:p>
          </table:table-cell>
          <table:table-cell table:style-name="Table8.B2" office:value-type="string">
            <text:p text:style-name="P53">java.lang.Object</text:p>
            <text:p text:style-name="P56"><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3">for<text:span text:style-name="T2">EachStatus</text:span></text:p>
          </table:table-cell>
          <table:table-cell table:style-name="Table8.B2" office:value-type="string">
            <text:p text:style-name="P53">org.zkoss<text:span text:style-name="T2">.zk.ui.util.ForEachStatus</text:span></text:p>
            <text:p text:style-name="P6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3">eve<text:span text:style-name="T2">nt</text:span></text:p>
          </table:table-cell>
          <table:table-cell table:style-name="Table8.B2" office:value-type="string">
            <text:p text:style-name="P53">org.zkoss<text:span text:style-name="T2">.zk.ui.event.Event</text:span><text:span text:style-name="T20"> or derived</text:span></text:p>
            <text:p text:style-name="P6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9">If you are in a component, use <text:span text:style-name="T6">getDesktop().getExecution()</text:span>.</text:p>
        </text:list-item>
        <text:list-item>
          <text:p text:style-name="P139">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3">&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3">&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2">There are two formats:<text:span text:style-name="T19"> by-macro and by-class.</text:span></text:p>
      <text:h text:style-name="Heading_20_4" text:outline-level="4">The by-macro Format</text:h>
      <text:p text:style-name="P39">&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9">&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7">To define a new component, you have to specify at least the <text:span text:style-name="T6">class</text:span> attribute, which is used by ZK to instantiate a new instance of the component.</text:p>
      <text:p text:style-name="P37">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7">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7">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3">&lt;?init class="..." [arg0="..."] [arg1="..."] [arg2="..."] [arg3="..."]?&gt;</text:p>
      <text:p text:style-name="P2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2">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22">You can specify multiple variable resolvers with multiple <text:span text:style-name="T6">variable-resolver</text:span> directives. The later declared one has higher priority.</text:p>
      <text:p text:style-name="P22">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2">For more information about the attributes, refer to <text:span text:style-name="T3">the Developer's Reference</text:span>.</text:p>
      <text:h text:style-name="Heading_20_3" text:outline-level="3">The <text:span text:style-name="T6">import</text:span> Directive</text:h>
      <text:p text:style-name="P2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2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2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2">where the <text:span text:style-name="T6">Special</text:span> class is assumed to be defined in <text:span text:style-name="T6">/WEB-INF/macros/special.zs</text:span>.</text:p>
      <text:p text:style-name="P22">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2">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3">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3"><text:span text:style-name="T2">use="</text:span><text:span text:style-name="T2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3"><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3"><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4">forEach="${<text:span text:style-name="T27">an-EL-expr</text:span>}"<text:line-break/>forEach="${<text:span text:style-name="T27">an-EL-expr</text:span><text:span text:style-name="T31">},</text:span><text:span text:style-name="T27">a-value</text:span><text:span text:style-name="T31">"</text:span></text:p>
      <text:p text:style-name="P22">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2">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4">forEachBegin="<text:span text:style-name="T27">an-interger</text:span>"<text:line-break/>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3"><text:span text:style-name="T2">forEachEnd="</text:span><text:span text:style-name="T28">an-interger</text:span><text:span text:style-name="T2">"<text:line-break/></text:span>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2">If <text:span text:style-name="T6">forEachEnd</text:span> is greater than or equals to the number of elements, the iteration ends at the last element.</text:p>
      <text:h text:style-name="Heading_20_3" text:outline-level="3">The <text:span text:style-name="T6">fulfill</text:span> Attribute</text:h>
      <text:p text:style-name="P23">fulfill="<text:span text:style-name="T27">event-expr</text:span>"<text:line-break/>fulfill="event-expr1, event-expr2, event-expr3"</text:p>
      <text:p text:style-name="Tip"><text:span text:style-name="T21">where </text:span><text:span text:style-name="T12">event-expr</text:span><text:span text:style-name="T21">, </text:span><text:span text:style-name="T12">event-expr1</text:span><text:span text:style-name="T21"> and others are called event expressions. An event expression is used to identify a component. It can be one of the following formats:</text:span></text:p>
      <text:p text:style-name="Tip"><text:span text:style-name="T27">event-name</text:span><text:line-break/><text:span text:style-name="T27">target-id</text:span><text:span text:style-name="T31">.</text:span><text:span text:style-name="T27">event-name</text:span><text:line-break/><text:span text:style-name="T27">id1/id2/id3</text:span><text:span text:style-name="T31">.</text:span><text:span text:style-name="T27">event-name</text:span><text:line-break/>${<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4">forward="targetEvent"<text:line-break/>forward="orginalEvent=targetId1/targetId2.targetEvent"</text:p>
      <text:p text:style-name="P22">It is used to forward an event, that is targeting a specific component, to another component in another event name. It is called the forward condition.</text:p>
      <text:p text:style-name="P22">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2">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2">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5" text:outline-level="4"><text:span text:style-name="T46">The</text:span><text:span text:style-name="T47">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0">forward="orginalEvent=targetId1/targetId2.targetEvent<text:span text:style-name="T15">(eventData)</text:span>"</text:p>
      <text:p text:style-name="P3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3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0">forward="originalEvent=${el-targetPath}.targetEvent(${el-eventData})"</text:p>
      <text:p text:style-name="P3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3">&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4" text:outline-level="4">Iteration Over Versatile Components</text:h>
      <text:p text:style-name="P37">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3">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3">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3">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3">switch</text:p>
          </table:table-cell>
          <table:table-cell table:style-name="Table29.B2" office:value-type="string">
            <text:p text:style-name="Table_20_Contents">[Opt<text:span text:style-name="T2">ional][Default: </text:span><text:span text:style-name="T28">none</text:span><text:span text:style-name="T32">]</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53">case</text:p>
          </table:table-cell>
          <table:table-cell table:style-name="Table29.B2" office:value-type="string">
            <text:p text:style-name="Table_20_Contents">[Opt<text:span text:style-name="T2">ional][Default: </text:span><text:span text:style-name="T28">none</text:span><text:span text:style-name="T32">]</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53">choose</text:p>
          </table:table-cell>
          <table:table-cell table:style-name="Table29.B2" office:value-type="string">
            <text:p text:style-name="Table_20_Contents">[Opt<text:span text:style-name="T2">ional][Default: </text:span><text:span text:style-name="T28">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53">when</text:p>
          </table:table-cell>
          <table:table-cell table:style-name="Table29.B2" office:value-type="string">
            <text:p text:style-name="Table_20_Contents">[Opt<text:span text:style-name="T2">ional][Default: </text:span><text:span text:style-name="T28">none</text:span><text:span text:style-name="T32">]</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23">&lt;zscript [language="Java"]&gt;<text:span text:style-name="T27">Scripting codes</text:span><text:span text:style-name="T31">&lt;/zscript&gt;<text:line-break/>&lt;zscript src="</text:span><text:span text:style-name="T27">uri</text:span><text:span text:style-name="T31">" [language="Java"]/&gt;</text:span></text:p>
      <text:p text:style-name="P2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3">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2">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2">It specifies the scripting language in which the scripting codes are written.</text:p>
          </table:table-cell>
        </table:table-row>
        <table:table-row table:style-name="Table6.1">
          <table:table-cell table:style-name="Table6.A2" office:value-type="string">
            <text:p text:style-name="P5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2">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3">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3">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7">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7">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7">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77"><text:tab/><text:tab/>&lt;interpreter-class&gt;my.MySuperJavaInterpreter&lt;/interpreter-class&gt;<text:tab/></text:p>
      <text:p text:style-name="Code_20_Indent_20_2">&lt;/zscript-config&gt;</text:p>
      <text:p text:style-name="P37">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3"><text:tab/><text:tab/>&lt;/ol&gt;</text:p>
      <text:p text:style-name="P43"><text:tab/>&lt;/attribute&gt;</text:p>
      <text:p text:style-name="P43">&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3">trim</text:p>
          </table:table-cell>
          <table:table-cell table:style-name="Table7.B2" office:value-type="string">
            <text:p text:style-name="Table_20_Contents">[Opt<text:span text:style-name="T2">ional][Default: false]</text:span></text:p>
            <text:p text:style-name="P52">Specifies whether to omit the leading and trailing whitespaces of the attribute value.</text:p>
          </table:table-cell>
        </table:table-row>
        <table:table-row table:style-name="Table7.1">
          <table:table-cell table:style-name="Table7.A2" office:value-type="string">
            <text:p text:style-name="P53">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3">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2">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2">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37">By default, the value is assigned to the variable directly after evaluating EL expressions, if any. For example, "apple, ${more}" is evaluated to "apple, orange", if more is "orange", and assigned to the variable.</text:p>
      <text:p text:style-name="P37">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6">composite="list"</text:span><text:span text:style-name="T2">/&gt;</text:span></text:p>
      <text:p text:style-name="Text_20_body_20_indent_20_2">The<text:span text:style-name="T2">n, it is converted to a list with two elements. The first element is "apple" and the second "orange".</text:span></text:p>
      <text:p text:style-name="P37">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6">composite="map"</text:span><text:span text:style-name="T2">/&gt;</text:span></text:p>
      <text:p text:style-name="P37">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37">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37">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22">It defines a set of custom attributes. Custom attributes are objects associated with a particular scope. Acceptable scopes include component, space, page, desktop, session and application.</text:p>
      <text:p text:style-name="P22">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2">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3">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2">Specifies the format of the value. It could be <text:span text:style-name="T6">none</text:span>, <text:span text:style-name="T6">list</text:span> or <text:span text:style-name="T6">map</text:span>.</text:p>
            <text:p text:style-name="P52">Refer to the <text:span text:style-name="T8">variables</text:span><text:span text:style-name="T3"> Element section</text:span> above for more information.</text:p>
          </table:table-cell>
        </table:table-row>
        <table:table-row table:style-name="Table26.1">
          <table:table-cell table:style-name="Table26.A2" office:value-type="string">
            <text:p text:style-name="P53">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3">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2"><text:a xlink:type="simple" xlink:href="http://www.potix.com/2005/zul"><text:span text:style-name="T7">http://www.zkoss.org/2005/zul</text:span></text:a></text:p>
            <text:p text:style-name="P80">The namespace of the XUL component set.</text:p>
          </table:table-cell>
        </table:table-row>
        <table:table-row>
          <table:table-cell table:style-name="Table41.A2" office:value-type="string">
            <text:p text:style-name="P53">http://www.w3.org/1999/xhtml</text:p>
            <text:p text:style-name="P80">The namespace of the XHTML component set.</text:p>
          </table:table-cell>
        </table:table-row>
        <table:table-row>
          <table:table-cell table:style-name="Table41.A2" office:value-type="string">
            <text:p text:style-name="P32">http://www.zkoss.org/2005/zk</text:p>
            <text:p text:style-name="P80">The ZK namespace. It is the reserved namespace for specifying ZK specific elements and attributes.</text:p>
          </table:table-cell>
        </table:table-row>
        <table:table-row>
          <table:table-cell table:style-name="Table41.A2" office:value-type="string">
            <text:p text:style-name="P32">http://www.zkoss.org/2005/zk/native</text:p>
            <text:p text:style-name="P80">The<text:span text:style-name="T2"> Native </text:span><text:span text:style-name="T20">namespace</text:span><text:span text:style-name="T2">. It is the reserved namespace for specifying inline elements.</text:span></text:p>
            <text:p text:style-name="P81">Refer to the <text:span text:style-name="T3">Work with HTML Tags</text:span> section for details.</text:p>
          </table:table-cell>
        </table:table-row>
        <table:table-row>
          <table:table-cell table:style-name="Table41.A2" office:value-type="string">
            <text:p text:style-name="P32">native:<text:span text:style-name="T27">URI-of-another-namespace</text:span></text:p>
            <text:p text:style-name="P80">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2">Refer to the <text:span text:style-name="T3">Work with HTML Tags</text:span> section for details.</text:p>
          </table:table-cell>
        </table:table-row>
        <table:table-row>
          <table:table-cell table:style-name="Table41.A2" office:value-type="string">
            <text:p text:style-name="P32">http://www.zkoss.org/2005/zk/annotation</text:p>
            <text:p text:style-name="P80">The<text:span text:style-name="T2"> A</text:span><text:span text:style-name="T20">nnotation </text:span><text:span text:style-name="T2">namespace. It is the reserved namespace for specifying the annotations.</text:span></text:p>
            <text:p text:style-name="P8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2">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2">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7">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2">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8">false</text:p>
          </table:table-cell>
          <table:table-cell table:style-name="Table5.A2" office:value-type="string">
            <text:p text:style-name="P68">false</text:p>
          </table:table-cell>
          <table:table-cell table:style-name="Table5.A2" office:value-type="string">
            <text:p text:style-name="P68">pos<text:span text:style-name="T2">itive</text:span></text:p>
          </table:table-cell>
          <table:table-cell table:style-name="Table5.D2" office:value-type="string">
            <text:p text:style-name="P52">Truncated the characters that exceeds the specified <text:span text:style-name="T6">maxlength</text:span>.</text:p>
          </table:table-cell>
        </table:table-row>
        <table:table-row>
          <table:table-cell table:style-name="Table5.A2" office:value-type="string">
            <text:p text:style-name="P68">true</text:p>
          </table:table-cell>
          <table:table-cell table:style-name="Table5.A2" office:value-type="string">
            <text:p text:style-name="P68">any</text:p>
          </table:table-cell>
          <table:table-cell table:style-name="Table5.A2" office:value-type="string">
            <text:p text:style-name="P68">pos<text:span text:style-name="T2">itive</text:span></text:p>
          </table:table-cell>
          <table:table-cell table:style-name="Table5.D2" office:value-type="string">
            <text:p text:style-name="P52">If the length of a line exceeds <text:span text:style-name="T6">maxlength</text:span>, the line is hyphenated.</text:p>
          </table:table-cell>
        </table:table-row>
        <table:table-row>
          <table:table-cell table:style-name="Table5.A2" office:value-type="string">
            <text:p text:style-name="P68">false</text:p>
          </table:table-cell>
          <table:table-cell table:style-name="Table5.A2" office:value-type="string">
            <text:p text:style-name="P68">true</text:p>
          </table:table-cell>
          <table:table-cell table:style-name="Table5.A2" office:value-type="string">
            <text:p text:style-name="P67">any</text:p>
          </table:table-cell>
          <table:table-cell table:style-name="Table5.D2" office:value-type="string">
            <text:p text:style-name="P52"><text:span text:style-name="T6">maxlength</text:span> is ignored.</text:p>
          </table:table-cell>
        </table:table-row>
        <table:table-row>
          <table:table-cell table:style-name="Table5.A2" office:value-type="string">
            <text:p text:style-name="P68">any</text:p>
          </table:table-cell>
          <table:table-cell table:style-name="Table5.A2" office:value-type="string">
            <text:p text:style-name="P68">any</text:p>
          </table:table-cell>
          <table:table-cell table:style-name="Table5.A2" office:value-type="string">
            <text:p text:style-name="P67">0</text:p>
          </table:table-cell>
          <table:table-cell table:style-name="Table5.D2" office:value-type="string">
            <text:p text:style-name="P52"><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7">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7">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7">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7">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7">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7">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7">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7">Refer to the <text:span text:style-name="T33">Browser and Locale Dependent URI</text:span> section in the <text:span text:style-name="T33">Internationalization</text:span> chapter for details.</text:p>
      <text:p text:style-name="P22">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6">In the above example, we assume you have a class called <text:span text:style-name="T6">MapImage</text:span> for generating a map of the specified location, which is so-called business logic.</text:p>
      <text:p text:style-name="P2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2">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2">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22"/>
      <text:p text:style-name="P22">The application usually uses the coordinates to determine where a user has clicked, and then response accordingly.</text:p>
      <text:h text:style-name="P74" text:outline-level="4">Area</text:h>
      <text:p text:style-name="P37">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7">For example, if users clicks at (150, 150), then the user gets the result as depicted blow.</text:p>
      <text:p text:style-name="P37"><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7">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3">circle</text:p>
          </table:table-cell>
          <table:table-cell table:style-name="Table16.B2" office:value-type="string">
            <text:p text:style-name="P53">coo<text:span text:style-name="T2">rds="x, y, r"</text:span></text:p>
            <text:p text:style-name="P5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3">polygon</text:p>
          </table:table-cell>
          <table:table-cell table:style-name="Table16.B2" office:value-type="string">
            <text:p text:style-name="P53">coo<text:span text:style-name="T2">rds="x1, y1, x2, y2, x3, y3..."</text:span></text:p>
            <text:p text:style-name="P5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3">rectangle</text:p>
          </table:table-cell>
          <table:table-cell table:style-name="Table16.B2" office:value-type="string">
            <text:p text:style-name="P53">coo<text:span text:style-name="T2">rds="x1, y1, x2, y2"</text:span></text:p>
            <text:p text:style-name="P52">where the first coordinate pair is one corner of the rectangle and the other pair is the corner diagonally opposite. A rectangle is just a shortened way of specifying a polygon with four vertices.</text:p>
          </table:table-cell>
        </table:table-row>
      </table:table>
      <text:p text:style-name="P37">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2">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2">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2"><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59"><text:span text:style-name="T6">Alt+DOWN</text:span> to pop up the calendar.</text:p>
        </text:list-item>
        <text:list-item>
          <text:p text:style-name="P259"><text:span text:style-name="T6">LEFT, RIGHT, UP</text:span> and <text:span text:style-name="T6">DOWN</text:span> to cha<text:span text:style-name="T2">nge the selected day from the calendar.</text:span></text:p>
        </text:list-item>
        <text:list-item>
          <text:p text:style-name="P261"><text:span text:style-name="T6">ENTER</text:span> to activate the selection by copying the selected day to the <text:span text:style-name="T6">datebox</text:span><text:span text:style-name="T19"> control.</text:span></text:p>
        </text:list-item>
        <text:list-item>
          <text:p text:style-name="P259"><text:span text:style-name="T6">Alt+UP</text:span> or <text:span text:style-name="T6">ESC</text:span> to give up the selection and close the calendar.</text:p>
        </text:list-item>
      </text:list>
      <text:h text:style-name="Heading_20_4" text:outline-level="4">Con<text:span text:style-name="T2">straints</text:span></text:h>
      <text:p text:style-name="P37">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7">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4"><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4">It is allowed to mix regular expression with other constraints by separating them with comma.</text:p>
        </text:list-item>
      </text:list>
      <text:p text:style-name="P37">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7">&lt;datebox constraint="no empty, no future: now or never"/&gt;</text:p>
      <text:p text:style-name="Text_20_body_20_indent_20_2">Not<text:span text:style-name="T2">es:</text:span></text:p>
      <text:list text:style-name="L13">
        <text:list-item>
          <text:p text:style-name="P237">The error message, if specified, must be the last element and start with colon.</text:p>
        </text:list-item>
        <text:list-item>
          <text:p text:style-name="P23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4" text:outline-level="4">Constraints for Datebox</text:h>
      <text:p text:style-name="P37">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7">Notices</text:p>
      <text:list text:style-name="L14">
        <text:list-item>
          <text:p text:style-name="P239">The format of the date in the constraint is <text:span text:style-name="T6">yyyMMdd</text:span>. It is independent of the locale.</text:p>
        </text:list-item>
        <text:list-item>
          <text:p text:style-name="P239">The date specified in the constraint is <text:span text:style-name="T27">included</text:span>. For example, <text:span text:style-name="T6">"before 20071225"</text:span> includes December 25, 2007 and every days before it.</text:p>
        </text:list-item>
        <text:list-item>
          <text:p text:style-name="P23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7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9">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9">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7">An input control notifies the application with the <text:span text:style-name="T6">onChange</text:span> event if its content is changed by the user.</text:p>
      <text:p text:style-name="P37">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7">An input control also notifies the application with the <text:span text:style-name="T6">onChanging</text:span> event, when user is changing the content.</text:p>
      <text:p text:style-name="P37">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7">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7"><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7">The default value depends on the current Locale.</text:p>
      <text:h text:style-name="Heading_20_3" text:outline-level="3">Pro<text:span text:style-name="T2">gressmeter</text:span></text:h>
      <text:p text:style-name="P22">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22">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7">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74">A window is an owner of an ID space. Any component contained in a window, including itself, could be found by use of the <text:span text:style-name="T6">getFellow</text:span> method, if it is assigned with an identifier.</text:p>
        </text:list-item>
        <text:list-item>
          <text:p text:style-name="P174">A window could be overlapped, popup, and embedded.</text:p>
        </text:list-item>
        <text:list-item>
          <text:p text:style-name="P17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2">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4">It is a bit confusing but <text:span text:style-name="T6">onClose</text:span> is sent to ask the server to detach or to hide the window. By default, the window is detached. Of course, the application can override it and do whatever it wants as described above.</text:p>
      <text:p text:style-name="P3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7">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2">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7">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2">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2">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4" text:outline-level="4">Embedded</text:h>
      <text:p text:style-name="P37">An embedded window is placed inline with other components. In this mode, you cannot change its position, since the position is decided by the browser.</text:p>
      <text:h text:style-name="Heading_20_4" text:outline-level="4">Ove<text:span text:style-name="T2">rlapped</text:span></text:h>
      <text:p text:style-name="P37">An overlapped window is overlapped with other components, such that users could drag it around and developer could set its position by the <text:span text:style-name="T6">setLeft</text:span> and <text:span text:style-name="T6">setTop</text:span> methods.</text:p>
      <text:p text:style-name="P37">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7">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7">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7">In addition to suspending the execution, it disables components not belonging to the modal window.</text:p>
      <text:p text:style-name="P37">A modal window is positioned automatically at the center of the browser, so you cannot control its position.</text:p>
      <text:h text:style-name="Heading_20_4" text:outline-level="4">Highlighted</text:h>
      <text:p text:style-name="P37">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7">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7">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7">On the other hand, the following is wrong if it executes in <text:span text:style-name="T27">the Component Creation Phase</text:span><text:span text:style-name="T27"><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7"><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7">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22">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4">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2">Both the <text:span text:style-name="T6">left</text:span> and <text:span text:style-name="T6">top</text:span> property are ignored.</text:p>
          </table:table-cell>
        </table:table-row>
        <table:table-row>
          <table:table-cell table:style-name="Table39.A2" office:value-type="string">
            <text:p text:style-name="P54">left</text:p>
          </table:table-cell>
          <table:table-cell table:style-name="Table39.B2" office:value-type="string">
            <text:p text:style-name="Table_20_Contents">Pos<text:span text:style-name="T2">ition the window at the left edge.</text:span></text:p>
            <text:p text:style-name="P52">The <text:span text:style-name="T6">left</text:span> property is ignored.</text:p>
          </table:table-cell>
        </table:table-row>
        <table:table-row>
          <table:table-cell table:style-name="Table39.A2" office:value-type="string">
            <text:p text:style-name="P54">right</text:p>
          </table:table-cell>
          <table:table-cell table:style-name="Table39.B2" office:value-type="string">
            <text:p text:style-name="Table_20_Contents">Pos<text:span text:style-name="T2">ition the window at the right edge.</text:span></text:p>
            <text:p text:style-name="P52">The <text:span text:style-name="T6">left</text:span> property is ignored.</text:p>
          </table:table-cell>
        </table:table-row>
        <table:table-row>
          <table:table-cell table:style-name="Table39.A2" office:value-type="string">
            <text:p text:style-name="P54">top</text:p>
          </table:table-cell>
          <table:table-cell table:style-name="Table39.B2" office:value-type="string">
            <text:p text:style-name="Table_20_Contents">Pos<text:span text:style-name="T2">ition the window at the top.</text:span></text:p>
            <text:p text:style-name="P52">The <text:span text:style-name="T6">top</text:span> property is ignored.</text:p>
          </table:table-cell>
        </table:table-row>
        <table:table-row>
          <table:table-cell table:style-name="Table39.A2" office:value-type="string">
            <text:p text:style-name="P54">bottom</text:p>
          </table:table-cell>
          <table:table-cell table:style-name="Table39.B2" office:value-type="string">
            <text:p text:style-name="Table_20_Contents">Pos<text:span text:style-name="T2">ition the window at the bottom.</text:span></text:p>
            <text:p text:style-name="P52">The <text:span text:style-name="T6">top</text:span> property is ignored.</text:p>
          </table:table-cell>
        </table:table-row>
      </table:table>
      <text:p text:style-name="P22">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6"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7">}</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6"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9">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9">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9">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7">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1">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1">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1">Thus, the two lines below are equivalent:</text:p>
      <text:p text:style-name="Code">&lt;vbox&gt;</text:p>
      <text:p text:style-name="Code">&lt;box orient="vertical"&gt;</text:p>
      <text:p text:style-name="P3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2">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2">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2">The value is a list of widths separated by comma. If any value is missed, no width is generated for the corresponding cell and the real width is up to the browser.</text:p>
      <text:p text:style-name="P22">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4">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7">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7">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7">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1">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99"><text:span text:style-name="T6">tabbox</text:span>: The outer box that contains the tabs and tab panels. </text:p>
        </text:list-item>
      </text:list>
      <text:list text:style-name="L17">
        <text:list-item>
          <text:p text:style-name="P200"><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201"><text:span text:style-name="T6">tab</text:span>: A specific tab. Clicking on the tab brings the tab panel to the front. You could put a label and an image on it.</text:p>
        </text:list-item>
      </text:list>
      <text:list text:style-name="L19">
        <text:list-item>
          <text:p text:style-name="P202"><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20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2">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2">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2">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2">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7">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2">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7">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7">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7">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7">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12">It is easier to use different views to show the same set of data.</text:p>
        </text:list-item>
        <text:list-item>
          <text:p text:style-name="P141">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13">Prepare the data in the form of <text:span text:style-name="T6">ListModel</text:span>. ZK has a concrete implementation called <text:span text:style-name="T6">org.zkoss.zul.SimpleListModel</text:span>. for representing an array of objects.</text:p>
        </text:list-item>
        <text:list-item>
          <text:p text:style-name="P113">Implement the <text:span text:style-name="T6">org.zkoss.zul.RowRenderer</text:span> interface for rendering a row of data into the grid.</text:p>
        </text:list-item>
      </text:list>
      <text:list text:style-name="L23">
        <text:list-item>
          <text:list>
            <text:list-item>
              <text:p text:style-name="P115">This is optional. If not specified, the default renderer is used to render the data into the first column.</text:p>
            </text:list-item>
            <text:list-item>
              <text:p text:style-name="P115">You could implement different renderers for represent the same data in different views.</text:p>
            </text:list-item>
          </text:list>
        </text:list-item>
      </text:list>
      <text:list text:style-name="L22" text:continue-numbering="true">
        <text:list-item>
          <text:p text:style-name="P113">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7">When a user requests the grid to sort, the grid will invoke the <text:span text:style-name="T6">sort</text:span> method of <text:span text:style-name="T6">ListModelExt</text:span> to sort the data. In other words, the sorting is done by the list model, rather than the grid.</text:p>
      <text:p text:style-name="P37">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2"><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2">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7">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2">A separator is used to insert a space between two components. There are several ways to customize the separator.</text:p>
      <text:list text:style-name="L24">
        <text:list-item>
          <text:p text:style-name="P11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8">By use of the <text:span text:style-name="T6">bar</text:span> property, you could control whether to show a horizontal or vertical line between component.</text:p>
        </text:list-item>
        <text:list-item>
          <text:p text:style-name="P118"><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7">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7">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2">A toolbar is used to place a series of buttons, such as toolbar buttons. The toolbar buttons could be used without toolbars, so a toolbar could be used without tool buttons. However, tool buttons change their appearance if they are placed inside a toolbar.</text:p>
      <text:p text:style-name="P22">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1">A menu bar contains a collection of menu items and sub menus. A sub menu contains a collection of menu items and other sub menus. They, therefore, constructs a tree of menu items that user could select to execute.</text:p>
      <text:p text:style-name="P31">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89"><text:span text:style-name="T6">menubar</text:span>: The topmost container for a collection of menu items (<text:span text:style-name="T6">menuitem</text:span>) and menus (<text:span text:style-name="T6">menu</text:span>). </text:p>
        </text:list-item>
        <text:list-item>
          <text:p text:style-name="P20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206"><text:span text:style-name="T6">menuitem</text:span>: An individual command on a menu. This could be placed in a menu bar, or a popup menu. </text:p>
        </text:list-item>
      </text:list>
      <text:list text:style-name="L27">
        <text:list-item>
          <text:p text:style-name="P20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2">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2">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2">A menu item could be used as a check box. The <text:span text:style-name="T6">checked</text:span> property denotes whether this menu item is checked. If checked, a check icon is appeared in front of the menu item.</text:p>
      <text:p text:style-name="P22">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2">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2">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2">Like <text:span text:style-name="T6">box</text:span>, you could control the orientation of a menu by use of the <text:span text:style-name="T6">orient</text:span> property. By default, the orientation is <text:span text:style-name="T6">horizontal</text:span>.</text:p>
      <text:p text:style-name="P22">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1">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1">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0">Property</text:p>
            </table:table-cell>
            <table:table-cell table:style-name="Table31.B1" office:value-type="string">
              <text:p text:style-name="P70">Description</text:p>
            </table:table-cell>
          </table:table-row>
        </table:table-header-rows>
        <table:table-row>
          <table:table-cell table:style-name="Table31.A2" office:value-type="string">
            <text:p text:style-name="P5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2">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2">To improve the performance, you defer the creation of the content until it becomes visible – i.e., until the <text:span text:style-name="T6">onOpen</text:span> event is received.</text:p>
      <text:p text:style-name="P22">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22">Then, the content (the <text:span text:style-name="T27">Hi</text:span> button) won't be created when the page is loaded. Rather, the content is created when the <text:span text:style-name="T6">onOpen</text:span> event is received at the first time.</text:p>
      <text:p text:style-name="P22">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266"><text:span text:style-name="T6">UP</text:span><text:span text:style-name="T19"> and </text:span><text:span text:style-name="T6">DOWN</text:span> to move the selection up and down one list item.</text:p>
        </text:list-item>
        <text:list-item>
          <text:p text:style-name="P266"><text:span text:style-name="T6">PgUp</text:span> and <text:span text:style-name="T6">PgDn</text:span> to move the<text:span text:style-name="T2"> selection up and down in a step of one page.</text:span></text:p>
        </text:list-item>
        <text:list-item>
          <text:p text:style-name="P266"><text:span text:style-name="T7">HOME</text:span><text:span text:style-name="T2"> to move the selection to the first item, and </text:span><text:span text:style-name="T7">END</text:span><text:span text:style-name="T2"> to the last item.</text:span></text:p>
        </text:list-item>
        <text:list-item>
          <text:p text:style-name="P266"><text:span text:style-name="T6">Ctrl+UP</text:span> and <text:span text:style-name="T6">Ctrl+DOWN</text:span> to move the focus up and down one list item without changing <text:span text:style-name="T2">the selection.</text:span></text:p>
        </text:list-item>
        <text:list-item>
          <text:p text:style-name="P262"><text:span text:style-name="T6">SPACE</text:span> to select the item of the focus.</text:p>
        </text:list-item>
      </text:list>
      <text:h text:style-name="Heading_20_3" text:outline-level="3">Multi-Column List Boxe<text:span text:style-name="T2">s</text:span></text:h>
      <text:p text:style-name="P22">The list box also supports multiple columns. When user selects an item, the entire row is selected.</text:p>
      <text:p text:style-name="P22">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2">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2">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7">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7"><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7">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12">It is easier to use different views to show the same set of data.</text:p>
        </text:list-item>
        <text:list-item>
          <text:p text:style-name="P141">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2">Prepare the data in the form of <text:span text:style-name="T6">ListModel</text:span>. ZK has a concrete implementation called <text:span text:style-name="T6">org.zkoss.zul.SimpleListModel</text:span>. for representing an array of objects.</text:p>
        </text:list-item>
        <text:list-item>
          <text:p text:style-name="P122">Implement the <text:span text:style-name="T6">org.zkoss.zul.ListitemRenderer</text:span> interface for rendering an item of data into a list item of the list box.</text:p>
        </text:list-item>
      </text:list>
      <text:list text:style-name="L30">
        <text:list-item>
          <text:list>
            <text:list-item>
              <text:p text:style-name="P124">This is optional. If not specified, the default renderer is used to render the data into the first column.</text:p>
            </text:list-item>
            <text:list-item>
              <text:p text:style-name="P124">You could implement different renderers for represent the same data in different views.</text:p>
            </text:list-item>
          </text:list>
        </text:list-item>
      </text:list>
      <text:list text:style-name="L29" text:continue-numbering="true">
        <text:list-item>
          <text:p text:style-name="P122">Specify the data in the <text:span text:style-name="T6">model</text:span> property, and, optionally, the renderer in the <text:span text:style-name="T6">itemRenderer</text:span> property.</text:p>
        </text:list-item>
      </text:list>
      <text:p text:style-name="P22"><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7">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7">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2">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2">Notes:</text:p>
      <text:list text:style-name="L31">
        <text:list-item>
          <text:p text:style-name="P127">Don't use a list box, when a grid is a better choice. The appearances of list boxes and grids are similar, but the list box shall be used only to represent a list of selectable items.</text:p>
        </text:list-item>
        <text:list-item>
          <text:p text:style-name="P12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208"><text:span text:style-name="T6">tree</text:span>: This is the outer com<text:span text:style-name="T2">ponent</text:span> of a tree control. </text:p>
        </text:list-item>
      </text:list>
      <text:list text:style-name="L33">
        <text:list-item>
          <text:p text:style-name="P209"><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210"><text:span text:style-name="T6">treecol</text:span>: This is used to declare a column of the tree. By using this comlumn, you can specify additional information such as the column header. </text:p>
        </text:list-item>
      </text:list>
      <text:list text:style-name="L35">
        <text:list-item>
          <text:p text:style-name="P21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12"><text:span text:style-name="T6">treeitem</text:span>: This component contains a row of data (<text:span text:style-name="T6">treerow</text:span>), and an optional <text:span text:style-name="T6">treechildren</text:span>.</text:p>
          <text:list>
            <text:list-item>
              <text:p text:style-name="P212">If the component doesn't contain a <text:span text:style-name="T6">treechildren</text:span>, it is a leaf node that doesn't accept any child items.</text:p>
            </text:list-item>
            <text:list-item>
              <text:p text:style-name="P212">If it contains a <text:span text:style-name="T6">treechildren</text:span>, it is a branch node that might contain other items.</text:p>
            </text:list-item>
            <text:list-item>
              <text:p text:style-name="P212">For a branch node, an +/- button will appear at the beginning of the row, such that user could open and close the item by clicking on the +/- button.</text:p>
            </text:list-item>
          </text:list>
        </text:list-item>
        <text:list-item>
          <text:p text:style-name="P211"><text:span text:style-name="T7">treerow</text:span><text:span text:style-name="T2">: </text:span>A single row in the tree, which should be placed inside a <text:span text:style-name="T6">treeitem</text:span> component.</text:p>
        </text:list-item>
        <text:list-item>
          <text:p text:style-name="P211"><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270"><text:span text:style-name="T6">UP</text:span><text:span text:style-name="T19"> and </text:span><text:span text:style-name="T6">DOWN</text:span> to move the selection up and down one tree item.</text:p>
        </text:list-item>
        <text:list-item>
          <text:p text:style-name="P270"><text:span text:style-name="T6">PgUp</text:span> and <text:span text:style-name="T6">PgDn</text:span> to move the<text:span text:style-name="T2"> selection up and down in a step of one page.</text:span></text:p>
        </text:list-item>
        <text:list-item>
          <text:p text:style-name="P263"><text:span text:style-name="T6">HOME</text:span> to move the selection to the first item, and <text:span text:style-name="T6">END</text:span> to the last item.</text:p>
        </text:list-item>
        <text:list-item>
          <text:p text:style-name="P270"><text:span text:style-name="T6">RIGHT</text:span><text:span text:style-name="T19"> to open a tree item, and </text:span><text:span text:style-name="T6">LEFT</text:span><text:span text:style-name="T19"> to close a tree item.</text:span></text:p>
        </text:list-item>
        <text:list-item>
          <text:p text:style-name="P270"><text:span text:style-name="T6">Ctrl+UP</text:span> and <text:span text:style-name="T6">Ctrl+DOWN</text:span> to move the focus up and down one tree item without changing <text:span text:style-name="T2">the selection.</text:span></text:p>
        </text:list-item>
        <text:list-item>
          <text:p text:style-name="P26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2">When a user clicks on the +/- button, he opens the tree item and makes its children visible. The <text:span text:style-name="T6">onOpen</text:span> event is then sent to the server to notify the application.</text:p>
      <text:p text:style-name="P22">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2">A user can click <text:s/>to see more tree items (i.e., enlarge <text:span text:style-name="T6">pageSize</text:span>), or click <text:s/>or <text:s/>to scroll up and down.</text:p>
      <text:p text:style-name="P22">If you want to display all tree items, simply set <text:span text:style-name="T6">pageSize</text:span> to -1. However, it is not recommended if the tree control is huge, since the browser is too slow to handle a tree with huge number of items.</text:p>
      <text:p text:style-name="P22">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7">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7"><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7">This property is ignored if the <text:span text:style-name="T6">rows</text:span> property is specified.</text:p>
      <text:h text:style-name="Heading_20_4" text:outline-level="4">The <text:span text:style-name="T6">maxlength</text:span> Property</text:h>
      <text:p text:style-name="P37">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74"><text:span text:style-name="T6">Alt+DOWN</text:span> to pop up the list.</text:p>
        </text:list-item>
        <text:list-item>
          <text:p text:style-name="P274"><text:span text:style-name="T6">Alt+UP</text:span> or <text:span text:style-name="T6">ESC</text:span> to close the list.</text:p>
        </text:list-item>
        <text:list-item>
          <text:p text:style-name="P27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2">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2">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2">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2">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2">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22">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1">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77"><text:span text:style-name="T6">Alt+DOWN</text:span> to pop up the list.</text:p>
        </text:list-item>
        <text:list-item>
          <text:p text:style-name="P277"><text:span text:style-name="T6">Alt+UP</text:span> or <text:span text:style-name="T6">ESC</text:span> to close the list.</text:p>
        </text:list-item>
        <text:list-item>
          <text:p text:style-name="P27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2">A popup window could contain any kind of components, so it is developer's job to copy the value from and close the popup if one of item is selected.</text:p>
      <text:p text:style-name="P22">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2">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2">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2">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2">Since a bandbox is also a text box, the <text:span text:style-name="T6">onChanging</text:span> event will be sent if you add a listener for it. By listening to this event, you could manipulate the popup window any way you like.</text:p>
      <text:p text:style-name="P22">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1"/>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9" text:outline-level="3">Live Data</text:h>
      <text:p text:style-name="P22">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9" text:outline-level="3">Drill Down (The <text:span text:style-name="T6">onClick</text:span> Event)</text:h>
      <text:p text:style-name="P22">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2">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2">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2">Only two steps needed to use the area renderer.</text:p>
      <text:list text:style-name="L39">
        <text:list-item>
          <text:p text:style-name="P14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2">Similarly, you could make a component droppable by assigning <text:span text:style-name="T6">"true"</text:span> to the droppable property.</text:p>
      <text:p text:style-name="Code_20_Indent">&lt;hbox droppable="true"/&gt;</text:p>
      <text:p text:style-name="P22">Then, user could drag a draggable component, and then drop it to a droppable component.</text:p>
      <text:h text:style-name="Heading_20_3" text:outline-level="3">The<text:span text:style-name="T2"> onDrop Event</text:span></text:h>
      <text:p text:style-name="P22">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2">Notice that the target of the <text:span text:style-name="T6">onDrop</text:span> event is the droppable component, not the component being dragged.</text:p>
      <text:p text:style-name="P22">The following is a simple example that allows users to reorder list items by drag-and-drop.</text:p>
      <text:p text:style-name="P8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2">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2">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2">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2">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2">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2">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2">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1">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1">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5">&lt;html&gt;<text:line-break/> <text:s/>&lt;attribute name="content"&gt;<text:line-break/> <text:s text:c="3"/>&lt;h4&gt;Hi, ${parent.title}&lt;/h4&gt;<text:line-break/> <text:s text:c="3"/>&lt;p&gt;It is the content of the html component.&lt;/p&gt;</text:p>
      <text:p text:style-name="P35"><text:s text:c="2"/>&lt;/attribute&gt;<text:line-break/>&lt;/html&gt;</text:p>
      <text:p text:style-name="P34">Refer to the <text:span text:style-name="T8">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2">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2">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6">The Native Namespace, </text:span><text:a xlink:type="simple" xlink:href="http://www.zkoss.org/2007/inline">http://www.zkoss.org/2005/zk/native</text:a></text:h>
      <text:p text:style-name="P23"><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2">If you want to change them dynamically, you can specify the XHTML namespace as described in the following section.</text:p>
      <text:h text:style-name="Heading_20_4" text:outline-level="4">Output Another Namespace with the<text:span text:style-name="T2"> Native Namespace</text:span></text:h>
      <text:p text:style-name="P37">If you want to generate another namespace to the output, you can use another format as the URI of the Native namespace:</text:p>
      <text:p text:style-name="Code_20_Indent_20_2">native:<text:span text:style-name="T27">URI-of-another-namespace</text:span></text:p>
      <text:p text:style-name="P37">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7">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9"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2">In other words, ZK loader will search the XHTML component set for the component definition called <text:span text:style-name="T6">ul</text:span> , and then create an instance based on it.</text:p>
      <text:p text:style-name="P22">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2">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2">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2">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37">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37">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7">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7">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2">Sometimes it is better to store all CSS definitions in an independent file, say <text:span text:style-name="T6">my.css</text:span>. Then, we could reference it by use of the style component as follows.</text:p>
      <text:p text:style-name="Code_20_Indent">&lt;style src="/my.css"/&gt;</text:p>
      <text:p text:style-name="P22">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2">As shown above, you can use EL expressions (<text:span text:style-name="T6">${win.uuid}</text:span>) in script codes.</text:p>
      <text:p text:style-name="P22">Of course, you can reference to an external JavaScript file with the <text:span text:style-name="T6">src</text:span> property as follows.</text:p>
      <text:p text:style-name="Code_20_Indent">&lt;script src="/js/super.js" type="text/javascript"/&gt;</text:p>
      <text:p text:style-name="P22">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2">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2">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4"><text:span text:style-name="T3">Tip</text:span>: <text:s/>By default, there is no border. To enable it, use the style attribute to specify it. For example,<text:line-break/><text:tab/><text:span text:style-name="T6">&lt;iframe style="border:1px inset" src="http://www.zkoss.org"/&gt;</text:span></text:p>
      <text:p text:style-name="P22">The <text:span text:style-name="T27">embedding</text:span> is done by the browser, when it interprets the HTML page containing the IFRAME tag. It also implies that the URL must be a resource that you can access from the browser.</text:p>
      <text:p text:style-name="P22">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2">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1">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9">&lt;window xmlns:h="</text:span><text:a xlink:type="simple" xlink:href="http://www.w3.org/1999/xhtml"><text:span text:style-name="T49">http://www.w3.org/1999/xhtml</text:span></text:a><text:span text:style-name="T49">"&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2">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2">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2">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1">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90">CSA executes at the client side and takes place, before ZK event listener is called at the server.</text:p>
        </text:list-item>
        <text:list-item>
          <text:p text:style-name="P190">CSA codes are written in JavaScript, while ZK eve<text:span text:style-name="T2">nt listeners are written in Java.</text:span></text:p>
        </text:list-item>
        <text:list-item>
          <text:p text:style-name="P177">CSA could register to any event that your targeting browsers allow, while ZK supports events only list in the <text:span text:style-name="T3">Events</text:span> section.</text:p>
        </text:list-item>
      </text:list>
      <text:h text:style-name="P29" text:outline-level="3">Reference to a Component</text:h>
      <text:p text:style-name="P22">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2">will be evaluated to</text:p>
      <text:p text:style-name="Code_20_Indent">&lt;button action="onfocus: action.show(); onblur: action.hide()"/&gt;</text:p>
      <text:p text:style-name="Code_20_Indent">&lt;div id="tip" vis<text:span text:style-name="T2">ible="false"&gt;...&lt;/div&gt;</text:span></text:p>
      <text:p text:style-name="P22">since <text:s/>the <text:span text:style-name="T6">tip</text:span> component is not created when assigning the <text:span text:style-name="T6">action</text:span> property.</text:p>
      <text:p text:style-name="P22">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5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5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242">If result is <text:span text:style-name="T6">null</text:span>, it is replaced with <text:span text:style-name="T6">null</text:span>.</text:p>
        </text:list-item>
        <text:list-item>
          <text:p text:style-name="P242">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6">If result is a <text:span text:style-name="T6">Date</text:span> object, it is replaced with <text:span text:style-name="T6">new Date(</text:span><text:span text:style-name="T12">milliseconds)</text:span>.</text:p>
        </text:list-item>
        <text:list-item>
          <text:p text:style-name="P246">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9" text:outline-level="3">The <text:span text:style-name="T6">onshow</text:span> and <text:span text:style-name="T6">onhide</text:span> Actions</text:h>
      <text:p text:style-name="P22">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9" text:outline-level="3">CSA JavaScript Utilities</text:h>
      <text:p text:style-name="P22">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7">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3">action.show(cmp)</text:p>
          </table:table-cell>
          <table:table-cell table:style-name="Table37.B2" office:value-type="string">
            <text:p text:style-name="Table_20_Contents">Make a<text:span text:style-name="T2"> component visible.</text:span></text:p>
            <text:p text:style-name="P89"><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3">action.hide(cmp)</text:p>
          </table:table-cell>
          <table:table-cell table:style-name="Table37.B2" office:value-type="string">
            <text:p text:style-name="Table_20_Contents">Make a<text:span text:style-name="T2"> component invisible.</text:span></text:p>
            <text:p text:style-name="P89"><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3">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89"><text:span text:style-name="T6">cmp</text:span> – the component. Use <text:span text:style-name="T13">#{</text:span><text:span text:style-name="T12">EL-expr</text:span><text:span text:style-name="T13">}</text:span> or <text:span text:style-name="T6">this</text:span> to identify it.</text:p>
            <text:p text:style-name="P89"><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3">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89"><text:span text:style-name="T6">cmp</text:span> – the component. Use <text:span text:style-name="T13">#{</text:span><text:span text:style-name="T12">EL-expr</text:span><text:span text:style-name="T13">}</text:span> or <text:span text:style-name="T6">this</text:span> to identify it.</text:p>
            <text:p text:style-name="P90">other<text:span text:style-name="T31"> – you can provide any number of arguments.</text:span></text:p>
          </table:table-cell>
        </table:table-row>
        <table:table-row>
          <table:table-cell table:style-name="Table19.A2" office:value-type="string">
            <text:p text:style-name="P53">com<text:span text:style-name="T2">m.onEvent(cmp, evt, ...)</text:span></text:p>
          </table:table-cell>
          <table:table-cell table:style-name="Table19.B2" office:value-type="string">
            <text:p text:style-name="Table_20_Contents">Sends the<text:span text:style-name="T2"> specified event to the server</text:span></text:p>
            <text:p text:style-name="P89"><text:span text:style-name="T6">cmp</text:span> – the component. Use <text:span text:style-name="T13">#{</text:span><text:span text:style-name="T12">EL-expr</text:span><text:span text:style-name="T13">}</text:span> or <text:span text:style-name="T6">this</text:span> to identify it.</text:p>
            <text:p text:style-name="P89"><text:span text:style-name="T6">evt</text:span> – the event name, e.g., <text:span text:style-name="T6">onUser</text:span>.</text:p>
            <text:p text:style-name="P90">other<text:span text:style-name="T31">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7">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7">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800.</text:p>
          </table:table-cell>
        </table:table-row>
        <table:table-row>
          <table:table-cell table:style-name="Table38.A2" office:value-type="string">
            <text:p text:style-name="P5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5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56">anima.fade(cmp)<text:line-break/>anima.fade(cmp, dur)</text:p>
          </table:table-cell>
          <table:table-cell table:style-name="Table38.B2" office:value-type="string">
            <text:p text:style-name="P52">Make a component invisible by fad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550.</text:p>
          </table:table-cell>
        </table:table-row>
        <table:table-row>
          <table:table-cell table:style-name="Table38.A2" office:value-type="string">
            <text:p text:style-name="P53">ani<text:span text:style-name="T2">ma.puff(cmp)<text:line-break/>anima.puff(cmp, dur)</text:span></text:p>
          </table:table-cell>
          <table:table-cell table:style-name="Table38.B2" office:value-type="string">
            <text:p text:style-name="P52">Make a component invisible by puff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row>
          <table:table-cell table:style-name="Table38.A2" office:value-type="string">
            <text:p text:style-name="P53">ani<text:span text:style-name="T2">ma.dropOut(cmp)<text:line-break/>anima.dropOut(cmp, dur)</text:span></text:p>
          </table:table-cell>
          <table:table-cell table:style-name="Table38.B2" office:value-type="string">
            <text:p text:style-name="P52">Make a component invisible by fading and dropp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3">onClick</text:p>
          </table:table-cell>
          <table:table-cell table:style-name="Table9.B2" office:value-type="string">
            <text:p text:style-name="P53">button caption column div groupbox image imagemap label listcell listfooter listheader menuitem tab tabpanel toolbar toolbarbutton treecell treecol window </text:p>
            <text:p text:style-name="P53"><text:span text:style-name="T3">Event:</text:span> org.zkoss.zk.ui.event.MouseEvent</text:p>
            <text:p text:style-name="P53">Denotes user has clicked the component.</text:p>
          </table:table-cell>
        </table:table-row>
        <table:table-row table:style-name="Table9.1">
          <table:table-cell table:style-name="Table9.A2" office:value-type="string">
            <text:p text:style-name="P53">onRightClick</text:p>
          </table:table-cell>
          <table:table-cell table:style-name="Table9.B2" office:value-type="string">
            <text:p text:style-name="P53">button caption checkbox column div groupbox image imagemap label listcell listfooter listheader listitem radio slider tab tabbox tabpanel toolbar toolbarbutton treecell treecol treeitem window </text:p>
            <text:p text:style-name="P53"><text:span text:style-name="T3">Event:</text:span> org.zkoss.zk.ui.event.MouseEvent</text:p>
            <text:p text:style-name="P53">Denotes user has right-clicked the component.</text:p>
          </table:table-cell>
        </table:table-row>
        <table:table-row table:style-name="Table9.1">
          <table:table-cell table:style-name="Table9.A2" office:value-type="string">
            <text:p text:style-name="P53">onDoubleClick</text:p>
          </table:table-cell>
          <table:table-cell table:style-name="Table9.B2" office:value-type="string">
            <text:p text:style-name="P53">button caption checkbox col<text:span text:style-name="T2">umn div groupbox image label listcell listfooter listheader listitem tab tabpanel toolbar treecell treecol treerow window </text:span></text:p>
            <text:p text:style-name="P53"><text:span text:style-name="T3">Event:</text:span> org.zkoss.zk.ui.event.MouseEvent</text:p>
            <text:p text:style-name="P53">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3">onOK</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3">onCancel</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3">onCtrlKey</text:p>
          </table:table-cell>
          <table:table-cell table:style-name="Table10.B2" office:value-type="string">
            <text:p text:style-name="P53">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7">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4">^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4">@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4">$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4">#n</text:p>
          </table:table-cell>
          <table:table-cell table:style-name="Table28.B2" office:value-type="string">
            <text:p text:style-name="P9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7">#home</text:p>
                </table:table-cell>
                <table:table-cell table:style-name="Table33.B1" office:value-type="string">
                  <text:p text:style-name="P57">Home</text:p>
                </table:table-cell>
                <table:table-cell table:style-name="Table33.A1" office:value-type="string">
                  <text:p text:style-name="P57">#end</text:p>
                </table:table-cell>
                <table:table-cell table:style-name="Table33.B1" office:value-type="string">
                  <text:p text:style-name="P57">End</text:p>
                </table:table-cell>
                <table:table-cell table:style-name="Table33.A1" office:value-type="string">
                  <text:p text:style-name="P57">#ins</text:p>
                </table:table-cell>
                <table:table-cell table:style-name="Table33.F1" office:value-type="string">
                  <text:p text:style-name="P57">Ins<text:span text:style-name="T2">ert</text:span></text:p>
                </table:table-cell>
              </table:table-row>
              <table:table-row>
                <table:table-cell table:style-name="Table33.A2" office:value-type="string">
                  <text:p text:style-name="P57">#del</text:p>
                </table:table-cell>
                <table:table-cell table:style-name="Table33.B2" office:value-type="string">
                  <text:p text:style-name="P57">Del<text:span text:style-name="T2">ete</text:span></text:p>
                </table:table-cell>
                <table:table-cell table:style-name="Table33.A2" office:value-type="string">
                  <text:p text:style-name="P57">#left</text:p>
                </table:table-cell>
                <table:table-cell table:style-name="Table33.B2" office:value-type="string">
                  <text:p text:style-name="P58">←</text:p>
                </table:table-cell>
                <table:table-cell table:style-name="Table33.A2" office:value-type="string">
                  <text:p text:style-name="P57">#right</text:p>
                </table:table-cell>
                <table:table-cell table:style-name="Table33.F2" office:value-type="string">
                  <text:p text:style-name="P58">→</text:p>
                </table:table-cell>
              </table:table-row>
              <table:table-row>
                <table:table-cell table:style-name="Table33.A2" office:value-type="string">
                  <text:p text:style-name="P57">#up</text:p>
                </table:table-cell>
                <table:table-cell table:style-name="Table33.B2" office:value-type="string">
                  <text:p text:style-name="P58">↑</text:p>
                </table:table-cell>
                <table:table-cell table:style-name="Table33.A2" office:value-type="string">
                  <text:p text:style-name="P57">#down</text:p>
                </table:table-cell>
                <table:table-cell table:style-name="Table33.B2" office:value-type="string">
                  <text:p text:style-name="P58">↓</text:p>
                </table:table-cell>
                <table:table-cell table:style-name="Table33.A2" office:value-type="string">
                  <text:p text:style-name="P57">#pgup</text:p>
                </table:table-cell>
                <table:table-cell table:style-name="Table33.F2" office:value-type="string">
                  <text:p text:style-name="P57">PgUp</text:p>
                </table:table-cell>
              </table:table-row>
              <table:table-row>
                <table:table-cell table:style-name="Table33.A2" office:value-type="string">
                  <text:p text:style-name="P57">#pgdn</text:p>
                </table:table-cell>
                <table:table-cell table:style-name="Table33.B2" office:value-type="string">
                  <text:p text:style-name="P58">PgDn</text:p>
                </table:table-cell>
                <table:table-cell table:style-name="Table33.A2" office:value-type="string">
                  <text:p text:style-name="P57"/>
                </table:table-cell>
                <table:table-cell table:style-name="Table33.B2" office:value-type="string">
                  <text:p text:style-name="P58"/>
                </table:table-cell>
                <table:table-cell table:style-name="Table33.A2" office:value-type="string">
                  <text:p text:style-name="P57"/>
                </table:table-cell>
                <table:table-cell table:style-name="Table33.F2" office:value-type="string">
                  <text:p text:style-name="P57"/>
                </table:table-cell>
              </table:table-row>
              <table:table-row>
                <table:table-cell table:style-name="Table33.A2" office:value-type="string">
                  <text:p text:style-name="P57">#f<text:span text:style-name="T27">n</text:span></text:p>
                </table:table-cell>
                <table:table-cell table:style-name="Table33.F2" table:number-columns-spanned="5" office:value-type="string">
                  <text:p text:style-name="P59"><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3">onChange</text:p>
          </table:table-cell>
          <table:table-cell table:style-name="Table11.A2" office:value-type="string">
            <text:p text:style-name="P5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3">onChanging</text:p>
          </table:table-cell>
          <table:table-cell table:style-name="Table11.A2" office:value-type="string">
            <text:p text:style-name="P5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3">onSelection</text:p>
          </table:table-cell>
          <table:table-cell table:style-name="Table11.A2" office:value-type="string">
            <text:p text:style-name="P5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2">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3">onFocus</text:p>
          </table:table-cell>
          <table:table-cell table:style-name="Table11.A2" office:value-type="string">
            <text:p text:style-name="P5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2">Denotes when a component gets the focus.</text:p>
            <text:p text:style-name="P5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3">onBlur</text:p>
          </table:table-cell>
          <table:table-cell table:style-name="Table11.A2" office:value-type="string">
            <text:p text:style-name="P5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2">Denotes when a component loses the focus.</text:p>
            <text:p text:style-name="P5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3">onSelect</text:p>
          </table:table-cell>
          <table:table-cell table:style-name="Table12.A2" office:value-type="string">
            <text:p text:style-name="P53">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3">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2">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3">onScroll</text:p>
          </table:table-cell>
          <table:table-cell table:style-name="Table13.A2" office:value-type="string">
            <text:p text:style-name="P5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3">onScrolling</text:p>
          </table:table-cell>
          <table:table-cell table:style-name="Table13.A2" office:value-type="string">
            <text:p text:style-name="P5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3">onCreate</text:p>
          </table:table-cell>
          <table:table-cell table:style-name="Table14.A2" office:value-type="string">
            <text:p text:style-name="P61">all</text:p>
          </table:table-cell>
          <table:table-cell table:style-name="Table14.C2" office:value-type="string">
            <text:p text:style-name="Table_20_Contents">Eve<text:span text:style-name="T2">nt: </text:span><text:span text:style-name="T7">org.zkoss.ui.zk.ui.event.CreateEvent</text:span></text:p>
            <text:p text:style-name="P52">Denotes a component is created when rendering a ZUML page. Refer to the <text:span text:style-name="T22">Component Lifecycle</text:span> chapter.</text:p>
          </table:table-cell>
        </table:table-row>
        <table:table-row>
          <table:table-cell table:style-name="Table14.A2" office:value-type="string">
            <text:p text:style-name="P53">onClose</text:p>
          </table:table-cell>
          <table:table-cell table:style-name="Table14.A2" office:value-type="string">
            <text:p text:style-name="P5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2">Denotes the close button is pressed by a user, and the component shall detach itself.</text:p>
          </table:table-cell>
        </table:table-row>
        <table:table-row>
          <table:table-cell table:style-name="Table14.A2" office:value-type="string">
            <text:p text:style-name="P53">onDrop</text:p>
          </table:table-cell>
          <table:table-cell table:style-name="Table14.A2" office:value-type="string">
            <text:p text:style-name="P61">all</text:p>
          </table:table-cell>
          <table:table-cell table:style-name="Table14.C2" office:value-type="string">
            <text:p text:style-name="Table_20_Contents">Eve<text:span text:style-name="T2">nt: </text:span><text:span text:style-name="T7">org.zkoss.ui.zk.ui.event.DropEvent</text:span></text:p>
            <text:p text:style-name="P52">Denotes another component is dropped to the component that receives this event. Refer to the <text:span text:style-name="T23">Drag and Drop</text:span> section.</text:p>
          </table:table-cell>
        </table:table-row>
        <table:table-row>
          <table:table-cell table:style-name="Table14.A2" office:value-type="string">
            <text:p text:style-name="P53">onCheck</text:p>
          </table:table-cell>
          <table:table-cell table:style-name="Table14.A2" office:value-type="string">
            <text:p text:style-name="P5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3">onMove</text:p>
          </table:table-cell>
          <table:table-cell table:style-name="Table14.A2" office:value-type="string">
            <text:p text:style-name="P6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3">onSize</text:p>
          </table:table-cell>
          <table:table-cell table:style-name="Table14.A2" office:value-type="string">
            <text:p text:style-name="P6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3">onZIndex</text:p>
          </table:table-cell>
          <table:table-cell table:style-name="Table14.A2" office:value-type="string">
            <text:p text:style-name="P60">window</text:p>
          </table:table-cell>
          <table:table-cell table:style-name="Table14.C2" office:value-type="string">
            <text:p text:style-name="Table_20_Contents">Eve<text:span text:style-name="T2">nt: </text:span><text:span text:style-name="T7">org.zkoss.zk.ui.event.ZIndexEvent</text:span></text:p>
            <text:p text:style-name="P52">Denotes the z-index of a component has been changed by the user.</text:p>
          </table:table-cell>
        </table:table-row>
        <table:table-row>
          <table:table-cell table:style-name="Table14.A2" office:value-type="string">
            <text:p text:style-name="P53">onTimer</text:p>
          </table:table-cell>
          <table:table-cell table:style-name="Table14.A2" office:value-type="string">
            <text:p text:style-name="P5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3">onNotify</text:p>
          </table:table-cell>
          <table:table-cell table:style-name="Table14.A2" office:value-type="string">
            <text:p text:style-name="P65">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3">onClientInfo</text:p>
          </table:table-cell>
          <table:table-cell table:style-name="Table14.A2" office:value-type="string">
            <text:p text:style-name="P65">root</text:p>
          </table:table-cell>
          <table:table-cell table:style-name="Table14.C2" office:value-type="string">
            <text:p text:style-name="Table_20_Contents">Eve<text:span text:style-name="T2">nt: </text:span><text:span text:style-name="T7">org.zkoss.zk.ui.event.ClientInfoEvent</text:span></text:p>
            <text:p text:style-name="P52">Notifies a root component about the client's information, such as time zone and resolutions.</text:p>
          </table:table-cell>
        </table:table-row>
        <table:table-row>
          <table:table-cell table:style-name="Table14.A2" office:value-type="string">
            <text:p text:style-name="P53">onPiggyback</text:p>
          </table:table-cell>
          <table:table-cell table:style-name="Table14.A2" office:value-type="string">
            <text:p text:style-name="P65">root</text:p>
          </table:table-cell>
          <table:table-cell table:style-name="Table14.C2" office:value-type="string">
            <text:p text:style-name="Table_20_Contents">Eve<text:span text:style-name="T2">nt: </text:span><text:span text:style-name="T7">org.zkoss.zk.ui.event.Event</text:span></text:p>
            <text:p text:style-name="P52">Notifies a root component that the client has sent a request to the server. It is usually used to piggyback non-emergent UI updates to the client.</text:p>
          </table:table-cell>
        </table:table-row>
        <table:table-row>
          <table:table-cell table:style-name="Table14.A2" office:value-type="string">
            <text:p text:style-name="P53">onBookmarkChanged</text:p>
          </table:table-cell>
          <table:table-cell table:style-name="Table14.A2" office:value-type="string">
            <text:p text:style-name="P65">root</text:p>
          </table:table-cell>
          <table:table-cell table:style-name="Table14.C2" office:value-type="string">
            <text:p text:style-name="Table_20_Contents">Eve<text:span text:style-name="T2">nt: </text:span><text:span text:style-name="T7">org.zkoss.zk.ui.event.BookmarkEvent</text:span></text:p>
            <text:p text:style-name="P52">Notifies that the user pressed BACK, FORWARD or others that causes the bookmark changed.</text:p>
          </table:table-cell>
        </table:table-row>
        <table:table-row>
          <table:table-cell table:style-name="Table14.A2" office:value-type="string">
            <text:p text:style-name="P53">onColSize</text:p>
          </table:table-cell>
          <table:table-cell table:style-name="Table14.A2" office:value-type="string">
            <text:p text:style-name="P60">columns listhead treecols</text:p>
          </table:table-cell>
          <table:table-cell table:style-name="Table14.C2" office:value-type="string">
            <text:p text:style-name="Table_20_Contents">Eve<text:span text:style-name="T2">nt: </text:span><text:span text:style-name="T7">org.zkoss.zul.event.ColSizeEvent</text:span></text:p>
            <text:p text:style-name="P52">Notifies the parent of a group of headers that the widths of two of its children are changed by the user.</text:p>
          </table:table-cell>
        </table:table-row>
        <table:table-row>
          <table:table-cell table:style-name="Table14.A2" office:value-type="string">
            <text:p text:style-name="P53">onPaging</text:p>
          </table:table-cell>
          <table:table-cell table:style-name="Table14.A2" office:value-type="string">
            <text:p text:style-name="P6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2">Notifies one of the pages of a multi-page component is selected by the user.</text:p>
          </table:table-cell>
        </table:table-row>
        <table:table-row>
          <table:table-cell table:style-name="Table14.A2" office:value-type="string">
            <text:p text:style-name="P53">onUpload</text:p>
          </table:table-cell>
          <table:table-cell table:style-name="Table14.A2" office:value-type="string">
            <text:p text:style-name="P60">fileupload</text:p>
          </table:table-cell>
          <table:table-cell table:style-name="Table14.C2" office:value-type="string">
            <text:p text:style-name="Table_20_Contents">Eve<text:span text:style-name="T2">nt: </text:span><text:span text:style-name="T7">org.zkoss.zul.event.UploadEvent</text:span></text:p>
            <text:p text:style-name="P52">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1">The introduction of the XHTML component set is aimed to make it easy to port existent Web pages to ZUML. The ultima goal is that all valid XHTML pages are valid ZUML pages. All Servlets handling the submitted form work as usual.</text:p>
      <text:p text:style-name="P3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2">As being a ZUML page, it could embed any Java codes and execute them in the server as follows.</text:p>
      <text:p text:style-name="Code_20_Indent">&lt;html <text:span text:style-name="T50">xmlns:zk="</text:span><text:a xlink:type="simple" xlink:href="http://www.zkoss.org/2005/zk"><text:span text:style-name="T38">http://www.zkoss.org/2005/zk</text:span></text:a><text:span text:style-name="T50">"</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50">zk:onClick="addItem()"</text:span>/&gt;</text:p>
      <text:p text:style-name="Code_20_Indent"><text:tab/>&lt;br/&gt;</text:p>
      <text:p text:style-name="Code_20_Indent"><text:tab/>&lt;input id="inp0" type="text" <text:span text:style-name="T50">zk:onChange="add()"</text:span>/&gt; +</text:p>
      <text:p text:style-name="Code_20_Indent"><text:tab/>&lt;input id="inp1" type="text" <text:span text:style-name="T50">zk:onChange="add()"</text:span>/&gt; =</text:p>
      <text:p text:style-name="Code_20_Indent"><text:tab/>&lt;text id="out"/&gt;</text:p>
      <text:p text:style-name="P44"><text:tab/>&lt;zscript&gt;</text:p>
      <text:p text:style-name="P44"><text:tab/>void addItem() {</text:p>
      <text:p text:style-name="P44"><text:tab/><text:tab/>Component li = new Raw("li");</text:p>
      <text:p text:style-name="P44"><text:tab/><text:tab/>li.setParent(ul);</text:p>
      <text:p text:style-name="P44"><text:tab/><text:tab/>new Text("Item "+ul.getChildren().size()).setParent(li);</text:p>
      <text:p text:style-name="P44"><text:tab/>}</text:p>
      <text:p text:style-name="P44"><text:tab/>void add(){</text:p>
      <text:p text:style-name="P44"><text:tab/><text:tab/>out.setValue(inp0.getValue() + inp1.getValue());</text:p>
      <text:p text:style-name="P44"><text:tab/>}</text:p>
      <text:p text:style-name="P44"><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2">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47">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2">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2">The advantage is that you can change the content of any component dynamically:</text:p>
      <text:p text:style-name="Code_20_Indent">&lt;p id="info"&gt;Hi&lt;/p&gt;</text:p>
      <text:p text:style-name="Code_20_Indent">&lt;z:button onClick="info.detach()" xmlns:z="http://www.zkoss.org/2005/zk"/&gt;</text:p>
      <text:p text:style-name="P22">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2">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5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7">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2">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2">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2">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3">onChange</text:p>
          </table:table-cell>
          <table:table-cell table:style-name="Table18.A2" office:value-type="string">
            <text:p text:style-name="P65">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3">onClick</text:p>
          </table:table-cell>
          <table:table-cell table:style-name="Table18.A2" office:value-type="string">
            <text:p text:style-name="P65">all</text:p>
          </table:table-cell>
          <table:table-cell table:style-name="Table18.C3" office:value-type="string">
            <text:p text:style-name="Table_20_Contents">Event: <text:span text:style-name="T6">org.zkoss.zk.ui.event.MouseEvent</text:span></text:p>
            <text:p text:style-name="P6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78">Is the existent page static or dynamically generated?</text:p>
        </text:list-item>
        <text:list-item>
          <text:p text:style-name="P178">Is it a minor enhancement, if you want to enrich an existent page? Or, you prefer to rewrite a portion of it?</text:p>
        </text:list-item>
        <text:list-item>
          <text:p text:style-name="P178">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2">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2">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2">ZK provides an equivalent JSP tags for each ZUL component. If you'd like to use them in your JSP pages, simply following the following steps.</text:p>
      <text:list text:style-name="L43">
        <text:list-item>
          <text:p text:style-name="P130">Specify <text:a xlink:type="simple" xlink:href="http://www.zkoss.org/jsp/zul"><text:span text:style-name="T6">http://www.zkoss.org/jsp/zul</text:span></text:a> as the URI of the TLD file in the JSP pages with the <text:span text:style-name="T6">taglib</text:span> directive.</text:p>
        </text:list-item>
        <text:list-item>
          <text:p text:style-name="P130">Though optional, <text:s/>it is better to specify <text:span text:style-name="T6">DOCTYPE</text:span> as <text:span text:style-name="T6">XHTML 1.0 Transitional</text:span>, since ZK Client Engine assumes it.</text:p>
        </text:list-item>
        <text:list-item>
          <text:p text:style-name="P130">The top of ZK JSP tags must be the <text:span text:style-name="T6">page</text:span> tag (ZK's <text:span text:style-name="T6">org.zkoss.zul.jsp.PageTag</text:span>), which represents a ZK page.</text:p>
        </text:list-item>
      </text:list>
      <text:p text:style-name="P22">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22">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2">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45"><text:tab/><text:tab/><text:tab/><text:tab/><text:tab/>f:value="#{ValidatorBean.value}"</text:p>
      <text:p text:style-name="P45"><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2">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1">The former one is more flexible. It requires deeper understanding of ZK, so it is usually done by component developers. <text:s/>It is discussed in the <text:span text:style-name="T3">Component Development Guide</text:span>.</text:p>
      <text:p text:style-name="P31">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81">Implements a macro component by a ZUML page.</text:p>
        </text:list-item>
        <text:list-item>
          <text:p text:style-name="P181">Declare the macro component in the page that is going to use it.</text:p>
        </text:list-item>
        <text:list-item>
          <text:p text:style-name="P181">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2">All you need to do is to prepare a ZUML page that describes what the component consists of. In other words, the page is a template of the macro.</text:p>
      <text:p text:style-name="P22">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2">It is done!</text:p>
      <text:p text:style-name="P22">The ZUML page implementing a macro component is the same as any other pages, so any ZUML page can be used as a macro component.</text:p>
      <text:h text:style-name="Heading_20_3" text:outline-level="3">Step 2. The<text:span text:style-name="T2"> Declaration</text:span></text:h>
      <text:p text:style-name="P22">Before instantiating a macro component, you have to declare first. One of simplest way to declare is to use the component directives.</text:p>
      <text:p text:style-name="Code_20_Indent">&lt;?component name="username" macroURI="/WEB-INF/macros/username.zul"?&gt;</text:p>
      <text:p text:style-name="P22">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2">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7">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7">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1">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1">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1"/>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1">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31">All properties, including <text:span text:style-name="Source_20_Text">id</text:span>, are passed to the inline macro.</text:p>
      <text:p text:style-name="P31">On the other hand, ZK will create a real component (called a macro component) to represent the regular macro. That is, the macro component is created as the parent of the components that are defined in the macro.</text:p>
      <text:p text:style-name="P31">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1">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1">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6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5" text:continue-numbering="true">
        <text:list-header>
          <text:p text:style-name="P165">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7">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24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8">Since the <text:span text:style-name="T6">setWho</text:span> method might be called before a macro component creates its children, you have to check whether <text:span text:style-name="T6">mc_who</text:span> exists.</text:p>
        </text:list-item>
        <text:list-item>
          <text:p text:style-name="P248">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25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25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2"/>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1">To simplify the sorting of components, we therefore provide the <text:span text:style-name="T6">sort</text:span> method in the <text:span text:style-name="T6">org.zkoss.zk.ui.Components</text:span> class that works with the list of children.</text:p>
      <text:p text:style-name="P31">In the following example, we utilize the <text:span text:style-name="T6">sort</text:span> method and the <text:span text:style-name="T6">org.zkoss.zul.ListitemComparator</text:span> to provide the sorting for a list box.</text:p>
      <text:p text:style-name="P3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2">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2">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2">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2"><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1">From application's viewpoint, it takes two steps to manage the browser's history:</text:p>
      <text:list text:style-name="L49">
        <text:list-item>
          <text:p text:style-name="P184">Add an item to the browser's history for each of the appropriate states of your desktop.</text:p>
        </text:list-item>
        <text:list-item>
          <text:p text:style-name="P184">Listen to the <text:span text:style-name="T6">onBookmarkChanged</text:span> event and manipulate the desktop accordingly.</text:p>
        </text:list-item>
      </text:list>
      <text:h text:style-name="P29" text:outline-level="3">Add the Appropriate States to Browser's History</text:h>
      <text:p text:style-name="P22">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2">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2">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2"><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2">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2">Unlike traditional multi-page Web applications, you have to manipulate the ZK desktop manually when the state is changed. It is application developer's job to manipulate the desktop to reflect the state that a bookmark represented.</text:p>
      <text:p text:style-name="P22">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2">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86">Once a component is cloned, all its children and descendants are cloned, too.</text:p>
        </text:list-item>
        <text:list-item>
          <text:p text:style-name="P186">The cloned component doesn't belong to any page and parent. In other words, <text:span text:style-name="T6">src.clone().getParent()</text:span> returns null.</text:p>
        </text:list-item>
        <text:list-item>
          <text:p text:style-name="P18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2">However, if you are sure all values stored in components are serializable, you can use a serializable implementation to represent a session.</text:p>
      <text:p text:style-name="P22">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2">The attributes, variables, and listeners stored in a component, a page, a desktop or a session are also serialized if they are serializable (and the corresponding component, page, desktop or session is serialized).</text:p>
      <text:p text:style-name="P22">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9" text:outline-level="3">Post and Send Events</text:h>
      <text:p text:style-name="P22">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2">Each component, page, desktop, session and Web application has an independent map of attributes. It is a good place to share data among components, pages, desktops and even sessions.</text:p>
      <text:p text:style-name="P22">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2">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1">An EAR file could have multiple WAR files. Each of them is a Web application. There are no standard way to communicate between two Web applications.</text:p>
      <text:p text:style-name="P3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9" text:outline-level="3">Web Resources from Classpath</text:h>
      <text:p text:style-name="P22">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7">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7">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9" text:outline-level="3">Annotate Components Created Manually</text:h>
      <text:p text:style-name="P22">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9" text:outline-level="3">Retrieve Annotations</text:h>
      <text:p text:style-name="P22">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2">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1">The choice between ZUML pages and richlets depends on your preference. For most developers, ZUML pages are better for the readability and simplicity.</text:p>
      <text:p text:style-name="P3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2">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2">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7">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7"/>
      <text:p text:style-name="P77">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2">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1">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1">An exception might be thrown in two kinds of situations: loading pages and updating pages<text:note text:id="ftn60" text:note-class="footnote"><text:note-citation>60</text:note-citation><text:note-body><text:p text:style-name="P3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2">By default, the Web server displays an error page showing the error message and stack trace.</text:p>
      <text:p text:style-name="P22"><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3">Req<text:span text:style-name="T2">uest Attribute</text:span></text:p>
            </table:table-cell>
            <table:table-cell table:style-name="Table1.B1" office:value-type="string">
              <text:p text:style-name="P73">Type</text:p>
            </table:table-cell>
          </table:table-row>
        </table:table-header-rows>
        <table:table-row>
          <table:table-cell table:style-name="Table1.A2" office:value-type="string">
            <text:p text:style-name="P53">javax.servlet.error.status_code</text:p>
          </table:table-cell>
          <table:table-cell table:style-name="Table1.B2" office:value-type="string">
            <text:p text:style-name="P53">java.lang.Integer</text:p>
          </table:table-cell>
        </table:table-row>
        <table:table-row>
          <table:table-cell table:style-name="Table1.A2" office:value-type="string">
            <text:p text:style-name="P53">javax.servlet.error.exception_type</text:p>
          </table:table-cell>
          <table:table-cell table:style-name="Table1.B2" office:value-type="string">
            <text:p text:style-name="P53">java.lang.Class</text:p>
          </table:table-cell>
        </table:table-row>
        <table:table-row>
          <table:table-cell table:style-name="Table1.A2" office:value-type="string">
            <text:p text:style-name="P53">javax.servlet.error.message</text:p>
          </table:table-cell>
          <table:table-cell table:style-name="Table1.B2" office:value-type="string">
            <text:p text:style-name="P53">java.lang.String</text:p>
          </table:table-cell>
        </table:table-row>
        <table:table-row>
          <table:table-cell table:style-name="Table1.A2" office:value-type="string">
            <text:p text:style-name="P53">javax.servlet.error.exception</text:p>
          </table:table-cell>
          <table:table-cell table:style-name="Table1.B2" office:value-type="string">
            <text:p text:style-name="P53">java.lang.Throwable</text:p>
          </table:table-cell>
        </table:table-row>
        <table:table-row>
          <table:table-cell table:style-name="Table1.A2" office:value-type="string">
            <text:p text:style-name="P53">javax.servlet.error.request_uri</text:p>
          </table:table-cell>
          <table:table-cell table:style-name="Table1.B2" office:value-type="string">
            <text:p text:style-name="P53">java.lang.String</text:p>
          </table:table-cell>
        </table:table-row>
        <table:table-row>
          <table:table-cell table:style-name="Table1.A2" office:value-type="string">
            <text:p text:style-name="P53">javax.servlet.error.servlet_name</text:p>
          </table:table-cell>
          <table:table-cell table:style-name="Table1.B2" office:value-type="string">
            <text:p text:style-name="P53">java.lang.String</text:p>
          </table:table-cell>
        </table:table-row>
      </table:table>
      <text:p text:style-name="P22">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2"><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2">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2">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3">Req<text:span text:style-name="T2">uest Attribute</text:span></text:p>
            </table:table-cell>
            <table:table-cell table:style-name="Table2.B1" office:value-type="string">
              <text:p text:style-name="P73">Type</text:p>
            </table:table-cell>
          </table:table-row>
        </table:table-header-rows>
        <table:table-row>
          <table:table-cell table:style-name="Table2.A2" office:value-type="string">
            <text:p text:style-name="P53">javax.servlet.error.exception_type</text:p>
          </table:table-cell>
          <table:table-cell table:style-name="Table2.B2" office:value-type="string">
            <text:p text:style-name="P53">java.lang.Class</text:p>
          </table:table-cell>
        </table:table-row>
        <table:table-row>
          <table:table-cell table:style-name="Table2.A2" office:value-type="string">
            <text:p text:style-name="P53">javax.servlet.error.message</text:p>
          </table:table-cell>
          <table:table-cell table:style-name="Table2.B2" office:value-type="string">
            <text:p text:style-name="P53">java.lang.String</text:p>
          </table:table-cell>
        </table:table-row>
        <table:table-row>
          <table:table-cell table:style-name="Table2.A2" office:value-type="string">
            <text:p text:style-name="P53">javax.servlet.error.exception</text:p>
          </table:table-cell>
          <table:table-cell table:style-name="Table2.B2" office:value-type="string">
            <text:p text:style-name="P53">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5"><text:s text:c="2"/>&lt;device-type&gt;ajax&lt;/device-type&gt; &lt;!-- ajax is the default --&gt;</text:p>
      <text:h text:style-name="Heading_20_2" text:outline-level="2">Miscellaneous</text:h>
      <text:h text:style-name="P29" text:outline-level="3">Configure the ZK Loader Not to Compress the Output</text:h>
      <text:p text:style-name="P22">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2">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22">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5"><text:tab/>&lt;init-param&gt;</text:p>
      <text:p text:style-name="P45"><text:tab/><text:tab/>&lt;param-name&gt;compress&lt;/param-name&gt;</text:p>
      <text:p text:style-name="P45"><text:tab/><text:tab/>&lt;param-value&gt;false&lt;/param-value&gt;</text:p>
      <text:p text:style-name="P45"><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2">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2">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2">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0">Using Servlet Thread</text:p>
            </table:table-cell>
            <table:table-cell table:style-name="Table3.C1" office:value-type="string">
              <text:p text:style-name="P70">Using Event Processing Thread</text:p>
            </table:table-cell>
          </table:table-row>
        </table:table-header-rows>
        <table:table-row>
          <table:table-cell table:style-name="Table3.A2" office:value-type="string">
            <text:p text:style-name="P69">Integration</text:p>
          </table:table-cell>
          <table:table-cell table:style-name="Table3.B2" office:value-type="string">
            <text:p text:style-name="P52">Less integration issues.</text:p>
            <text:p text:style-name="P52">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2">ZK and the community keep providing versatile implementations to solve the integration issue.</text:p>
          </table:table-cell>
        </table:table-row>
        <table:table-row>
          <table:table-cell table:style-name="Table3.A2" office:value-type="string">
            <text:p text:style-name="P69">Suspend<text:line-break/>Resume</text:p>
          </table:table-cell>
          <table:table-cell table:style-name="Table3.B2" office:value-type="string">
            <text:p text:style-name="P52">No way to suspend the execution of the event listener.</text:p>
            <text:p text:style-name="P52">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3"><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43"><text:tab/>Messagebox.QUESTION,</text:p>
      <text:p text:style-name="P43"><text:tab/>new EventListener() {</text:p>
      <text:p text:style-name="P43"><text:tab/><text:tab/>public void onEvent(Event evt) {</text:p>
      <text:p text:style-name="P43"><text:tab/><text:tab/><text:tab/>switch (((Integer)evt.getData()).intValue()) {</text:p>
      <text:p text:style-name="P43"><text:tab/><text:tab/><text:tab/>case Messagebox.YES: doYes(); break; //the Yes button is pressed</text:p>
      <text:p text:style-name="P43"><text:tab/><text:tab/><text:tab/>case Messagebox.NO: doNo(); break; //the No button is pressed</text:p>
      <text:p text:style-name="P43"><text:tab/><text:tab/><text:tab/>}</text:p>
      <text:p text:style-name="P43"><text:tab/><text:tab/>}<text:line-break/><text:tab/>}</text:p>
      <text:p text:style-name="P43">);</text:p>
      <text:p text:style-name="P22">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22">Alternatively, you can examine the event name:</text:p>
      <text:p text:style-name="P43">public void onEvent(Event evt) {</text:p>
      <text:p text:style-name="P43"><text:tab/>if ("onYes".equals(evt.getName())) {</text:p>
      <text:p text:style-name="P43"><text:tab/><text:tab/>doYes(); //the Yes button is pressed</text:p>
      <text:p text:style-name="P43"><text:tab/>} else if ("onNo".equals(evt.getName())) {</text:p>
      <text:p text:style-name="P43"><text:tab/><text:tab/>doNo(); //the No button is pressed</text:p>
      <text:p text:style-name="P43"><text:tab/>}</text:p>
      <text:p text:style-name="P43">}</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6">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5">Uses the XML component set (<text:a xlink:type="simple" xlink:href="http://www.zkoss.org/2007/xml"><text:span text:style-name="T6">http://www.zkoss.org/2007/xml</text:span></text:a>).</text:p>
        </text:list-item>
        <text:list-item>
          <text:p text:style-name="P145">Maps the file extension to ZK Loader</text:p>
        </text:list-item>
        <text:list-item>
          <text:p text:style-name="P14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251">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51">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51">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2">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7">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7">where transformer is a component of the XML component set, so we have to specify the namespace. Otherwise, the Native namespace is assumed.</text:p>
      <text:p text:style-name="P37">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7">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7"/>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1">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2">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1">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4"><text:span text:style-name="T3">Tip</text:span>: To avoid typo, you can use the constant called <text:span text:style-name="T6">PREFERRED_TIME_ZONE</text:span> defined in the <text:span text:style-name="T6">org.zkoss.web.Attributes</text:span> class.</text:p>
      <text:h text:style-name="P2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8">If two or more "*" are specified in an URI such as "/my*/lang*.css", then the first "*" will be rep<text:span text:style-name="T2">laced with </text:span>"<text:span text:style-name="T29">ie</text:span>" for Internet Explorer, "saf" for Safari, and "<text:span text:style-name="T29">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8">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6">For example, "/my/lang.css*" is equivalent to "/my/lang.css".</text:p>
      <text:p text:style-name="P36">In other words, you can consider it as neutral to the Locale.</text:p>
      <text:p text:style-name="P34"><text:span text:style-name="T3">Tip</text:span>: We can apply this rule to specify an URI depending on the browser type, but not depending on the Locale. For example, "/my/lang*.css*" will be replaced with "/my/langie.css" if Internet Explorer is the current user's browser.</text:p>
      <text:p text:style-name="P22"/>
      <text:p text:style-name="P22">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218">/norm_de_DE.css</text:p>
              </text:list-item>
              <text:list-item>
                <text:p text:style-name="P218">/norm_de.css</text:p>
              </text:list-item>
              <text:list-item>
                <text:p text:style-name="P21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218">/css-ie/norm_de_DE.css</text:p>
              </text:list-item>
              <text:list-item>
                <text:p text:style-name="P218">/css-ie/norm_de.css</text:p>
              </text:list-item>
              <text:list-item>
                <text:p text:style-name="P21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218">/imgie/pic*/lang_de_DE.png</text:p>
              </text:list-item>
              <text:list-item>
                <text:p text:style-name="P218">/imgie/pic*/lang_de.png</text:p>
              </text:list-item>
              <text:list-item>
                <text:p text:style-name="P21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21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8">/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229">/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1">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1">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1">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22">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22">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22">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9" text:outline-level="3">Use Your Own Theme</text:h>
      <text:p text:style-name="P22">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9" text:outline-level="3">The Theme Provider</text:h>
      <text:p text:style-name="P22">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1">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4">To know when a desktop becomes invalid, you have to implement a listener by use of <text:span text:style-name="T6">org.zkoss.zk.ui.util.DesktopCleanup</text:span>.</text:p>
      <text:h text:style-name="Heading_20_2" text:outline-level="2">Use with Connection Pooling</text:h>
      <text:p text:style-name="P3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1">There is no reason not to use connection pooling when developing Web-based applications, including ZK applications.</text:p>
      <text:p text:style-name="P3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2">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5"><text:tab/><text:tab/><text:tab/>DataSource ds = (DataSource)new InitialContext()</text:p>
      <text:p text:style-name="P45"><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5"><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3"><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1">Notes:</text:p>
      <text:list text:style-name="L59">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2">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7">To configure connection pooling for Tomcat 5.5, you have to edit <text:span text:style-name="T6">$TOMCAT_DIR/conf/context.xml</text:span><text:span text:style-name="T6"><text:note text:id="ftn67" text:note-class="footnote"><text:note-citation>67</text:note-citation><text:note-body><text:p text:style-name="P48">Thanks Thomas Muller (<text:a xlink:type="simple" xlink:href="http://asconet.org:8000/antville/oberinspector">http://asconet.org:8000/antville/oberinspector</text:a>) for<text:span text:style-name="T2"> correction.</text:span></text:p><text:p text:style-name="P48"><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7">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2">As emphasized before, it is important to close the connection in the <text:span text:style-name="T6">finally</text:span> clause, such that every connection will be returned to connection pool correctly.</text:p>
      <text:p text:style-name="P22">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8"><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7"><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7">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5">The request attribute (<text:span text:style-name="T6">RenderRequest</text:span>'s <text:span text:style-name="T6">getAttribute</text:span>) called <text:span text:style-name="T6">zk_page</text:span>. If found, it is the path of the ZUML page.</text:p>
        </text:list-item>
        <text:list-item>
          <text:p text:style-name="P15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5">The request attribute (<text:span text:style-name="T6">RenderRequest</text:span>'s <text:span text:style-name="T6">getAttribute</text:span>) called <text:span text:style-name="T6">zk_richlet</text:span>. If found, it is the path of the richlet.</text:p>
        </text:list-item>
        <text:list-item>
          <text:p text:style-name="P13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31"><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4"><text:tab/><text:span text:style-name="T6">Log.setHierarchy(true);</text:span></text:p>
      <text:p text:style-name="P34"><text:span text:style-name="T3">Note</text:span>: The hierarchy support is enabled automatically, if you configure the log level with <text:span text:style-name="T6">WEB-INF/zk.xml</text:span> as described in the following section.</text:p>
      <text:h text:style-name="P3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22">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8">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8">ERROR</text:p>
          </table:table-cell>
          <table:table-cell table:style-name="Table35.B2" office:value-type="string">
            <text:p text:style-name="P52">Indicates providing error messages.</text:p>
          </table:table-cell>
        </table:table-row>
        <table:table-row>
          <table:table-cell table:style-name="Table35.A2" office:value-type="string">
            <text:p text:style-name="P68">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8">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8">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8">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8">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8">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2">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5"><text:tab/><text:tab/>&lt;init-param&gt;</text:p>
      <text:p text:style-name="P45"><text:tab/><text:tab/><text:tab/>&lt;param-name&gt;log-level&lt;/param-name&gt;</text:p>
      <text:p text:style-name="P45"><text:tab/><text:tab/><text:tab/>&lt;param-value&gt;OFF&lt;/param-value&gt;</text:p>
      <text:p text:style-name="P45"><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4">Though standard components of ZK use DSP as a template technology, they are handled directly by ZK loader.</text:p>
      <text:p text:style-name="P3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58</text:page-number> of <text:page-count>26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creator>Grace Lin</dc:creator>
    <dc:date>2008-06-12T14:35:48</dc:date>
    <meta:printed-by>Henri Chen</meta:printed-by>
    <meta:print-date>2006-08-04T11:03:45</meta:print-date>
    <meta:keyword>ZK ZUL ZHTML</meta:keyword>
    <dc:language>en-US</dc:language>
    <meta:editing-cycles>5007</meta:editing-cycles>
    <meta:editing-duration>P19DT10H47M2S</meta:editing-duration>
    <meta:user-defined meta:name="Info 1"/>
    <meta:user-defined meta:name="Info 2"/>
    <meta:user-defined meta:name="Info 3"/>
    <meta:user-defined meta:name="Info 4"/>
    <meta:document-statistic meta:table-count="36" meta:image-count="110" meta:object-count="0" meta:page-count="263" meta:paragraph-count="7057" meta:word-count="63259" meta:character-count="409499"/>
  </office:meta>
</office:document-meta>
</file>